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2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>
      <style:table-cell-properties fo:border-bottom="none" fo:border-left="0.99pt solid #000000" fo:border-right="none" fo:border-top="none"/>
    </style:style>
    <style:style style:name="ce24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25" style:family="table-cell" style:parent-style-name="Pivot_20_Table_20_Value">
      <style:table-cell-properties fo:border-bottom="none" fo:border-left="none" fo:border-right="none" fo:border-top="0.99pt solid #000000"/>
    </style:style>
    <style:style style:name="ce26" style:family="table-cell" style:parent-style-name="Pivot_20_Table_20_Value">
      <style:table-cell-properties fo:border-bottom="2.01pt solid #000000" fo:border-left="none" fo:border-right="none" fo:border-top="none"/>
    </style:style>
    <style:style style:name="ce2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>
      <style:table-cell-properties fo:border-bottom="none" fo:border-left="none" fo:border-right="2.01pt solid #000000" fo:border-top="none"/>
    </style:style>
    <style:style style:name="ce29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.077cm" svg:y="12.144cm">
            <draw:object draw:notify-on-update-of-ranges="Sheet1.A5:Sheet1.A5 Sheet1.A6:Sheet1.A14 Sheet1.B5:Sheet1.B5 Sheet1.B6:Sheet1.B14 Sheet1.A5:Sheet1.A5 Sheet1.A6:Sheet1.A14 Sheet1.C5:Sheet1.C5 Sheet1.C6:Sheet1.C14 Sheet1.A5:Sheet1.A5 Sheet1.A6:Sheet1.A14 Sheet1.D5:Sheet1.D5 Sheet1.D6:Sheet1.D14 Sheet1.A5:Sheet1.A5 Sheet1.A6:Sheet1.A14 Sheet1.E5:Sheet1.E5 Sheet1.E6:Sheet1.E14 Sheet1.A5:Sheet1.A5 Sheet1.A6:Sheet1.A14 Sheet1.F5:Sheet1.F5 Sheet1.F6:Sheet1.F14 Sheet1.A5:Sheet1.A5 Sheet1.A6:Sheet1.A14 Sheet1.G5:Sheet1.G5 Sheet1.G6:Sheet1.G14 Sheet1.A5:Sheet1.A5 Sheet1.A6:Sheet1.A14 Sheet1.H5:Sheet1.H5 Sheet1.H6:Sheet1.H14 Sheet1.A5:Sheet1.A5 Sheet1.A6:Sheet1.A14 Sheet1.I5:Sheet1.I5 Sheet1.I6:Sheet1.I14 Sheet1.A5:Sheet1.A5 Sheet1.A6:Sheet1.A14 Sheet1.J5:Sheet1.J5 Sheet1.J6:Sheet1.J14 Sheet1.A5:Sheet1.A5 Sheet1.A6:Sheet1.A14 Sheet1.K5:Sheet1.K5 Sheet1.K6:Sheet1.K14 Sheet1.A5:Sheet1.A5 Sheet1.A6:Sheet1.A14 Sheet1.L5:Sheet1.L5 Sheet1.L6:Sheet1.L14 Sheet1.A5:Sheet1.A5 Sheet1.A6:Sheet1.A14 Sheet1.M5:Sheet1.M5 Sheet1.M6:Sheet1.M14 Sheet1.A5:Sheet1.A5 Sheet1.A6:Sheet1.A14 Sheet1.N5:Sheet1.N5 Sheet1.N6:Sheet1.N14 Sheet1.A5:Sheet1.A5 Sheet1.A6:Sheet1.A14 Sheet1.O5:Sheet1.O5 Sheet1.O6:Sheet1.O14 Sheet1.A5:Sheet1.A5 Sheet1.A6:Sheet1.A14 Sheet1.P5:Sheet1.P5 Sheet1.P6:Sheet1.P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.312cm" svg:y="21.836cm">
            <draw:object draw:notify-on-update-of-ranges="Sheet1.A16:Sheet1.A16 Sheet1.A17:Sheet1.A25 Sheet1.B16:Sheet1.B16 Sheet1.B17:Sheet1.B25 Sheet1.A16:Sheet1.A16 Sheet1.A17:Sheet1.A25 Sheet1.C16:Sheet1.C16 Sheet1.C17:Sheet1.C25 Sheet1.A16:Sheet1.A16 Sheet1.A17:Sheet1.A25 Sheet1.D16:Sheet1.D16 Sheet1.D17:Sheet1.D25 Sheet1.A16:Sheet1.A16 Sheet1.A17:Sheet1.A25 Sheet1.E16:Sheet1.E16 Sheet1.E17:Sheet1.E25 Sheet1.A16:Sheet1.A16 Sheet1.A17:Sheet1.A25 Sheet1.F16:Sheet1.F16 Sheet1.F17:Sheet1.F25 Sheet1.A16:Sheet1.A16 Sheet1.A17:Sheet1.A25 Sheet1.G16:Sheet1.G16 Sheet1.G17:Sheet1.G25 Sheet1.A16:Sheet1.A16 Sheet1.A17:Sheet1.A25 Sheet1.H16:Sheet1.H16 Sheet1.H17:Sheet1.H25 Sheet1.A16:Sheet1.A16 Sheet1.A17:Sheet1.A25 Sheet1.I16:Sheet1.I16 Sheet1.I17:Sheet1.I25 Sheet1.A16:Sheet1.A16 Sheet1.A17:Sheet1.A25 Sheet1.J16:Sheet1.J16 Sheet1.J17:Sheet1.J25 Sheet1.A16:Sheet1.A16 Sheet1.A17:Sheet1.A25 Sheet1.K16:Sheet1.K16 Sheet1.K17:Sheet1.K25 Sheet1.A16:Sheet1.A16 Sheet1.A17:Sheet1.A25 Sheet1.L16:Sheet1.L16 Sheet1.L17:Sheet1.L25 Sheet1.A16:Sheet1.A16 Sheet1.A17:Sheet1.A25 Sheet1.M16:Sheet1.M16 Sheet1.M17:Sheet1.M25 Sheet1.A16:Sheet1.A16 Sheet1.A17:Sheet1.A25 Sheet1.N16:Sheet1.N16 Sheet1.N17:Sheet1.N25 Sheet1.A16:Sheet1.A16 Sheet1.A17:Sheet1.A25 Sheet1.O16:Sheet1.O16 Sheet1.O17:Sheet1.O25 Sheet1.A16:Sheet1.A16 Sheet1.A17:Sheet1.A25 Sheet1.P16:Sheet1.P16 Sheet1.P17:Sheet1.P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ower resistor</text:p>
          </table:table-cell>
          <table:table-cell office:value-type="float" office:value="4700" calcext:value-type="float">
            <text:p>4700</text:p>
          </table:table-cell>
          <table:table-cell table:number-columns-repeated="5" office:value-type="float" office:value="10000" calcext:value-type="float">
            <text:p>1000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ly voltage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2.4" calcext:value-type="float">
            <text:p>2.4</text:p>
          </table:table-cell>
          <table:table-cell office:value-type="float" office:value="3.1" calcext:value-type="float">
            <text:p>3.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 bias R</text:p>
          </table:table-cell>
          <table:table-cell table:number-columns-repeated="5" office:value-type="float" office:value="82000" calcext:value-type="float">
            <text:p>82000</text:p>
          </table:table-cell>
          <table:table-cell table:number-columns-repeated="3" office:value-type="float" office:value="100000" calcext:value-type="float">
            <text:p>100000</text:p>
          </table:table-cell>
          <table:table-cell table:number-columns-repeated="2" office:value-type="float" office:value="82000" calcext:value-type="float">
            <text:p>8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per bias R</text:p>
          </table:table-cell>
          <table:table-cell table:number-columns-repeated="5" office:value-type="float" office:value="120000" calcext:value-type="float">
            <text:p>120000</text:p>
          </table:table-cell>
          <table:table-cell table:number-columns-repeated="3" office:value-type="float" office:value="100000" calcext:value-type="float">
            <text:p>100000</text:p>
          </table:table-cell>
          <table:table-cell table:number-columns-repeated="2" office:value-type="float" office:value="120000" calcext:value-type="float">
            <text:p>12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nce</text:p>
          </table:table-cell>
          <table:table-cell table:formula="of:=COM.MICROSOFT.CONCAT([.B1]/1000; &quot;k lower divider, &quot;; [.B2]; &quot;V supply&quot;)" office:value-type="string" office:string-value="4.7k lower divider, 2.7V supply" calcext:value-type="string">
            <text:p>4.7k lower divider, 2.7V supply</text:p>
          </table:table-cell>
          <table:table-cell table:formula="of:=COM.MICROSOFT.CONCAT([.C1]/1000; &quot;k lower divider, &quot;; [.C2]; &quot;V supply&quot;)" office:value-type="string" office:string-value="10k lower divider, 2.7V supply" calcext:value-type="string">
            <text:p>10k lower divider, 2.7V supply</text:p>
          </table:table-cell>
          <table:table-cell table:formula="of:=COM.MICROSOFT.CONCAT([.D1]/1000; &quot;k lower divider, &quot;; [.D2]; &quot;V supply&quot;)" office:value-type="string" office:string-value="10k lower divider, 2.4V supply" calcext:value-type="string">
            <text:p>10k lower divider, 2.4V supply</text:p>
          </table:table-cell>
          <table:table-cell table:formula="of:=COM.MICROSOFT.CONCAT([.E1]/1000; &quot;k lower divider, &quot;; [.E2]; &quot;V supply&quot;)" office:value-type="string" office:string-value="10k lower divider, 3.1V supply" calcext:value-type="string">
            <text:p>10k lower divider, 3.1V supply</text:p>
          </table:table-cell>
          <table:table-cell table:formula="of:=COM.MICROSOFT.CONCAT([.F1]/1000; &quot;k lower divider, &quot;; [.F2]; &quot;V supply&quot;)" office:value-type="string" office:string-value="10k lower divider, 3V supply" calcext:value-type="string">
            <text:p>10k lower divider, 3V supply</text:p>
          </table:table-cell>
          <table:table-cell table:formula="of:=COM.MICROSOFT.CONCAT([.G1]/1000; &quot;k lower divider, &quot;; [.G2]; &quot;V supply&quot;)" office:value-type="string" office:string-value="10k lower divider, 3V supply" calcext:value-type="string">
            <text:p>10k lower divider, 3V supply</text:p>
          </table:table-cell>
          <table:table-cell table:formula="of:=COM.MICROSOFT.CONCAT([.H1]/1000; &quot;k lower divider, &quot;; [.H2]; &quot;V supply&quot;)" office:value-type="string" office:string-value="18k lower divider, 3V supply" calcext:value-type="string">
            <text:p>18k lower divider, 3V supply</text:p>
          </table:table-cell>
          <table:table-cell table:formula="of:=COM.MICROSOFT.CONCAT([.I1]/1000; &quot;k lower divider, &quot;; [.I2]; &quot;V supply&quot;)" office:value-type="string" office:string-value="15k lower divider, 3V supply" calcext:value-type="string">
            <text:p>15k lower divider, 3V supply</text:p>
          </table:table-cell>
          <table:table-cell table:formula="of:=COM.MICROSOFT.CONCAT([.J1]/1000; &quot;k lower divider, &quot;; [.J2]; &quot;V supply&quot;)" office:value-type="string" office:string-value="15k lower divider, 3V supply" calcext:value-type="string">
            <text:p>15k lower divider, 3V supply</text:p>
          </table:table-cell>
          <table:table-cell table:formula="of:=COM.MICROSOFT.CONCAT([.K1]/1000; &quot;k lower divider, &quot;; [.K2]; &quot;V supply&quot;)" office:value-type="string" office:string-value="15k lower divider, 2.4V supply" calcext:value-type="string">
            <text:p>15k lower divider, 2.4V supply</text:p>
          </table:table-cell>
          <table:table-cell table:formula="of:=COM.MICROSOFT.CONCAT([.L1]/1000; &quot;k lower divider, &quot;; [.L2]; &quot;V supply&quot;)" office:value-type="string" office:string-value="0k lower divider, V supply" calcext:value-type="string">
            <text:p>0k lower divider, V supply</text:p>
          </table:table-cell>
          <table:table-cell table:formula="of:=COM.MICROSOFT.CONCAT([.M1]/1000; &quot;k lower divider, &quot;; [.M2]; &quot;V supply&quot;)" office:value-type="string" office:string-value="0k lower divider, V supply" calcext:value-type="string">
            <text:p>0k lower divider, V supply</text:p>
          </table:table-cell>
          <table:table-cell table:formula="of:=COM.MICROSOFT.CONCAT([.N1]/1000; &quot;k lower divider, &quot;; [.N2]; &quot;V supply&quot;)" office:value-type="string" office:string-value="0k lower divider, V supply" calcext:value-type="string">
            <text:p>0k lower divider, V supply</text:p>
          </table:table-cell>
          <table:table-cell table:formula="of:=COM.MICROSOFT.CONCAT([.O1]/1000; &quot;k lower divider, &quot;; [.O2]; &quot;V supply&quot;)" office:value-type="string" office:string-value="0k lower divider, V supply" calcext:value-type="string">
            <text:p>0k lower divider, V supply</text:p>
          </table:table-cell>
          <table:table-cell table:formula="of:=COM.MICROSOFT.CONCAT([.P1]/1000; &quot;k lower divider, &quot;; [.P2]; &quot;V supply&quot;)" office:value-type="string" office:string-value="0k lower divider, V supply" calcext:value-type="string">
            <text:p>0k lower divider, V suppl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428702" calcext:value-type="float">
            <text:p>0.428702</text:p>
          </table:table-cell>
          <table:table-cell office:value-type="float" office:value="0.325486" calcext:value-type="float">
            <text:p>0.325486</text:p>
          </table:table-cell>
          <table:table-cell office:value-type="float" office:value="0.57116" calcext:value-type="float">
            <text:p>0.57116</text:p>
          </table:table-cell>
          <table:table-cell office:value-type="float" office:value="0.535142" calcext:value-type="float">
            <text:p>0.535142</text:p>
          </table:table-cell>
          <table:table-cell table:number-columns-repeated="3" office:value-type="float" office:value="0.788621" calcext:value-type="float">
            <text:p>0.788621</text:p>
          </table:table-cell>
          <table:table-cell office:value-type="float" office:value="0.535142" calcext:value-type="float">
            <text:p>0.535142</text:p>
          </table:table-cell>
          <table:table-cell office:value-type="float" office:value="0.325486" calcext:value-type="float">
            <text:p>0.325486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29408" calcext:value-type="float">
            <text:p>0.429408</text:p>
          </table:table-cell>
          <table:table-cell office:value-type="float" office:value="0.434631" calcext:value-type="float">
            <text:p>0.434631</text:p>
          </table:table-cell>
          <table:table-cell office:value-type="float" office:value="0.330118" calcext:value-type="float">
            <text:p>0.330118</text:p>
          </table:table-cell>
          <table:table-cell office:value-type="float" office:value="0.578843" calcext:value-type="float">
            <text:p>0.578843</text:p>
          </table:table-cell>
          <table:table-cell office:value-type="float" office:value="0.54239" calcext:value-type="float">
            <text:p>0.54239</text:p>
          </table:table-cell>
          <table:table-cell office:value-type="float" office:value="0.798976" calcext:value-type="float">
            <text:p>0.798976</text:p>
          </table:table-cell>
          <table:table-cell office:value-type="float" office:value="0.825649" calcext:value-type="float">
            <text:p>0.825649</text:p>
          </table:table-cell>
          <table:table-cell office:value-type="float" office:value="0.814729" calcext:value-type="float">
            <text:p>0.814729</text:p>
          </table:table-cell>
          <table:table-cell office:value-type="float" office:value="0.554175" calcext:value-type="float">
            <text:p>0.554175</text:p>
          </table:table-cell>
          <table:table-cell office:value-type="float" office:value="0.338308" calcext:value-type="float">
            <text:p>0.338308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4867" calcext:value-type="float">
            <text:p>0.44867</text:p>
          </table:table-cell>
          <table:table-cell office:value-type="float" office:value="0.58484" calcext:value-type="float">
            <text:p>0.58484</text:p>
          </table:table-cell>
          <table:table-cell office:value-type="float" office:value="0.469106" calcext:value-type="float">
            <text:p>0.469106</text:p>
          </table:table-cell>
          <table:table-cell office:value-type="float" office:value="0.741609" calcext:value-type="float">
            <text:p>0.741609</text:p>
          </table:table-cell>
          <table:table-cell office:value-type="float" office:value="0.702229" calcext:value-type="float">
            <text:p>0.702229</text:p>
          </table:table-cell>
          <table:table-cell office:value-type="float" office:value="0.97745" calcext:value-type="float">
            <text:p>0.97745</text:p>
          </table:table-cell>
          <table:table-cell office:value-type="float" office:value="1.13881" calcext:value-type="float">
            <text:p>1.13881</text:p>
          </table:table-cell>
          <table:table-cell office:value-type="float" office:value="1.08987" calcext:value-type="float">
            <text:p>1.08987</text:p>
          </table:table-cell>
          <table:table-cell office:value-type="float" office:value="0.814147" calcext:value-type="float">
            <text:p>0.814147</text:p>
          </table:table-cell>
          <table:table-cell office:value-type="float" office:value="0.582139" calcext:value-type="float">
            <text:p>0.582139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66222" calcext:value-type="float">
            <text:p>0.566222</text:p>
          </table:table-cell>
          <table:table-cell office:value-type="float" office:value="0.886332" calcext:value-type="float">
            <text:p>0.886332</text:p>
          </table:table-cell>
          <table:table-cell office:value-type="float" office:value="0.770895" calcext:value-type="float">
            <text:p>0.770895</text:p>
          </table:table-cell>
          <table:table-cell office:value-type="float" office:value="1.04069" calcext:value-type="float">
            <text:p>1.04069</text:p>
          </table:table-cell>
          <table:table-cell office:value-type="float" office:value="1.00221" calcext:value-type="float">
            <text:p>1.00221</text:p>
          </table:table-cell>
          <table:table-cell office:value-type="float" office:value="1.2758" calcext:value-type="float">
            <text:p>1.2758</text:p>
          </table:table-cell>
          <table:table-cell office:value-type="float" office:value="1.53823" calcext:value-type="float">
            <text:p>1.53823</text:p>
          </table:table-cell>
          <table:table-cell office:value-type="float" office:value="1.46267" calcext:value-type="float">
            <text:p>1.46267</text:p>
          </table:table-cell>
          <table:table-cell office:value-type="float" office:value="1.19124" calcext:value-type="float">
            <text:p>1.19124</text:p>
          </table:table-cell>
          <table:table-cell office:value-type="float" office:value="0.95637" calcext:value-type="float">
            <text:p>0.95637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759082" calcext:value-type="float">
            <text:p>0.759082</text:p>
          </table:table-cell>
          <table:table-cell office:value-type="float" office:value="1.20833" calcext:value-type="float">
            <text:p>1.20833</text:p>
          </table:table-cell>
          <table:table-cell office:value-type="float" office:value="1.09288" calcext:value-type="float">
            <text:p>1.09288</text:p>
          </table:table-cell>
          <table:table-cell office:value-type="float" office:value="1.36451" calcext:value-type="float">
            <text:p>1.36451</text:p>
          </table:table-cell>
          <table:table-cell office:value-type="float" office:value="1.32582" calcext:value-type="float">
            <text:p>1.32582</text:p>
          </table:table-cell>
          <table:table-cell office:value-type="float" office:value="1.59632" calcext:value-type="float">
            <text:p>1.59632</text:p>
          </table:table-cell>
          <table:table-cell office:value-type="float" office:value="1.94786" calcext:value-type="float">
            <text:p>1.94786</text:p>
          </table:table-cell>
          <table:table-cell office:value-type="float" office:value="1.84161" calcext:value-type="float">
            <text:p>1.84161</text:p>
          </table:table-cell>
          <table:table-cell office:value-type="float" office:value="1.57534" calcext:value-type="float">
            <text:p>1.57534</text:p>
          </table:table-cell>
          <table:table-cell office:value-type="float" office:value="1.34012" calcext:value-type="float">
            <text:p>1.34012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67288" calcext:value-type="float">
            <text:p>0.967288</text:p>
          </table:table-cell>
          <table:table-cell office:value-type="float" office:value="1.53222" calcext:value-type="float">
            <text:p>1.53222</text:p>
          </table:table-cell>
          <table:table-cell office:value-type="float" office:value="1.41492" calcext:value-type="float">
            <text:p>1.41492</text:p>
          </table:table-cell>
          <table:table-cell office:value-type="float" office:value="1.68787" calcext:value-type="float">
            <text:p>1.68787</text:p>
          </table:table-cell>
          <table:table-cell office:value-type="float" office:value="1.64758" calcext:value-type="float">
            <text:p>1.64758</text:p>
          </table:table-cell>
          <table:table-cell office:value-type="float" office:value="1.92658" calcext:value-type="float">
            <text:p>1.92658</text:p>
          </table:table-cell>
          <table:table-cell office:value-type="float" office:value="2.32198" calcext:value-type="float">
            <text:p>2.32198</text:p>
          </table:table-cell>
          <table:table-cell office:value-type="float" office:value="2.2195" calcext:value-type="float">
            <text:p>2.2195</text:p>
          </table:table-cell>
          <table:table-cell office:value-type="float" office:value="1.95659" calcext:value-type="float">
            <text:p>1.95659</text:p>
          </table:table-cell>
          <table:table-cell office:value-type="float" office:value="1.70897" calcext:value-type="float">
            <text:p>1.70897</text:p>
          </table:table-cell>
          <table:table-cell table:number-columns-repeated="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18069" calcext:value-type="float">
            <text:p>1.18069</text:p>
          </table:table-cell>
          <table:table-cell office:value-type="float" office:value="1.85246" calcext:value-type="float">
            <text:p>1.85246</text:p>
          </table:table-cell>
          <table:table-cell office:value-type="float" office:value="1.71725" calcext:value-type="float">
            <text:p>1.71725</text:p>
          </table:table-cell>
          <table:table-cell office:value-type="float" office:value="2.01499" calcext:value-type="float">
            <text:p>2.01499</text:p>
          </table:table-cell>
          <table:table-cell office:value-type="float" office:value="1.97464" calcext:value-type="float">
            <text:p>1.97464</text:p>
          </table:table-cell>
          <table:table-cell office:value-type="float" office:value="2.23531" calcext:value-type="float">
            <text:p>2.23531</text:p>
          </table:table-cell>
          <table:table-cell office:value-type="float" office:value="2.39219" calcext:value-type="float">
            <text:p>2.39219</text:p>
          </table:table-cell>
          <table:table-cell office:value-type="float" office:value="2.37683" calcext:value-type="float">
            <text:p>2.37683</text:p>
          </table:table-cell>
          <table:table-cell office:value-type="float" office:value="2.31209" calcext:value-type="float">
            <text:p>2.31209</text:p>
          </table:table-cell>
          <table:table-cell office:value-type="float" office:value="1.79609" calcext:value-type="float">
            <text:p>1.79609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39246" calcext:value-type="float">
            <text:p>1.39246</text:p>
          </table:table-cell>
          <table:table-cell office:value-type="float" office:value="2.05914" calcext:value-type="float">
            <text:p>2.05914</text:p>
          </table:table-cell>
          <table:table-cell office:value-type="float" office:value="1.79031" calcext:value-type="float">
            <text:p>1.79031</text:p>
          </table:table-cell>
          <table:table-cell office:value-type="float" office:value="2.32663" calcext:value-type="float">
            <text:p>2.32663</text:p>
          </table:table-cell>
          <table:table-cell office:value-type="float" office:value="2.28237" calcext:value-type="float">
            <text:p>2.28237</text:p>
          </table:table-cell>
          <table:table-cell office:value-type="float" office:value="2.37013" calcext:value-type="float">
            <text:p>2.37013</text:p>
          </table:table-cell>
          <table:table-cell office:value-type="float" office:value="2.41376" calcext:value-type="float">
            <text:p>2.41376</text:p>
          </table:table-cell>
          <table:table-cell office:value-type="float" office:value="2.40598" calcext:value-type="float">
            <text:p>2.40598</text:p>
          </table:table-cell>
          <table:table-cell office:value-type="float" office:value="2.38694" calcext:value-type="float">
            <text:p>2.38694</text:p>
          </table:table-cell>
          <table:table-cell office:value-type="float" office:value="1.81931" calcext:value-type="float">
            <text:p>1.81931</text:p>
          </table:table-cell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49826" calcext:value-type="float">
            <text:p>1.49826</text:p>
          </table:table-cell>
          <table:table-cell office:value-type="float" office:value="2.08284" calcext:value-type="float">
            <text:p>2.08284</text:p>
          </table:table-cell>
          <table:table-cell office:value-type="float" office:value="1.8041" calcext:value-type="float">
            <text:p>1.8041</text:p>
          </table:table-cell>
          <table:table-cell office:value-type="float" office:value="2.43222" calcext:value-type="float">
            <text:p>2.43222</text:p>
          </table:table-cell>
          <table:table-cell office:value-type="float" office:value="2.34973" calcext:value-type="float">
            <text:p>2.34973</text:p>
          </table:table-cell>
          <table:table-cell office:value-type="float" office:value="2.38771" calcext:value-type="float">
            <text:p>2.38771</text:p>
          </table:table-cell>
          <table:table-cell office:value-type="float" office:value="2.42044" calcext:value-type="float">
            <text:p>2.42044</text:p>
          </table:table-cell>
          <table:table-cell office:value-type="float" office:value="2.41376" calcext:value-type="float">
            <text:p>2.41376</text:p>
          </table:table-cell>
          <table:table-cell office:value-type="float" office:value="2.4004" calcext:value-type="float">
            <text:p>2.4004</text:p>
          </table:table-cell>
          <table:table-cell office:value-type="float" office:value="1.82676" calcext:value-type="float">
            <text:p>1.82676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DC reading estimate</text:p>
          </table:table-cell>
          <table:table-cell table:formula="of:=[.B5]" office:value-type="string" office:string-value="4.7k lower divider, 2.7V supply" calcext:value-type="string">
            <text:p>4.7k lower divider, 2.7V supply</text:p>
          </table:table-cell>
          <table:table-cell table:formula="of:=[.C5]" office:value-type="string" office:string-value="10k lower divider, 2.7V supply" calcext:value-type="string">
            <text:p>10k lower divider, 2.7V supply</text:p>
          </table:table-cell>
          <table:table-cell table:formula="of:=[.D5]" office:value-type="string" office:string-value="10k lower divider, 2.4V supply" calcext:value-type="string">
            <text:p>10k lower divider, 2.4V supply</text:p>
          </table:table-cell>
          <table:table-cell table:formula="of:=[.E5]" office:value-type="string" office:string-value="10k lower divider, 3.1V supply" calcext:value-type="string">
            <text:p>10k lower divider, 3.1V supply</text:p>
          </table:table-cell>
          <table:table-cell table:formula="of:=[.F5]" office:value-type="string" office:string-value="10k lower divider, 3V supply" calcext:value-type="string">
            <text:p>10k lower divider, 3V supply</text:p>
          </table:table-cell>
          <table:table-cell table:formula="of:=[.G5]" office:value-type="string" office:string-value="10k lower divider, 3V supply" calcext:value-type="string">
            <text:p>10k lower divider, 3V supply</text:p>
          </table:table-cell>
          <table:table-cell table:formula="of:=[.H5]" office:value-type="string" office:string-value="18k lower divider, 3V supply" calcext:value-type="string">
            <text:p>18k lower divider, 3V supply</text:p>
          </table:table-cell>
          <table:table-cell table:formula="of:=[.I5]" office:value-type="string" office:string-value="15k lower divider, 3V supply" calcext:value-type="string">
            <text:p>15k lower divider, 3V supply</text:p>
          </table:table-cell>
          <table:table-cell table:formula="of:=[.J5]" office:value-type="string" office:string-value="15k lower divider, 3V supply" calcext:value-type="string">
            <text:p>15k lower divider, 3V supply</text:p>
          </table:table-cell>
          <table:table-cell table:formula="of:=[.K5]" office:value-type="string" office:string-value="15k lower divider, 2.4V supply" calcext:value-type="string">
            <text:p>15k lower divider, 2.4V supply</text:p>
          </table:table-cell>
          <table:table-cell table:formula="of:=[.L5]" office:value-type="string" office:string-value="0k lower divider, V supply" calcext:value-type="string">
            <text:p>0k lower divider, V supply</text:p>
          </table:table-cell>
          <table:table-cell table:formula="of:=[.M5]" office:value-type="string" office:string-value="0k lower divider, V supply" calcext:value-type="string">
            <text:p>0k lower divider, V supply</text:p>
          </table:table-cell>
          <table:table-cell table:formula="of:=[.N5]" office:value-type="string" office:string-value="0k lower divider, V supply" calcext:value-type="string">
            <text:p>0k lower divider, V supply</text:p>
          </table:table-cell>
          <table:table-cell table:formula="of:=[.O5]" office:value-type="string" office:string-value="0k lower divider, V supply" calcext:value-type="string">
            <text:p>0k lower divider, V supply</text:p>
          </table:table-cell>
          <table:table-cell table:formula="of:=[.P5]" office:value-type="string" office:string-value="0k lower divider, V supply" calcext:value-type="string">
            <text:p>0k lower divider, V supply</text:p>
          </table:table-cell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 table:formula="of:=ROUND([.B6]/[.B$2]*1023)" office:value-type="float" office:value="162" calcext:value-type="float">
            <text:p>162</text:p>
          </table:table-cell>
          <table:table-cell table:formula="of:=ROUND([.C6]/[.C$2]*1023)" office:value-type="float" office:value="162" calcext:value-type="float">
            <text:p>162</text:p>
          </table:table-cell>
          <table:table-cell table:formula="of:=ROUND([.D6]/[.D$2]*1023)" office:value-type="float" office:value="139" calcext:value-type="float">
            <text:p>139</text:p>
          </table:table-cell>
          <table:table-cell table:formula="of:=ROUND([.E6]/[.E$2]*1023)" office:value-type="float" office:value="188" calcext:value-type="float">
            <text:p>188</text:p>
          </table:table-cell>
          <table:table-cell table:formula="of:=ROUND([.F6]/[.F$2]*1023)" office:value-type="float" office:value="182" calcext:value-type="float">
            <text:p>182</text:p>
          </table:table-cell>
          <table:table-cell table:formula="of:=ROUND([.G6]/[.G$2]*1023)" office:value-type="float" office:value="269" calcext:value-type="float">
            <text:p>269</text:p>
          </table:table-cell>
          <table:table-cell table:formula="of:=ROUND([.H6]/[.H$2]*1023)" office:value-type="float" office:value="269" calcext:value-type="float">
            <text:p>269</text:p>
          </table:table-cell>
          <table:table-cell table:formula="of:=ROUND([.I6]/[.I$2]*1023)" office:value-type="float" office:value="269" calcext:value-type="float">
            <text:p>269</text:p>
          </table:table-cell>
          <table:table-cell table:formula="of:=ROUND([.J6]/[.J$2]*1023)" office:value-type="float" office:value="182" calcext:value-type="float">
            <text:p>182</text:p>
          </table:table-cell>
          <table:table-cell table:formula="of:=ROUND([.K6]/[.K$2]*1023)" office:value-type="float" office:value="139" calcext:value-type="float">
            <text:p>139</text:p>
          </table:table-cell>
          <table:table-cell table:formula="of:=ROUND([.L6]/[.L$2]*1023)" office:value-type="string" office:string-value="" calcext:value-type="error">
            <text:p>#DIV/0!</text:p>
          </table:table-cell>
          <table:table-cell table:formula="of:=ROUND([.M6]/[.M$2]*1023)" office:value-type="string" office:string-value="" calcext:value-type="error">
            <text:p>#DIV/0!</text:p>
          </table:table-cell>
          <table:table-cell table:formula="of:=ROUND([.N6]/[.N$2]*1023)" office:value-type="string" office:string-value="" calcext:value-type="error">
            <text:p>#DIV/0!</text:p>
          </table:table-cell>
          <table:table-cell table:formula="of:=ROUND([.O6]/[.O$2]*1023)" office:value-type="string" office:string-value="" calcext:value-type="error">
            <text:p>#DIV/0!</text:p>
          </table:table-cell>
          <table:table-cell table:formula="of:=ROUND([.P6]/[.P$2]*1023)" office:value-type="string" office:string-value="" calcext:value-type="error">
            <text:p>#DIV/0!</text:p>
          </table:table-cell>
        </table:table-row>
        <table:table-row table:style-name="ro1">
          <table:table-cell table:formula="of:=[.A7]" office:value-type="float" office:value="2000" calcext:value-type="float">
            <text:p>2000</text:p>
          </table:table-cell>
          <table:table-cell table:formula="of:=ROUND([.B7]/[.B$2]*1023)" office:value-type="float" office:value="163" calcext:value-type="float">
            <text:p>163</text:p>
          </table:table-cell>
          <table:table-cell table:formula="of:=ROUND([.C7]/[.C$2]*1023)" office:value-type="float" office:value="165" calcext:value-type="float">
            <text:p>165</text:p>
          </table:table-cell>
          <table:table-cell table:formula="of:=ROUND([.D7]/[.D$2]*1023)" office:value-type="float" office:value="141" calcext:value-type="float">
            <text:p>141</text:p>
          </table:table-cell>
          <table:table-cell table:formula="of:=ROUND([.E7]/[.E$2]*1023)" office:value-type="float" office:value="191" calcext:value-type="float">
            <text:p>191</text:p>
          </table:table-cell>
          <table:table-cell table:formula="of:=ROUND([.F7]/[.F$2]*1023)" office:value-type="float" office:value="185" calcext:value-type="float">
            <text:p>185</text:p>
          </table:table-cell>
          <table:table-cell table:formula="of:=ROUND([.G7]/[.G$2]*1023)" office:value-type="float" office:value="272" calcext:value-type="float">
            <text:p>272</text:p>
          </table:table-cell>
          <table:table-cell table:formula="of:=ROUND([.H7]/[.H$2]*1023)" office:value-type="float" office:value="282" calcext:value-type="float">
            <text:p>282</text:p>
          </table:table-cell>
          <table:table-cell table:formula="of:=ROUND([.I7]/[.I$2]*1023)" office:value-type="float" office:value="278" calcext:value-type="float">
            <text:p>278</text:p>
          </table:table-cell>
          <table:table-cell table:formula="of:=ROUND([.J7]/[.J$2]*1023)" office:value-type="float" office:value="189" calcext:value-type="float">
            <text:p>189</text:p>
          </table:table-cell>
          <table:table-cell table:formula="of:=ROUND([.K7]/[.K$2]*1023)" office:value-type="float" office:value="144" calcext:value-type="float">
            <text:p>144</text:p>
          </table:table-cell>
          <table:table-cell table:formula="of:=ROUND([.L7]/[.L$2]*1023)" office:value-type="string" office:string-value="" calcext:value-type="error">
            <text:p>#DIV/0!</text:p>
          </table:table-cell>
          <table:table-cell table:formula="of:=ROUND([.M7]/[.M$2]*1023)" office:value-type="string" office:string-value="" calcext:value-type="error">
            <text:p>#DIV/0!</text:p>
          </table:table-cell>
          <table:table-cell table:formula="of:=ROUND([.N7]/[.N$2]*1023)" office:value-type="string" office:string-value="" calcext:value-type="error">
            <text:p>#DIV/0!</text:p>
          </table:table-cell>
          <table:table-cell table:formula="of:=ROUND([.O7]/[.O$2]*1023)" office:value-type="string" office:string-value="" calcext:value-type="error">
            <text:p>#DIV/0!</text:p>
          </table:table-cell>
          <table:table-cell table:formula="of:=ROUND([.P7]/[.P$2]*1023)" office:value-type="string" office:string-value="" calcext:value-type="error">
            <text:p>#DIV/0!</text:p>
          </table:table-cell>
        </table:table-row>
        <table:table-row table:style-name="ro1">
          <table:table-cell table:formula="of:=[.A8]" office:value-type="float" office:value="4000" calcext:value-type="float">
            <text:p>4000</text:p>
          </table:table-cell>
          <table:table-cell table:formula="of:=ROUND([.B8]/[.B$2]*1023)" office:value-type="float" office:value="170" calcext:value-type="float">
            <text:p>170</text:p>
          </table:table-cell>
          <table:table-cell table:formula="of:=ROUND([.C8]/[.C$2]*1023)" office:value-type="float" office:value="222" calcext:value-type="float">
            <text:p>222</text:p>
          </table:table-cell>
          <table:table-cell table:formula="of:=ROUND([.D8]/[.D$2]*1023)" office:value-type="float" office:value="200" calcext:value-type="float">
            <text:p>200</text:p>
          </table:table-cell>
          <table:table-cell table:formula="of:=ROUND([.E8]/[.E$2]*1023)" office:value-type="float" office:value="245" calcext:value-type="float">
            <text:p>245</text:p>
          </table:table-cell>
          <table:table-cell table:formula="of:=ROUND([.F8]/[.F$2]*1023)" office:value-type="float" office:value="239" calcext:value-type="float">
            <text:p>239</text:p>
          </table:table-cell>
          <table:table-cell table:formula="of:=ROUND([.G8]/[.G$2]*1023)" office:value-type="float" office:value="333" calcext:value-type="float">
            <text:p>333</text:p>
          </table:table-cell>
          <table:table-cell table:formula="of:=ROUND([.H8]/[.H$2]*1023)" office:value-type="float" office:value="388" calcext:value-type="float">
            <text:p>388</text:p>
          </table:table-cell>
          <table:table-cell table:formula="of:=ROUND([.I8]/[.I$2]*1023)" office:value-type="float" office:value="372" calcext:value-type="float">
            <text:p>372</text:p>
          </table:table-cell>
          <table:table-cell table:formula="of:=ROUND([.J8]/[.J$2]*1023)" office:value-type="float" office:value="278" calcext:value-type="float">
            <text:p>278</text:p>
          </table:table-cell>
          <table:table-cell table:formula="of:=ROUND([.K8]/[.K$2]*1023)" office:value-type="float" office:value="248" calcext:value-type="float">
            <text:p>248</text:p>
          </table:table-cell>
          <table:table-cell table:formula="of:=ROUND([.L8]/[.L$2]*1023)" office:value-type="string" office:string-value="" calcext:value-type="error">
            <text:p>#DIV/0!</text:p>
          </table:table-cell>
          <table:table-cell table:formula="of:=ROUND([.M8]/[.M$2]*1023)" office:value-type="string" office:string-value="" calcext:value-type="error">
            <text:p>#DIV/0!</text:p>
          </table:table-cell>
          <table:table-cell table:formula="of:=ROUND([.N8]/[.N$2]*1023)" office:value-type="string" office:string-value="" calcext:value-type="error">
            <text:p>#DIV/0!</text:p>
          </table:table-cell>
          <table:table-cell table:formula="of:=ROUND([.O8]/[.O$2]*1023)" office:value-type="string" office:string-value="" calcext:value-type="error">
            <text:p>#DIV/0!</text:p>
          </table:table-cell>
          <table:table-cell table:formula="of:=ROUND([.P8]/[.P$2]*1023)" office:value-type="string" office:string-value="" calcext:value-type="error">
            <text:p>#DIV/0!</text:p>
          </table:table-cell>
        </table:table-row>
        <table:table-row table:style-name="ro1">
          <table:table-cell table:formula="of:=[.A9]" office:value-type="float" office:value="6000" calcext:value-type="float">
            <text:p>6000</text:p>
          </table:table-cell>
          <table:table-cell table:formula="of:=ROUND([.B9]/[.B$2]*1023)" office:value-type="float" office:value="215" calcext:value-type="float">
            <text:p>215</text:p>
          </table:table-cell>
          <table:table-cell table:formula="of:=ROUND([.C9]/[.C$2]*1023)" office:value-type="float" office:value="336" calcext:value-type="float">
            <text:p>336</text:p>
          </table:table-cell>
          <table:table-cell table:formula="of:=ROUND([.D9]/[.D$2]*1023)" office:value-type="float" office:value="329" calcext:value-type="float">
            <text:p>329</text:p>
          </table:table-cell>
          <table:table-cell table:formula="of:=ROUND([.E9]/[.E$2]*1023)" office:value-type="float" office:value="343" calcext:value-type="float">
            <text:p>343</text:p>
          </table:table-cell>
          <table:table-cell table:formula="of:=ROUND([.F9]/[.F$2]*1023)" office:value-type="float" office:value="342" calcext:value-type="float">
            <text:p>342</text:p>
          </table:table-cell>
          <table:table-cell table:formula="of:=ROUND([.G9]/[.G$2]*1023)" office:value-type="float" office:value="435" calcext:value-type="float">
            <text:p>435</text:p>
          </table:table-cell>
          <table:table-cell table:formula="of:=ROUND([.H9]/[.H$2]*1023)" office:value-type="float" office:value="525" calcext:value-type="float">
            <text:p>525</text:p>
          </table:table-cell>
          <table:table-cell table:formula="of:=ROUND([.I9]/[.I$2]*1023)" office:value-type="float" office:value="499" calcext:value-type="float">
            <text:p>499</text:p>
          </table:table-cell>
          <table:table-cell table:formula="of:=ROUND([.J9]/[.J$2]*1023)" office:value-type="float" office:value="406" calcext:value-type="float">
            <text:p>406</text:p>
          </table:table-cell>
          <table:table-cell table:formula="of:=ROUND([.K9]/[.K$2]*1023)" office:value-type="float" office:value="408" calcext:value-type="float">
            <text:p>408</text:p>
          </table:table-cell>
          <table:table-cell table:formula="of:=ROUND([.L9]/[.L$2]*1023)" office:value-type="string" office:string-value="" calcext:value-type="error">
            <text:p>#DIV/0!</text:p>
          </table:table-cell>
          <table:table-cell table:formula="of:=ROUND([.M9]/[.M$2]*1023)" office:value-type="string" office:string-value="" calcext:value-type="error">
            <text:p>#DIV/0!</text:p>
          </table:table-cell>
          <table:table-cell table:formula="of:=ROUND([.N9]/[.N$2]*1023)" office:value-type="string" office:string-value="" calcext:value-type="error">
            <text:p>#DIV/0!</text:p>
          </table:table-cell>
          <table:table-cell table:formula="of:=ROUND([.O9]/[.O$2]*1023)" office:value-type="string" office:string-value="" calcext:value-type="error">
            <text:p>#DIV/0!</text:p>
          </table:table-cell>
          <table:table-cell table:formula="of:=ROUND([.P9]/[.P$2]*1023)" office:value-type="string" office:string-value="" calcext:value-type="error">
            <text:p>#DIV/0!</text:p>
          </table:table-cell>
        </table:table-row>
        <table:table-row table:style-name="ro1">
          <table:table-cell table:formula="of:=[.A10]" office:value-type="float" office:value="8000" calcext:value-type="float">
            <text:p>8000</text:p>
          </table:table-cell>
          <table:table-cell table:formula="of:=ROUND([.B10]/[.B$2]*1023)" office:value-type="float" office:value="288" calcext:value-type="float">
            <text:p>288</text:p>
          </table:table-cell>
          <table:table-cell table:formula="of:=ROUND([.C10]/[.C$2]*1023)" office:value-type="float" office:value="458" calcext:value-type="float">
            <text:p>458</text:p>
          </table:table-cell>
          <table:table-cell table:formula="of:=ROUND([.D10]/[.D$2]*1023)" office:value-type="float" office:value="466" calcext:value-type="float">
            <text:p>466</text:p>
          </table:table-cell>
          <table:table-cell table:formula="of:=ROUND([.E10]/[.E$2]*1023)" office:value-type="float" office:value="450" calcext:value-type="float">
            <text:p>450</text:p>
          </table:table-cell>
          <table:table-cell table:formula="of:=ROUND([.F10]/[.F$2]*1023)" office:value-type="float" office:value="452" calcext:value-type="float">
            <text:p>452</text:p>
          </table:table-cell>
          <table:table-cell table:formula="of:=ROUND([.G10]/[.G$2]*1023)" office:value-type="float" office:value="544" calcext:value-type="float">
            <text:p>544</text:p>
          </table:table-cell>
          <table:table-cell table:formula="of:=ROUND([.H10]/[.H$2]*1023)" office:value-type="float" office:value="664" calcext:value-type="float">
            <text:p>664</text:p>
          </table:table-cell>
          <table:table-cell table:formula="of:=ROUND([.I10]/[.I$2]*1023)" office:value-type="float" office:value="628" calcext:value-type="float">
            <text:p>628</text:p>
          </table:table-cell>
          <table:table-cell table:formula="of:=ROUND([.J10]/[.J$2]*1023)" office:value-type="float" office:value="537" calcext:value-type="float">
            <text:p>537</text:p>
          </table:table-cell>
          <table:table-cell table:formula="of:=ROUND([.K10]/[.K$2]*1023)" office:value-type="float" office:value="571" calcext:value-type="float">
            <text:p>571</text:p>
          </table:table-cell>
          <table:table-cell table:formula="of:=ROUND([.L10]/[.L$2]*1023)" office:value-type="string" office:string-value="" calcext:value-type="error">
            <text:p>#DIV/0!</text:p>
          </table:table-cell>
          <table:table-cell table:formula="of:=ROUND([.M10]/[.M$2]*1023)" office:value-type="string" office:string-value="" calcext:value-type="error">
            <text:p>#DIV/0!</text:p>
          </table:table-cell>
          <table:table-cell table:formula="of:=ROUND([.N10]/[.N$2]*1023)" office:value-type="string" office:string-value="" calcext:value-type="error">
            <text:p>#DIV/0!</text:p>
          </table:table-cell>
          <table:table-cell table:formula="of:=ROUND([.O10]/[.O$2]*1023)" office:value-type="string" office:string-value="" calcext:value-type="error">
            <text:p>#DIV/0!</text:p>
          </table:table-cell>
          <table:table-cell table:formula="of:=ROUND([.P10]/[.P$2]*1023)" office:value-type="string" office:string-value="" calcext:value-type="error">
            <text:p>#DIV/0!</text:p>
          </table:table-cell>
        </table:table-row>
        <table:table-row table:style-name="ro1">
          <table:table-cell table:formula="of:=[.A11]" office:value-type="float" office:value="10000" calcext:value-type="float">
            <text:p>10000</text:p>
          </table:table-cell>
          <table:table-cell table:formula="of:=ROUND([.B11]/[.B$2]*1023)" office:value-type="float" office:value="366" calcext:value-type="float">
            <text:p>366</text:p>
          </table:table-cell>
          <table:table-cell table:formula="of:=ROUND([.C11]/[.C$2]*1023)" office:value-type="float" office:value="581" calcext:value-type="float">
            <text:p>581</text:p>
          </table:table-cell>
          <table:table-cell table:formula="of:=ROUND([.D11]/[.D$2]*1023)" office:value-type="float" office:value="603" calcext:value-type="float">
            <text:p>603</text:p>
          </table:table-cell>
          <table:table-cell table:formula="of:=ROUND([.E11]/[.E$2]*1023)" office:value-type="float" office:value="557" calcext:value-type="float">
            <text:p>557</text:p>
          </table:table-cell>
          <table:table-cell table:formula="of:=ROUND([.F11]/[.F$2]*1023)" office:value-type="float" office:value="562" calcext:value-type="float">
            <text:p>562</text:p>
          </table:table-cell>
          <table:table-cell table:formula="of:=ROUND([.G11]/[.G$2]*1023)" office:value-type="float" office:value="657" calcext:value-type="float">
            <text:p>657</text:p>
          </table:table-cell>
          <table:table-cell table:formula="of:=ROUND([.H11]/[.H$2]*1023)" office:value-type="float" office:value="792" calcext:value-type="float">
            <text:p>792</text:p>
          </table:table-cell>
          <table:table-cell table:formula="of:=ROUND([.I11]/[.I$2]*1023)" office:value-type="float" office:value="757" calcext:value-type="float">
            <text:p>757</text:p>
          </table:table-cell>
          <table:table-cell table:formula="of:=ROUND([.J11]/[.J$2]*1023)" office:value-type="float" office:value="667" calcext:value-type="float">
            <text:p>667</text:p>
          </table:table-cell>
          <table:table-cell table:formula="of:=ROUND([.K11]/[.K$2]*1023)" office:value-type="float" office:value="728" calcext:value-type="float">
            <text:p>728</text:p>
          </table:table-cell>
          <table:table-cell table:formula="of:=ROUND([.L11]/[.L$2]*1023)" office:value-type="string" office:string-value="" calcext:value-type="error">
            <text:p>#DIV/0!</text:p>
          </table:table-cell>
          <table:table-cell table:formula="of:=ROUND([.M11]/[.M$2]*1023)" office:value-type="string" office:string-value="" calcext:value-type="error">
            <text:p>#DIV/0!</text:p>
          </table:table-cell>
          <table:table-cell table:formula="of:=ROUND([.N11]/[.N$2]*1023)" office:value-type="string" office:string-value="" calcext:value-type="error">
            <text:p>#DIV/0!</text:p>
          </table:table-cell>
          <table:table-cell table:formula="of:=ROUND([.O11]/[.O$2]*1023)" office:value-type="string" office:string-value="" calcext:value-type="error">
            <text:p>#DIV/0!</text:p>
          </table:table-cell>
          <table:table-cell table:formula="of:=ROUND([.P11]/[.P$2]*1023)" office:value-type="string" office:string-value="" calcext:value-type="error">
            <text:p>#DIV/0!</text:p>
          </table:table-cell>
        </table:table-row>
        <table:table-row table:style-name="ro1">
          <table:table-cell table:formula="of:=[.A12]" office:value-type="float" office:value="12000" calcext:value-type="float">
            <text:p>12000</text:p>
          </table:table-cell>
          <table:table-cell table:formula="of:=ROUND([.B12]/[.B$2]*1023)" office:value-type="float" office:value="447" calcext:value-type="float">
            <text:p>447</text:p>
          </table:table-cell>
          <table:table-cell table:formula="of:=ROUND([.C12]/[.C$2]*1023)" office:value-type="float" office:value="702" calcext:value-type="float">
            <text:p>702</text:p>
          </table:table-cell>
          <table:table-cell table:formula="of:=ROUND([.D12]/[.D$2]*1023)" office:value-type="float" office:value="732" calcext:value-type="float">
            <text:p>732</text:p>
          </table:table-cell>
          <table:table-cell table:formula="of:=ROUND([.E12]/[.E$2]*1023)" office:value-type="float" office:value="665" calcext:value-type="float">
            <text:p>665</text:p>
          </table:table-cell>
          <table:table-cell table:formula="of:=ROUND([.F12]/[.F$2]*1023)" office:value-type="float" office:value="673" calcext:value-type="float">
            <text:p>673</text:p>
          </table:table-cell>
          <table:table-cell table:formula="of:=ROUND([.G12]/[.G$2]*1023)" office:value-type="float" office:value="762" calcext:value-type="float">
            <text:p>762</text:p>
          </table:table-cell>
          <table:table-cell table:formula="of:=ROUND([.H12]/[.H$2]*1023)" office:value-type="float" office:value="816" calcext:value-type="float">
            <text:p>816</text:p>
          </table:table-cell>
          <table:table-cell table:formula="of:=ROUND([.I12]/[.I$2]*1023)" office:value-type="float" office:value="810" calcext:value-type="float">
            <text:p>810</text:p>
          </table:table-cell>
          <table:table-cell table:formula="of:=ROUND([.J12]/[.J$2]*1023)" office:value-type="float" office:value="788" calcext:value-type="float">
            <text:p>788</text:p>
          </table:table-cell>
          <table:table-cell table:formula="of:=ROUND([.K12]/[.K$2]*1023)" office:value-type="float" office:value="766" calcext:value-type="float">
            <text:p>766</text:p>
          </table:table-cell>
          <table:table-cell table:formula="of:=ROUND([.L12]/[.L$2]*1023)" office:value-type="string" office:string-value="" calcext:value-type="error">
            <text:p>#DIV/0!</text:p>
          </table:table-cell>
          <table:table-cell table:formula="of:=ROUND([.M12]/[.M$2]*1023)" office:value-type="string" office:string-value="" calcext:value-type="error">
            <text:p>#DIV/0!</text:p>
          </table:table-cell>
          <table:table-cell table:formula="of:=ROUND([.N12]/[.N$2]*1023)" office:value-type="string" office:string-value="" calcext:value-type="error">
            <text:p>#DIV/0!</text:p>
          </table:table-cell>
          <table:table-cell table:formula="of:=ROUND([.O12]/[.O$2]*1023)" office:value-type="string" office:string-value="" calcext:value-type="error">
            <text:p>#DIV/0!</text:p>
          </table:table-cell>
          <table:table-cell table:formula="of:=ROUND([.P12]/[.P$2]*1023)" office:value-type="string" office:string-value="" calcext:value-type="error">
            <text:p>#DIV/0!</text:p>
          </table:table-cell>
        </table:table-row>
        <table:table-row table:style-name="ro1">
          <table:table-cell table:formula="of:=[.A13]" office:value-type="float" office:value="14000" calcext:value-type="float">
            <text:p>14000</text:p>
          </table:table-cell>
          <table:table-cell table:formula="of:=ROUND([.B13]/[.B$2]*1023)" office:value-type="float" office:value="528" calcext:value-type="float">
            <text:p>528</text:p>
          </table:table-cell>
          <table:table-cell table:formula="of:=ROUND([.C13]/[.C$2]*1023)" office:value-type="float" office:value="780" calcext:value-type="float">
            <text:p>780</text:p>
          </table:table-cell>
          <table:table-cell table:formula="of:=ROUND([.D13]/[.D$2]*1023)" office:value-type="float" office:value="763" calcext:value-type="float">
            <text:p>763</text:p>
          </table:table-cell>
          <table:table-cell table:formula="of:=ROUND([.E13]/[.E$2]*1023)" office:value-type="float" office:value="768" calcext:value-type="float">
            <text:p>768</text:p>
          </table:table-cell>
          <table:table-cell table:formula="of:=ROUND([.F13]/[.F$2]*1023)" office:value-type="float" office:value="778" calcext:value-type="float">
            <text:p>778</text:p>
          </table:table-cell>
          <table:table-cell table:formula="of:=ROUND([.G13]/[.G$2]*1023)" office:value-type="float" office:value="808" calcext:value-type="float">
            <text:p>808</text:p>
          </table:table-cell>
          <table:table-cell table:formula="of:=ROUND([.H13]/[.H$2]*1023)" office:value-type="float" office:value="823" calcext:value-type="float">
            <text:p>823</text:p>
          </table:table-cell>
          <table:table-cell table:formula="of:=ROUND([.I13]/[.I$2]*1023)" office:value-type="float" office:value="820" calcext:value-type="float">
            <text:p>820</text:p>
          </table:table-cell>
          <table:table-cell table:formula="of:=ROUND([.J13]/[.J$2]*1023)" office:value-type="float" office:value="814" calcext:value-type="float">
            <text:p>814</text:p>
          </table:table-cell>
          <table:table-cell table:formula="of:=ROUND([.K13]/[.K$2]*1023)" office:value-type="float" office:value="775" calcext:value-type="float">
            <text:p>775</text:p>
          </table:table-cell>
          <table:table-cell table:formula="of:=ROUND([.L13]/[.L$2]*1023)" office:value-type="string" office:string-value="" calcext:value-type="error">
            <text:p>#DIV/0!</text:p>
          </table:table-cell>
          <table:table-cell table:formula="of:=ROUND([.M13]/[.M$2]*1023)" office:value-type="string" office:string-value="" calcext:value-type="error">
            <text:p>#DIV/0!</text:p>
          </table:table-cell>
          <table:table-cell table:formula="of:=ROUND([.N13]/[.N$2]*1023)" office:value-type="string" office:string-value="" calcext:value-type="error">
            <text:p>#DIV/0!</text:p>
          </table:table-cell>
          <table:table-cell table:formula="of:=ROUND([.O13]/[.O$2]*1023)" office:value-type="string" office:string-value="" calcext:value-type="error">
            <text:p>#DIV/0!</text:p>
          </table:table-cell>
          <table:table-cell table:formula="of:=ROUND([.P13]/[.P$2]*1023)" office:value-type="string" office:string-value="" calcext:value-type="error">
            <text:p>#DIV/0!</text:p>
          </table:table-cell>
        </table:table-row>
        <table:table-row table:style-name="ro1">
          <table:table-cell table:formula="of:=[.A14]" office:value-type="float" office:value="15000" calcext:value-type="float">
            <text:p>15000</text:p>
          </table:table-cell>
          <table:table-cell table:formula="of:=ROUND([.B14]/[.B$2]*1023)" office:value-type="float" office:value="568" calcext:value-type="float">
            <text:p>568</text:p>
          </table:table-cell>
          <table:table-cell table:formula="of:=ROUND([.C14]/[.C$2]*1023)" office:value-type="float" office:value="789" calcext:value-type="float">
            <text:p>789</text:p>
          </table:table-cell>
          <table:table-cell table:formula="of:=ROUND([.D14]/[.D$2]*1023)" office:value-type="float" office:value="769" calcext:value-type="float">
            <text:p>769</text:p>
          </table:table-cell>
          <table:table-cell table:formula="of:=ROUND([.E14]/[.E$2]*1023)" office:value-type="float" office:value="803" calcext:value-type="float">
            <text:p>803</text:p>
          </table:table-cell>
          <table:table-cell table:formula="of:=ROUND([.F14]/[.F$2]*1023)" office:value-type="float" office:value="801" calcext:value-type="float">
            <text:p>801</text:p>
          </table:table-cell>
          <table:table-cell table:formula="of:=ROUND([.G14]/[.G$2]*1023)" office:value-type="float" office:value="814" calcext:value-type="float">
            <text:p>814</text:p>
          </table:table-cell>
          <table:table-cell table:formula="of:=ROUND([.H14]/[.H$2]*1023)" office:value-type="float" office:value="825" calcext:value-type="float">
            <text:p>825</text:p>
          </table:table-cell>
          <table:table-cell table:formula="of:=ROUND([.I14]/[.I$2]*1023)" office:value-type="float" office:value="823" calcext:value-type="float">
            <text:p>823</text:p>
          </table:table-cell>
          <table:table-cell table:formula="of:=ROUND([.J14]/[.J$2]*1023)" office:value-type="float" office:value="819" calcext:value-type="float">
            <text:p>819</text:p>
          </table:table-cell>
          <table:table-cell table:formula="of:=ROUND([.K14]/[.K$2]*1023)" office:value-type="float" office:value="779" calcext:value-type="float">
            <text:p>779</text:p>
          </table:table-cell>
          <table:table-cell table:formula="of:=ROUND([.L14]/[.L$2]*1023)" office:value-type="string" office:string-value="" calcext:value-type="error">
            <text:p>#DIV/0!</text:p>
          </table:table-cell>
          <table:table-cell table:formula="of:=ROUND([.M14]/[.M$2]*1023)" office:value-type="string" office:string-value="" calcext:value-type="error">
            <text:p>#DIV/0!</text:p>
          </table:table-cell>
          <table:table-cell table:formula="of:=ROUND([.N14]/[.N$2]*1023)" office:value-type="string" office:string-value="" calcext:value-type="error">
            <text:p>#DIV/0!</text:p>
          </table:table-cell>
          <table:table-cell table:formula="of:=ROUND([.O14]/[.O$2]*1023)" office:value-type="string" office:string-value="" calcext:value-type="error">
            <text:p>#DIV/0!</text:p>
          </table:table-cell>
          <table:table-cell table:formula="of:=ROUND([.P14]/[.P$2]*1023)" office:value-type="string" office:string-value="" calcext:value-type="error">
            <text:p>#DIV/0!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X(v(vfence))</text:p>
          </table:table-cell>
          <table:table-cell office:value-type="string" calcext:value-type="string">
            <text:p>MAX(v(vpeak))</text:p>
          </table:table-cell>
          <table:table-cell office:value-type="string" calcext:value-type="string">
            <text:p>v(temperature)</text:p>
          </table:table-cell>
          <table:table-cell office:value-type="string" calcext:value-type="string">
            <text:p>Fence voltage (V)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Vsupply</text:p>
          </table:table-cell>
        </table:table-row>
        <table:table-row table:style-name="ro1">
          <table:table-cell table:style-name="ce1" office:value-type="float" office:value="0.0000000000000433549" calcext:value-type="float">
            <text:p>4.34E-14</text:p>
          </table:table-cell>
          <table:table-cell office:value-type="float" office:value="0.196666" calcext:value-type="float">
            <text:p>0.196666</text:p>
          </table:table-cell>
          <table:table-cell office:value-type="float" office:value="0" calcext:value-type="float">
            <text:p>0</text:p>
          </table:table-cell>
          <table:table-cell table:formula="of:=ROUND([.A2]; -1)" office:value-type="float" office:value="0" calcext:value-type="float">
            <text:p>0</text:p>
          </table:table-cell>
          <table:table-cell table:formula="of:=[.B2]/[.$G$2]*1023" office:value-type="float" office:value="83.8288825" calcext:value-type="float">
            <text:p>83.8288825</text:p>
          </table:table-cell>
          <table:table-cell/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999.47" calcext:value-type="float">
            <text:p>1999.47</text:p>
          </table:table-cell>
          <table:table-cell office:value-type="float" office:value="0.21161" calcext:value-type="float">
            <text:p>0.21161</text:p>
          </table:table-cell>
          <table:table-cell office:value-type="float" office:value="0" calcext:value-type="float">
            <text:p>0</text:p>
          </table:table-cell>
          <table:table-cell table:formula="of:=ROUND([.A3]; -1)" office:value-type="float" office:value="2000" calcext:value-type="float">
            <text:p>2000</text:p>
          </table:table-cell>
          <table:table-cell table:formula="of:=[.B3]/[.$G$2]*1023" office:value-type="float" office:value="90.1987625" calcext:value-type="float">
            <text:p>90.1987625</text:p>
          </table:table-cell>
          <table:table-cell table:number-columns-repeated="2"/>
        </table:table-row>
        <table:table-row table:style-name="ro1">
          <table:table-cell office:value-type="float" office:value="3999.44" calcext:value-type="float">
            <text:p>3999.44</text:p>
          </table:table-cell>
          <table:table-cell office:value-type="float" office:value="0.484094" calcext:value-type="float">
            <text:p>0.484094</text:p>
          </table:table-cell>
          <table:table-cell office:value-type="float" office:value="0" calcext:value-type="float">
            <text:p>0</text:p>
          </table:table-cell>
          <table:table-cell table:formula="of:=ROUND([.A4]; -1)" office:value-type="float" office:value="4000" calcext:value-type="float">
            <text:p>4000</text:p>
          </table:table-cell>
          <table:table-cell table:formula="of:=[.B4]/[.$G$2]*1023" office:value-type="float" office:value="206.3450675" calcext:value-type="float">
            <text:p>206.3450675</text:p>
          </table:table-cell>
          <table:table-cell table:number-columns-repeated="2"/>
        </table:table-row>
        <table:table-row table:style-name="ro1">
          <table:table-cell office:value-type="float" office:value="5999.42" calcext:value-type="float">
            <text:p>5999.42</text:p>
          </table:table-cell>
          <table:table-cell office:value-type="float" office:value="0.860978" calcext:value-type="float">
            <text:p>0.860978</text:p>
          </table:table-cell>
          <table:table-cell office:value-type="float" office:value="0" calcext:value-type="float">
            <text:p>0</text:p>
          </table:table-cell>
          <table:table-cell table:formula="of:=ROUND([.A5]; -1)" office:value-type="float" office:value="6000" calcext:value-type="float">
            <text:p>6000</text:p>
          </table:table-cell>
          <table:table-cell table:formula="of:=[.B5]/[.$G$2]*1023" office:value-type="float" office:value="366.9918725" calcext:value-type="float">
            <text:p>366.9918725</text:p>
          </table:table-cell>
          <table:table-cell table:number-columns-repeated="2"/>
        </table:table-row>
        <table:table-row table:style-name="ro1">
          <table:table-cell office:value-type="float" office:value="7999.41" calcext:value-type="float">
            <text:p>7999.41</text:p>
          </table:table-cell>
          <table:table-cell office:value-type="float" office:value="1.24609" calcext:value-type="float">
            <text:p>1.24609</text:p>
          </table:table-cell>
          <table:table-cell office:value-type="float" office:value="0" calcext:value-type="float">
            <text:p>0</text:p>
          </table:table-cell>
          <table:table-cell table:formula="of:=ROUND([.A6]; -1)" office:value-type="float" office:value="8000" calcext:value-type="float">
            <text:p>8000</text:p>
          </table:table-cell>
          <table:table-cell table:formula="of:=[.B6]/[.$G$2]*1023" office:value-type="float" office:value="531.1458625" calcext:value-type="float">
            <text:p>531.1458625</text:p>
          </table:table-cell>
          <table:table-cell table:number-columns-repeated="2"/>
        </table:table-row>
        <table:table-row table:style-name="ro1">
          <table:table-cell office:value-type="float" office:value="9999.4" calcext:value-type="float">
            <text:p>9999.4</text:p>
          </table:table-cell>
          <table:table-cell office:value-type="float" office:value="1.62431" calcext:value-type="float">
            <text:p>1.62431</text:p>
          </table:table-cell>
          <table:table-cell office:value-type="float" office:value="0" calcext:value-type="float">
            <text:p>0</text:p>
          </table:table-cell>
          <table:table-cell table:formula="of:=ROUND([.A7]; -1)" office:value-type="float" office:value="10000" calcext:value-type="float">
            <text:p>10000</text:p>
          </table:table-cell>
          <table:table-cell table:formula="of:=[.B7]/[.$G$2]*1023" office:value-type="float" office:value="692.3621375" calcext:value-type="float">
            <text:p>692.3621375</text:p>
          </table:table-cell>
          <table:table-cell table:number-columns-repeated="2"/>
        </table:table-row>
        <table:table-row table:style-name="ro1">
          <table:table-cell office:value-type="float" office:value="11999.4" calcext:value-type="float">
            <text:p>11999.4</text:p>
          </table:table-cell>
          <table:table-cell office:value-type="float" office:value="1.74217" calcext:value-type="float">
            <text:p>1.74217</text:p>
          </table:table-cell>
          <table:table-cell office:value-type="float" office:value="0" calcext:value-type="float">
            <text:p>0</text:p>
          </table:table-cell>
          <table:table-cell table:formula="of:=ROUND([.A8]; -1)" office:value-type="float" office:value="12000" calcext:value-type="float">
            <text:p>12000</text:p>
          </table:table-cell>
          <table:table-cell table:formula="of:=[.B8]/[.$G$2]*1023" office:value-type="float" office:value="742.5999625" calcext:value-type="float">
            <text:p>742.5999625</text:p>
          </table:table-cell>
          <table:table-cell table:number-columns-repeated="2"/>
        </table:table-row>
        <table:table-row table:style-name="ro1">
          <table:table-cell office:value-type="float" office:value="13999.4" calcext:value-type="float">
            <text:p>13999.4</text:p>
          </table:table-cell>
          <table:table-cell office:value-type="float" office:value="1.76586" calcext:value-type="float">
            <text:p>1.76586</text:p>
          </table:table-cell>
          <table:table-cell office:value-type="float" office:value="0" calcext:value-type="float">
            <text:p>0</text:p>
          </table:table-cell>
          <table:table-cell table:formula="of:=ROUND([.A9]; -1)" office:value-type="float" office:value="14000" calcext:value-type="float">
            <text:p>14000</text:p>
          </table:table-cell>
          <table:table-cell table:formula="of:=[.B9]/[.$G$2]*1023" office:value-type="float" office:value="752.697825" calcext:value-type="float">
            <text:p>752.697825</text:p>
          </table:table-cell>
          <table:table-cell table:number-columns-repeated="2"/>
        </table:table-row>
        <table:table-row table:style-name="ro1">
          <table:table-cell office:value-type="float" office:value="14999.4" calcext:value-type="float">
            <text:p>14999.4</text:p>
          </table:table-cell>
          <table:table-cell office:value-type="float" office:value="1.77266" calcext:value-type="float">
            <text:p>1.77266</text:p>
          </table:table-cell>
          <table:table-cell office:value-type="float" office:value="0" calcext:value-type="float">
            <text:p>0</text:p>
          </table:table-cell>
          <table:table-cell table:formula="of:=ROUND([.A10]; -1)" office:value-type="float" office:value="15000" calcext:value-type="float">
            <text:p>15000</text:p>
          </table:table-cell>
          <table:table-cell table:formula="of:=[.B10]/[.$G$2]*1023" office:value-type="float" office:value="755.596325" calcext:value-type="float">
            <text:p>755.596325</text:p>
          </table:table-cell>
          <table:table-cell table:number-columns-repeated="2"/>
        </table:table-row>
        <table:table-row table:style-name="ro1">
          <table:table-cell table:style-name="ce1" office:value-type="float" office:value="0.000000000000606459" calcext:value-type="float">
            <text:p>6.06E-13</text:p>
          </table:table-cell>
          <table:table-cell office:value-type="float" office:value="0.244065" calcext:value-type="float">
            <text:p>0.244065</text:p>
          </table:table-cell>
          <table:table-cell office:value-type="float" office:value="10" calcext:value-type="float">
            <text:p>10</text:p>
          </table:table-cell>
          <table:table-cell table:formula="of:=ROUND([.A11]; -1)" office:value-type="float" office:value="0" calcext:value-type="float">
            <text:p>0</text:p>
          </table:table-cell>
          <table:table-cell table:formula="of:=[.B11]/[.$G$2]*1023" office:value-type="float" office:value="104.03270625" calcext:value-type="float">
            <text:p>104.03270625</text:p>
          </table:table-cell>
          <table:table-cell table:number-columns-repeated="2"/>
        </table:table-row>
        <table:table-row table:style-name="ro1">
          <table:table-cell office:value-type="float" office:value="1999.49" calcext:value-type="float">
            <text:p>1999.49</text:p>
          </table:table-cell>
          <table:table-cell office:value-type="float" office:value="0.258036" calcext:value-type="float">
            <text:p>0.258036</text:p>
          </table:table-cell>
          <table:table-cell office:value-type="float" office:value="10" calcext:value-type="float">
            <text:p>10</text:p>
          </table:table-cell>
          <table:table-cell table:formula="of:=ROUND([.A12]; -1)" office:value-type="float" office:value="2000" calcext:value-type="float">
            <text:p>2000</text:p>
          </table:table-cell>
          <table:table-cell table:formula="of:=[.B12]/[.$G$2]*1023" office:value-type="float" office:value="109.987845" calcext:value-type="float">
            <text:p>109.987845</text:p>
          </table:table-cell>
          <table:table-cell table:number-columns-repeated="2"/>
        </table:table-row>
        <table:table-row table:style-name="ro1">
          <table:table-cell office:value-type="float" office:value="3999.46" calcext:value-type="float">
            <text:p>3999.46</text:p>
          </table:table-cell>
          <table:table-cell office:value-type="float" office:value="0.520317" calcext:value-type="float">
            <text:p>0.520317</text:p>
          </table:table-cell>
          <table:table-cell office:value-type="float" office:value="10" calcext:value-type="float">
            <text:p>10</text:p>
          </table:table-cell>
          <table:table-cell table:formula="of:=ROUND([.A13]; -1)" office:value-type="float" office:value="4000" calcext:value-type="float">
            <text:p>4000</text:p>
          </table:table-cell>
          <table:table-cell table:formula="of:=[.B13]/[.$G$2]*1023" office:value-type="float" office:value="221.78512125" calcext:value-type="float">
            <text:p>221.78512125</text:p>
          </table:table-cell>
          <table:table-cell table:number-columns-repeated="2"/>
        </table:table-row>
        <table:table-row table:style-name="ro1">
          <table:table-cell office:value-type="float" office:value="5999.44" calcext:value-type="float">
            <text:p>5999.44</text:p>
          </table:table-cell>
          <table:table-cell office:value-type="float" office:value="0.896375" calcext:value-type="float">
            <text:p>0.896375</text:p>
          </table:table-cell>
          <table:table-cell office:value-type="float" office:value="10" calcext:value-type="float">
            <text:p>10</text:p>
          </table:table-cell>
          <table:table-cell table:formula="of:=ROUND([.A14]; -1)" office:value-type="float" office:value="6000" calcext:value-type="float">
            <text:p>6000</text:p>
          </table:table-cell>
          <table:table-cell table:formula="of:=[.B14]/[.$G$2]*1023" office:value-type="float" office:value="382.07984375" calcext:value-type="float">
            <text:p>382.07984375</text:p>
          </table:table-cell>
          <table:table-cell table:number-columns-repeated="2"/>
        </table:table-row>
        <table:table-row table:style-name="ro1">
          <table:table-cell office:value-type="float" office:value="7999.43" calcext:value-type="float">
            <text:p>7999.43</text:p>
          </table:table-cell>
          <table:table-cell office:value-type="float" office:value="1.28088" calcext:value-type="float">
            <text:p>1.28088</text:p>
          </table:table-cell>
          <table:table-cell office:value-type="float" office:value="10" calcext:value-type="float">
            <text:p>10</text:p>
          </table:table-cell>
          <table:table-cell table:formula="of:=ROUND([.A15]; -1)" office:value-type="float" office:value="8000" calcext:value-type="float">
            <text:p>8000</text:p>
          </table:table-cell>
          <table:table-cell table:formula="of:=[.B15]/[.$G$2]*1023" office:value-type="float" office:value="545.9751" calcext:value-type="float">
            <text:p>545.9751</text:p>
          </table:table-cell>
          <table:table-cell table:number-columns-repeated="2"/>
        </table:table-row>
        <table:table-row table:style-name="ro1">
          <table:table-cell office:value-type="float" office:value="9999.42" calcext:value-type="float">
            <text:p>9999.42</text:p>
          </table:table-cell>
          <table:table-cell office:value-type="float" office:value="1.65694" calcext:value-type="float">
            <text:p>1.65694</text:p>
          </table:table-cell>
          <table:table-cell office:value-type="float" office:value="10" calcext:value-type="float">
            <text:p>10</text:p>
          </table:table-cell>
          <table:table-cell table:formula="of:=ROUND([.A16]; -1)" office:value-type="float" office:value="10000" calcext:value-type="float">
            <text:p>10000</text:p>
          </table:table-cell>
          <table:table-cell table:formula="of:=[.B16]/[.$G$2]*1023" office:value-type="float" office:value="706.270675" calcext:value-type="float">
            <text:p>706.270675</text:p>
          </table:table-cell>
          <table:table-cell table:number-columns-repeated="2"/>
        </table:table-row>
        <table:table-row table:style-name="ro1">
          <table:table-cell office:value-type="float" office:value="11999.4" calcext:value-type="float">
            <text:p>11999.4</text:p>
          </table:table-cell>
          <table:table-cell office:value-type="float" office:value="1.76202" calcext:value-type="float">
            <text:p>1.76202</text:p>
          </table:table-cell>
          <table:table-cell office:value-type="float" office:value="10" calcext:value-type="float">
            <text:p>10</text:p>
          </table:table-cell>
          <table:table-cell table:formula="of:=ROUND([.A17]; -1)" office:value-type="float" office:value="12000" calcext:value-type="float">
            <text:p>12000</text:p>
          </table:table-cell>
          <table:table-cell table:formula="of:=[.B17]/[.$G$2]*1023" office:value-type="float" office:value="751.061025" calcext:value-type="float">
            <text:p>751.061025</text:p>
          </table:table-cell>
          <table:table-cell table:number-columns-repeated="2"/>
        </table:table-row>
        <table:table-row table:style-name="ro1">
          <table:table-cell office:value-type="float" office:value="13999.4" calcext:value-type="float">
            <text:p>13999.4</text:p>
          </table:table-cell>
          <table:table-cell office:value-type="float" office:value="1.78601" calcext:value-type="float">
            <text:p>1.78601</text:p>
          </table:table-cell>
          <table:table-cell office:value-type="float" office:value="10" calcext:value-type="float">
            <text:p>10</text:p>
          </table:table-cell>
          <table:table-cell table:formula="of:=ROUND([.A18]; -1)" office:value-type="float" office:value="14000" calcext:value-type="float">
            <text:p>14000</text:p>
          </table:table-cell>
          <table:table-cell table:formula="of:=[.B18]/[.$G$2]*1023" office:value-type="float" office:value="761.2867625" calcext:value-type="float">
            <text:p>761.2867625</text:p>
          </table:table-cell>
          <table:table-cell table:number-columns-repeated="2"/>
        </table:table-row>
        <table:table-row table:style-name="ro1">
          <table:table-cell office:value-type="float" office:value="14999.4" calcext:value-type="float">
            <text:p>14999.4</text:p>
          </table:table-cell>
          <table:table-cell office:value-type="float" office:value="1.79287" calcext:value-type="float">
            <text:p>1.79287</text:p>
          </table:table-cell>
          <table:table-cell office:value-type="float" office:value="10" calcext:value-type="float">
            <text:p>10</text:p>
          </table:table-cell>
          <table:table-cell table:formula="of:=ROUND([.A19]; -1)" office:value-type="float" office:value="15000" calcext:value-type="float">
            <text:p>15000</text:p>
          </table:table-cell>
          <table:table-cell table:formula="of:=[.B19]/[.$G$2]*1023" office:value-type="float" office:value="764.2108375" calcext:value-type="float">
            <text:p>764.2108375</text:p>
          </table:table-cell>
          <table:table-cell table:number-columns-repeated="2"/>
        </table:table-row>
        <table:table-row table:style-name="ro1">
          <table:table-cell table:style-name="ce1" office:value-type="float" office:value="0.000000000000686676" calcext:value-type="float">
            <text:p>6.87E-13</text:p>
          </table:table-cell>
          <table:table-cell office:value-type="float" office:value="0.292007" calcext:value-type="float">
            <text:p>0.292007</text:p>
          </table:table-cell>
          <table:table-cell office:value-type="float" office:value="20" calcext:value-type="float">
            <text:p>20</text:p>
          </table:table-cell>
          <table:table-cell table:formula="of:=ROUND([.A20]; -1)" office:value-type="float" office:value="0" calcext:value-type="float">
            <text:p>0</text:p>
          </table:table-cell>
          <table:table-cell table:formula="of:=[.B20]/[.$G$2]*1023" office:value-type="float" office:value="124.46798375" calcext:value-type="float">
            <text:p>124.46798375</text:p>
          </table:table-cell>
          <table:table-cell table:number-columns-repeated="2"/>
        </table:table-row>
        <table:table-row table:style-name="ro1">
          <table:table-cell office:value-type="float" office:value="1999.51" calcext:value-type="float">
            <text:p>1999.51</text:p>
          </table:table-cell>
          <table:table-cell office:value-type="float" office:value="0.305255" calcext:value-type="float">
            <text:p>0.305255</text:p>
          </table:table-cell>
          <table:table-cell office:value-type="float" office:value="20" calcext:value-type="float">
            <text:p>20</text:p>
          </table:table-cell>
          <table:table-cell table:formula="of:=ROUND([.A21]; -1)" office:value-type="float" office:value="2000" calcext:value-type="float">
            <text:p>2000</text:p>
          </table:table-cell>
          <table:table-cell table:formula="of:=[.B21]/[.$G$2]*1023" office:value-type="float" office:value="130.11494375" calcext:value-type="float">
            <text:p>130.11494375</text:p>
          </table:table-cell>
          <table:table-cell table:number-columns-repeated="2"/>
        </table:table-row>
        <table:table-row table:style-name="ro1">
          <table:table-cell office:value-type="float" office:value="3999.48" calcext:value-type="float">
            <text:p>3999.48</text:p>
          </table:table-cell>
          <table:table-cell office:value-type="float" office:value="0.556481" calcext:value-type="float">
            <text:p>0.556481</text:p>
          </table:table-cell>
          <table:table-cell office:value-type="float" office:value="20" calcext:value-type="float">
            <text:p>20</text:p>
          </table:table-cell>
          <table:table-cell table:formula="of:=ROUND([.A22]; -1)" office:value-type="float" office:value="4000" calcext:value-type="float">
            <text:p>4000</text:p>
          </table:table-cell>
          <table:table-cell table:formula="of:=[.B22]/[.$G$2]*1023" office:value-type="float" office:value="237.20002625" calcext:value-type="float">
            <text:p>237.20002625</text:p>
          </table:table-cell>
          <table:table-cell table:number-columns-repeated="2"/>
        </table:table-row>
        <table:table-row table:style-name="ro1">
          <table:table-cell office:value-type="float" office:value="5999.46" calcext:value-type="float">
            <text:p>5999.46</text:p>
          </table:table-cell>
          <table:table-cell office:value-type="float" office:value="0.931825" calcext:value-type="float">
            <text:p>0.931825</text:p>
          </table:table-cell>
          <table:table-cell office:value-type="float" office:value="20" calcext:value-type="float">
            <text:p>20</text:p>
          </table:table-cell>
          <table:table-cell table:formula="of:=ROUND([.A23]; -1)" office:value-type="float" office:value="6000" calcext:value-type="float">
            <text:p>6000</text:p>
          </table:table-cell>
          <table:table-cell table:formula="of:=[.B23]/[.$G$2]*1023" office:value-type="float" office:value="397.19040625" calcext:value-type="float">
            <text:p>397.19040625</text:p>
          </table:table-cell>
          <table:table-cell table:number-columns-repeated="2"/>
        </table:table-row>
        <table:table-row table:style-name="ro1">
          <table:table-cell office:value-type="float" office:value="7999.45" calcext:value-type="float">
            <text:p>7999.45</text:p>
          </table:table-cell>
          <table:table-cell office:value-type="float" office:value="1.31584" calcext:value-type="float">
            <text:p>1.31584</text:p>
          </table:table-cell>
          <table:table-cell office:value-type="float" office:value="20" calcext:value-type="float">
            <text:p>20</text:p>
          </table:table-cell>
          <table:table-cell table:formula="of:=ROUND([.A24]; -1)" office:value-type="float" office:value="8000" calcext:value-type="float">
            <text:p>8000</text:p>
          </table:table-cell>
          <table:table-cell table:formula="of:=[.B24]/[.$G$2]*1023" office:value-type="float" office:value="560.8768" calcext:value-type="float">
            <text:p>560.8768</text:p>
          </table:table-cell>
          <table:table-cell table:number-columns-repeated="2"/>
        </table:table-row>
        <table:table-row table:style-name="ro1">
          <table:table-cell office:value-type="float" office:value="9999.44" calcext:value-type="float">
            <text:p>9999.44</text:p>
          </table:table-cell>
          <table:table-cell office:value-type="float" office:value="1.68877" calcext:value-type="float">
            <text:p>1.68877</text:p>
          </table:table-cell>
          <table:table-cell office:value-type="float" office:value="20" calcext:value-type="float">
            <text:p>20</text:p>
          </table:table-cell>
          <table:table-cell table:formula="of:=ROUND([.A25]; -1)" office:value-type="float" office:value="10000" calcext:value-type="float">
            <text:p>10000</text:p>
          </table:table-cell>
          <table:table-cell table:formula="of:=[.B25]/[.$G$2]*1023" office:value-type="float" office:value="719.8382125" calcext:value-type="float">
            <text:p>719.8382125</text:p>
          </table:table-cell>
          <table:table-cell table:number-columns-repeated="2"/>
        </table:table-row>
        <table:table-row table:style-name="ro1">
          <table:table-cell office:value-type="float" office:value="11999.4" calcext:value-type="float">
            <text:p>11999.4</text:p>
          </table:table-cell>
          <table:table-cell office:value-type="float" office:value="1.78217" calcext:value-type="float">
            <text:p>1.78217</text:p>
          </table:table-cell>
          <table:table-cell office:value-type="float" office:value="20" calcext:value-type="float">
            <text:p>20</text:p>
          </table:table-cell>
          <table:table-cell table:formula="of:=ROUND([.A26]; -1)" office:value-type="float" office:value="12000" calcext:value-type="float">
            <text:p>12000</text:p>
          </table:table-cell>
          <table:table-cell table:formula="of:=[.B26]/[.$G$2]*1023" office:value-type="float" office:value="759.6499625" calcext:value-type="float">
            <text:p>759.6499625</text:p>
          </table:table-cell>
          <table:table-cell table:number-columns-repeated="2"/>
        </table:table-row>
        <table:table-row table:style-name="ro1">
          <table:table-cell office:value-type="float" office:value="13999.4" calcext:value-type="float">
            <text:p>13999.4</text:p>
          </table:table-cell>
          <table:table-cell office:value-type="float" office:value="1.80558" calcext:value-type="float">
            <text:p>1.80558</text:p>
          </table:table-cell>
          <table:table-cell office:value-type="float" office:value="20" calcext:value-type="float">
            <text:p>20</text:p>
          </table:table-cell>
          <table:table-cell table:formula="of:=ROUND([.A27]; -1)" office:value-type="float" office:value="14000" calcext:value-type="float">
            <text:p>14000</text:p>
          </table:table-cell>
          <table:table-cell table:formula="of:=[.B27]/[.$G$2]*1023" office:value-type="float" office:value="769.628475" calcext:value-type="float">
            <text:p>769.628475</text:p>
          </table:table-cell>
          <table:table-cell table:number-columns-repeated="2"/>
        </table:table-row>
        <table:table-row table:style-name="ro1">
          <table:table-cell office:value-type="float" office:value="14999.4" calcext:value-type="float">
            <text:p>14999.4</text:p>
          </table:table-cell>
          <table:table-cell office:value-type="float" office:value="1.81277" calcext:value-type="float">
            <text:p>1.81277</text:p>
          </table:table-cell>
          <table:table-cell office:value-type="float" office:value="20" calcext:value-type="float">
            <text:p>20</text:p>
          </table:table-cell>
          <table:table-cell table:formula="of:=ROUND([.A28]; -1)" office:value-type="float" office:value="15000" calcext:value-type="float">
            <text:p>15000</text:p>
          </table:table-cell>
          <table:table-cell table:formula="of:=[.B28]/[.$G$2]*1023" office:value-type="float" office:value="772.6932125" calcext:value-type="float">
            <text:p>772.6932125</text:p>
          </table:table-cell>
          <table:table-cell table:number-columns-repeated="2"/>
        </table:table-row>
        <table:table-row table:style-name="ro1">
          <table:table-cell table:style-name="ce1" office:value-type="float" office:value="0.0000000000000287822" calcext:value-type="float">
            <text:p>2.88E-14</text:p>
          </table:table-cell>
          <table:table-cell office:value-type="float" office:value="0.339724" calcext:value-type="float">
            <text:p>0.339724</text:p>
          </table:table-cell>
          <table:table-cell office:value-type="float" office:value="30" calcext:value-type="float">
            <text:p>30</text:p>
          </table:table-cell>
          <table:table-cell table:formula="of:=ROUND([.A29]; -1)" office:value-type="float" office:value="0" calcext:value-type="float">
            <text:p>0</text:p>
          </table:table-cell>
          <table:table-cell table:formula="of:=[.B29]/[.$G$2]*1023" office:value-type="float" office:value="144.807355" calcext:value-type="float">
            <text:p>144.807355</text:p>
          </table:table-cell>
          <table:table-cell table:number-columns-repeated="2"/>
        </table:table-row>
        <table:table-row table:style-name="ro1">
          <table:table-cell office:value-type="float" office:value="1999.54" calcext:value-type="float">
            <text:p>1999.54</text:p>
          </table:table-cell>
          <table:table-cell office:value-type="float" office:value="0.352361" calcext:value-type="float">
            <text:p>0.352361</text:p>
          </table:table-cell>
          <table:table-cell office:value-type="float" office:value="30" calcext:value-type="float">
            <text:p>30</text:p>
          </table:table-cell>
          <table:table-cell table:formula="of:=ROUND([.A30]; -1)" office:value-type="float" office:value="2000" calcext:value-type="float">
            <text:p>2000</text:p>
          </table:table-cell>
          <table:table-cell table:formula="of:=[.B30]/[.$G$2]*1023" office:value-type="float" office:value="150.19387625" calcext:value-type="float">
            <text:p>150.19387625</text:p>
          </table:table-cell>
          <table:table-cell table:number-columns-repeated="2"/>
        </table:table-row>
        <table:table-row table:style-name="ro1">
          <table:table-cell office:value-type="float" office:value="3999.51" calcext:value-type="float">
            <text:p>3999.51</text:p>
          </table:table-cell>
          <table:table-cell office:value-type="float" office:value="0.593183" calcext:value-type="float">
            <text:p>0.593183</text:p>
          </table:table-cell>
          <table:table-cell office:value-type="float" office:value="30" calcext:value-type="float">
            <text:p>30</text:p>
          </table:table-cell>
          <table:table-cell table:formula="of:=ROUND([.A31]; -1)" office:value-type="float" office:value="4000" calcext:value-type="float">
            <text:p>4000</text:p>
          </table:table-cell>
          <table:table-cell table:formula="of:=[.B31]/[.$G$2]*1023" office:value-type="float" office:value="252.84425375" calcext:value-type="float">
            <text:p>252.84425375</text:p>
          </table:table-cell>
          <table:table-cell table:number-columns-repeated="2"/>
        </table:table-row>
        <table:table-row table:style-name="ro1">
          <table:table-cell office:value-type="float" office:value="5999.49" calcext:value-type="float">
            <text:p>5999.49</text:p>
          </table:table-cell>
          <table:table-cell office:value-type="float" office:value="0.967481" calcext:value-type="float">
            <text:p>0.967481</text:p>
          </table:table-cell>
          <table:table-cell office:value-type="float" office:value="30" calcext:value-type="float">
            <text:p>30</text:p>
          </table:table-cell>
          <table:table-cell table:formula="of:=ROUND([.A32]; -1)" office:value-type="float" office:value="6000" calcext:value-type="float">
            <text:p>6000</text:p>
          </table:table-cell>
          <table:table-cell table:formula="of:=[.B32]/[.$G$2]*1023" office:value-type="float" office:value="412.38877625" calcext:value-type="float">
            <text:p>412.38877625</text:p>
          </table:table-cell>
          <table:table-cell table:number-columns-repeated="2"/>
        </table:table-row>
        <table:table-row table:style-name="ro1">
          <table:table-cell office:value-type="float" office:value="7999.47" calcext:value-type="float">
            <text:p>7999.47</text:p>
          </table:table-cell>
          <table:table-cell office:value-type="float" office:value="1.35149" calcext:value-type="float">
            <text:p>1.35149</text:p>
          </table:table-cell>
          <table:table-cell office:value-type="float" office:value="30" calcext:value-type="float">
            <text:p>30</text:p>
          </table:table-cell>
          <table:table-cell table:formula="of:=ROUND([.A33]; -1)" office:value-type="float" office:value="8000" calcext:value-type="float">
            <text:p>8000</text:p>
          </table:table-cell>
          <table:table-cell table:formula="of:=[.B33]/[.$G$2]*1023" office:value-type="float" office:value="576.0726125" calcext:value-type="float">
            <text:p>576.0726125</text:p>
          </table:table-cell>
          <table:table-cell table:number-columns-repeated="2"/>
        </table:table-row>
        <table:table-row table:style-name="ro1">
          <table:table-cell office:value-type="float" office:value="9999.46" calcext:value-type="float">
            <text:p>9999.46</text:p>
          </table:table-cell>
          <table:table-cell office:value-type="float" office:value="1.71694" calcext:value-type="float">
            <text:p>1.71694</text:p>
          </table:table-cell>
          <table:table-cell office:value-type="float" office:value="30" calcext:value-type="float">
            <text:p>30</text:p>
          </table:table-cell>
          <table:table-cell table:formula="of:=ROUND([.A34]; -1)" office:value-type="float" office:value="10000" calcext:value-type="float">
            <text:p>10000</text:p>
          </table:table-cell>
          <table:table-cell table:formula="of:=[.B34]/[.$G$2]*1023" office:value-type="float" office:value="731.845675" calcext:value-type="float">
            <text:p>731.845675</text:p>
          </table:table-cell>
          <table:table-cell table:number-columns-repeated="2"/>
        </table:table-row>
        <table:table-row table:style-name="ro1">
          <table:table-cell office:value-type="float" office:value="11999.5" calcext:value-type="float">
            <text:p>11999.5</text:p>
          </table:table-cell>
          <table:table-cell office:value-type="float" office:value="1.8018" calcext:value-type="float">
            <text:p>1.8018</text:p>
          </table:table-cell>
          <table:table-cell office:value-type="float" office:value="30" calcext:value-type="float">
            <text:p>30</text:p>
          </table:table-cell>
          <table:table-cell table:formula="of:=ROUND([.A35]; -1)" office:value-type="float" office:value="12000" calcext:value-type="float">
            <text:p>12000</text:p>
          </table:table-cell>
          <table:table-cell table:formula="of:=[.B35]/[.$G$2]*1023" office:value-type="float" office:value="768.01725" calcext:value-type="float">
            <text:p>768.01725</text:p>
          </table:table-cell>
          <table:table-cell table:number-columns-repeated="2"/>
        </table:table-row>
        <table:table-row table:style-name="ro1">
          <table:table-cell office:value-type="float" office:value="13999.4" calcext:value-type="float">
            <text:p>13999.4</text:p>
          </table:table-cell>
          <table:table-cell office:value-type="float" office:value="1.82511" calcext:value-type="float">
            <text:p>1.82511</text:p>
          </table:table-cell>
          <table:table-cell office:value-type="float" office:value="30" calcext:value-type="float">
            <text:p>30</text:p>
          </table:table-cell>
          <table:table-cell table:formula="of:=ROUND([.A36]; -1)" office:value-type="float" office:value="14000" calcext:value-type="float">
            <text:p>14000</text:p>
          </table:table-cell>
          <table:table-cell table:formula="of:=[.B36]/[.$G$2]*1023" office:value-type="float" office:value="777.9531375" calcext:value-type="float">
            <text:p>777.9531375</text:p>
          </table:table-cell>
          <table:table-cell table:number-columns-repeated="2"/>
        </table:table-row>
        <table:table-row table:style-name="ro1">
          <table:table-cell office:value-type="float" office:value="14999.4" calcext:value-type="float">
            <text:p>14999.4</text:p>
          </table:table-cell>
          <table:table-cell office:value-type="float" office:value="1.83224" calcext:value-type="float">
            <text:p>1.83224</text:p>
          </table:table-cell>
          <table:table-cell office:value-type="float" office:value="30" calcext:value-type="float">
            <text:p>30</text:p>
          </table:table-cell>
          <table:table-cell table:formula="of:=ROUND([.A37]; -1)" office:value-type="float" office:value="15000" calcext:value-type="float">
            <text:p>15000</text:p>
          </table:table-cell>
          <table:table-cell table:formula="of:=[.B37]/[.$G$2]*1023" office:value-type="float" office:value="780.9923" calcext:value-type="float">
            <text:p>780.9923</text:p>
          </table:table-cell>
          <table:table-cell table:number-columns-repeated="2"/>
        </table:table-row>
        <table:table-row table:style-name="ro1">
          <table:table-cell table:style-name="ce1" office:value-type="float" office:value="0.000000000000750565" calcext:value-type="float">
            <text:p>7.51E-13</text:p>
          </table:table-cell>
          <table:table-cell office:value-type="float" office:value="0.38624" calcext:value-type="float">
            <text:p>0.38624</text:p>
          </table:table-cell>
          <table:table-cell office:value-type="float" office:value="40" calcext:value-type="float">
            <text:p>40</text:p>
          </table:table-cell>
          <table:table-cell table:formula="of:=ROUND([.A38]; -1)" office:value-type="float" office:value="0" calcext:value-type="float">
            <text:p>0</text:p>
          </table:table-cell>
          <table:table-cell table:formula="of:=[.B38]/[.$G$2]*1023" office:value-type="float" office:value="164.6348" calcext:value-type="float">
            <text:p>164.6348</text:p>
          </table:table-cell>
          <table:table-cell table:number-columns-repeated="2"/>
        </table:table-row>
        <table:table-row table:style-name="ro1">
          <table:table-cell office:value-type="float" office:value="1999.56" calcext:value-type="float">
            <text:p>1999.56</text:p>
          </table:table-cell>
          <table:table-cell office:value-type="float" office:value="0.398662" calcext:value-type="float">
            <text:p>0.398662</text:p>
          </table:table-cell>
          <table:table-cell office:value-type="float" office:value="40" calcext:value-type="float">
            <text:p>40</text:p>
          </table:table-cell>
          <table:table-cell table:formula="of:=ROUND([.A39]; -1)" office:value-type="float" office:value="2000" calcext:value-type="float">
            <text:p>2000</text:p>
          </table:table-cell>
          <table:table-cell table:formula="of:=[.B39]/[.$G$2]*1023" office:value-type="float" office:value="169.9296775" calcext:value-type="float">
            <text:p>169.9296775</text:p>
          </table:table-cell>
          <table:table-cell table:number-columns-repeated="2"/>
        </table:table-row>
        <table:table-row table:style-name="ro1">
          <table:table-cell office:value-type="float" office:value="3999.53" calcext:value-type="float">
            <text:p>3999.53</text:p>
          </table:table-cell>
          <table:table-cell office:value-type="float" office:value="0.630271" calcext:value-type="float">
            <text:p>0.630271</text:p>
          </table:table-cell>
          <table:table-cell office:value-type="float" office:value="40" calcext:value-type="float">
            <text:p>40</text:p>
          </table:table-cell>
          <table:table-cell table:formula="of:=ROUND([.A40]; -1)" office:value-type="float" office:value="4000" calcext:value-type="float">
            <text:p>4000</text:p>
          </table:table-cell>
          <table:table-cell table:formula="of:=[.B40]/[.$G$2]*1023" office:value-type="float" office:value="268.65301375" calcext:value-type="float">
            <text:p>268.65301375</text:p>
          </table:table-cell>
          <table:table-cell table:number-columns-repeated="2"/>
        </table:table-row>
        <table:table-row table:style-name="ro1">
          <table:table-cell office:value-type="float" office:value="5999.51" calcext:value-type="float">
            <text:p>5999.51</text:p>
          </table:table-cell>
          <table:table-cell office:value-type="float" office:value="1.00199" calcext:value-type="float">
            <text:p>1.00199</text:p>
          </table:table-cell>
          <table:table-cell office:value-type="float" office:value="40" calcext:value-type="float">
            <text:p>40</text:p>
          </table:table-cell>
          <table:table-cell table:formula="of:=ROUND([.A41]; -1)" office:value-type="float" office:value="6000" calcext:value-type="float">
            <text:p>6000</text:p>
          </table:table-cell>
          <table:table-cell table:formula="of:=[.B41]/[.$G$2]*1023" office:value-type="float" office:value="427.0982375" calcext:value-type="float">
            <text:p>427.0982375</text:p>
          </table:table-cell>
          <table:table-cell table:number-columns-repeated="2"/>
        </table:table-row>
        <table:table-row table:style-name="ro1">
          <table:table-cell office:value-type="float" office:value="7999.5" calcext:value-type="float">
            <text:p>7999.5</text:p>
          </table:table-cell>
          <table:table-cell office:value-type="float" office:value="1.38481" calcext:value-type="float">
            <text:p>1.38481</text:p>
          </table:table-cell>
          <table:table-cell office:value-type="float" office:value="40" calcext:value-type="float">
            <text:p>40</text:p>
          </table:table-cell>
          <table:table-cell table:formula="of:=ROUND([.A42]; -1)" office:value-type="float" office:value="8000" calcext:value-type="float">
            <text:p>8000</text:p>
          </table:table-cell>
          <table:table-cell table:formula="of:=[.B42]/[.$G$2]*1023" office:value-type="float" office:value="590.2752625" calcext:value-type="float">
            <text:p>590.2752625</text:p>
          </table:table-cell>
          <table:table-cell table:number-columns-repeated="2"/>
        </table:table-row>
        <table:table-row table:style-name="ro1">
          <table:table-cell office:value-type="float" office:value="9999.48" calcext:value-type="float">
            <text:p>9999.48</text:p>
          </table:table-cell>
          <table:table-cell office:value-type="float" office:value="1.74364" calcext:value-type="float">
            <text:p>1.74364</text:p>
          </table:table-cell>
          <table:table-cell office:value-type="float" office:value="40" calcext:value-type="float">
            <text:p>40</text:p>
          </table:table-cell>
          <table:table-cell table:formula="of:=ROUND([.A43]; -1)" office:value-type="float" office:value="10000" calcext:value-type="float">
            <text:p>10000</text:p>
          </table:table-cell>
          <table:table-cell table:formula="of:=[.B43]/[.$G$2]*1023" office:value-type="float" office:value="743.22655" calcext:value-type="float">
            <text:p>743.22655</text:p>
          </table:table-cell>
          <table:table-cell table:number-columns-repeated="2"/>
        </table:table-row>
        <table:table-row table:style-name="ro1">
          <table:table-cell office:value-type="float" office:value="11999.5" calcext:value-type="float">
            <text:p>11999.5</text:p>
          </table:table-cell>
          <table:table-cell office:value-type="float" office:value="1.82148" calcext:value-type="float">
            <text:p>1.82148</text:p>
          </table:table-cell>
          <table:table-cell office:value-type="float" office:value="40" calcext:value-type="float">
            <text:p>40</text:p>
          </table:table-cell>
          <table:table-cell table:formula="of:=ROUND([.A44]; -1)" office:value-type="float" office:value="12000" calcext:value-type="float">
            <text:p>12000</text:p>
          </table:table-cell>
          <table:table-cell table:formula="of:=[.B44]/[.$G$2]*1023" office:value-type="float" office:value="776.40585" calcext:value-type="float">
            <text:p>776.40585</text:p>
          </table:table-cell>
          <table:table-cell table:number-columns-repeated="2"/>
        </table:table-row>
        <table:table-row table:style-name="ro1">
          <table:table-cell office:value-type="float" office:value="13999.5" calcext:value-type="float">
            <text:p>13999.5</text:p>
          </table:table-cell>
          <table:table-cell office:value-type="float" office:value="1.8447" calcext:value-type="float">
            <text:p>1.8447</text:p>
          </table:table-cell>
          <table:table-cell office:value-type="float" office:value="40" calcext:value-type="float">
            <text:p>40</text:p>
          </table:table-cell>
          <table:table-cell table:formula="of:=ROUND([.A45]; -1)" office:value-type="float" office:value="14000" calcext:value-type="float">
            <text:p>14000</text:p>
          </table:table-cell>
          <table:table-cell table:formula="of:=[.B45]/[.$G$2]*1023" office:value-type="float" office:value="786.303375" calcext:value-type="float">
            <text:p>786.303375</text:p>
          </table:table-cell>
          <table:table-cell table:number-columns-repeated="2"/>
        </table:table-row>
        <table:table-row table:style-name="ro1">
          <table:table-cell office:value-type="float" office:value="14999.5" calcext:value-type="float">
            <text:p>14999.5</text:p>
          </table:table-cell>
          <table:table-cell office:value-type="float" office:value="1.85202" calcext:value-type="float">
            <text:p>1.85202</text:p>
          </table:table-cell>
          <table:table-cell office:value-type="float" office:value="40" calcext:value-type="float">
            <text:p>40</text:p>
          </table:table-cell>
          <table:table-cell table:formula="of:=ROUND([.A46]; -1)" office:value-type="float" office:value="15000" calcext:value-type="float">
            <text:p>15000</text:p>
          </table:table-cell>
          <table:table-cell table:formula="of:=[.B46]/[.$G$2]*1023" office:value-type="float" office:value="789.423525" calcext:value-type="float">
            <text:p>789.423525</text:p>
          </table:table-cell>
          <table:table-cell table:number-columns-repeated="2"/>
        </table:table-row>
        <table:table-row table:style-name="ro1">
          <table:table-cell table:style-name="ce1" office:value-type="float" office:value="0.000000000000416945" calcext:value-type="float">
            <text:p>4.17E-13</text:p>
          </table:table-cell>
          <table:table-cell office:value-type="float" office:value="0.430339" calcext:value-type="float">
            <text:p>0.430339</text:p>
          </table:table-cell>
          <table:table-cell office:value-type="float" office:value="50" calcext:value-type="float">
            <text:p>50</text:p>
          </table:table-cell>
          <table:table-cell table:formula="of:=ROUND([.A47]; -1)" office:value-type="float" office:value="0" calcext:value-type="float">
            <text:p>0</text:p>
          </table:table-cell>
          <table:table-cell table:formula="of:=[.B47]/[.$G$2]*1023" office:value-type="float" office:value="183.43199875" calcext:value-type="float">
            <text:p>183.43199875</text:p>
          </table:table-cell>
          <table:table-cell table:number-columns-repeated="2"/>
        </table:table-row>
        <table:table-row table:style-name="ro1">
          <table:table-cell office:value-type="float" office:value="1999.58" calcext:value-type="float">
            <text:p>1999.58</text:p>
          </table:table-cell>
          <table:table-cell office:value-type="float" office:value="0.442937" calcext:value-type="float">
            <text:p>0.442937</text:p>
          </table:table-cell>
          <table:table-cell office:value-type="float" office:value="50" calcext:value-type="float">
            <text:p>50</text:p>
          </table:table-cell>
          <table:table-cell table:formula="of:=ROUND([.A48]; -1)" office:value-type="float" office:value="2000" calcext:value-type="float">
            <text:p>2000</text:p>
          </table:table-cell>
          <table:table-cell table:formula="of:=[.B48]/[.$G$2]*1023" office:value-type="float" office:value="188.80189625" calcext:value-type="float">
            <text:p>188.80189625</text:p>
          </table:table-cell>
          <table:table-cell table:number-columns-repeated="2"/>
        </table:table-row>
        <table:table-row table:style-name="ro1">
          <table:table-cell office:value-type="float" office:value="3999.55" calcext:value-type="float">
            <text:p>3999.55</text:p>
          </table:table-cell>
          <table:table-cell office:value-type="float" office:value="0.667809" calcext:value-type="float">
            <text:p>0.667809</text:p>
          </table:table-cell>
          <table:table-cell office:value-type="float" office:value="50" calcext:value-type="float">
            <text:p>50</text:p>
          </table:table-cell>
          <table:table-cell table:formula="of:=ROUND([.A49]; -1)" office:value-type="float" office:value="4000" calcext:value-type="float">
            <text:p>4000</text:p>
          </table:table-cell>
          <table:table-cell table:formula="of:=[.B49]/[.$G$2]*1023" office:value-type="float" office:value="284.65358625" calcext:value-type="float">
            <text:p>284.65358625</text:p>
          </table:table-cell>
          <table:table-cell table:number-columns-repeated="2"/>
        </table:table-row>
        <table:table-row table:style-name="ro1">
          <table:table-cell office:value-type="float" office:value="5999.53" calcext:value-type="float">
            <text:p>5999.53</text:p>
          </table:table-cell>
          <table:table-cell office:value-type="float" office:value="1.03462" calcext:value-type="float">
            <text:p>1.03462</text:p>
          </table:table-cell>
          <table:table-cell office:value-type="float" office:value="50" calcext:value-type="float">
            <text:p>50</text:p>
          </table:table-cell>
          <table:table-cell table:formula="of:=ROUND([.A50]; -1)" office:value-type="float" office:value="6000" calcext:value-type="float">
            <text:p>6000</text:p>
          </table:table-cell>
          <table:table-cell table:formula="of:=[.B50]/[.$G$2]*1023" office:value-type="float" office:value="441.006775" calcext:value-type="float">
            <text:p>441.006775</text:p>
          </table:table-cell>
          <table:table-cell table:number-columns-repeated="2"/>
        </table:table-row>
        <table:table-row table:style-name="ro1">
          <table:table-cell office:value-type="float" office:value="7999.52" calcext:value-type="float">
            <text:p>7999.52</text:p>
          </table:table-cell>
          <table:table-cell office:value-type="float" office:value="1.41634" calcext:value-type="float">
            <text:p>1.41634</text:p>
          </table:table-cell>
          <table:table-cell office:value-type="float" office:value="50" calcext:value-type="float">
            <text:p>50</text:p>
          </table:table-cell>
          <table:table-cell table:formula="of:=ROUND([.A51]; -1)" office:value-type="float" office:value="8000" calcext:value-type="float">
            <text:p>8000</text:p>
          </table:table-cell>
          <table:table-cell table:formula="of:=[.B51]/[.$G$2]*1023" office:value-type="float" office:value="603.714925" calcext:value-type="float">
            <text:p>603.714925</text:p>
          </table:table-cell>
          <table:table-cell table:number-columns-repeated="2"/>
        </table:table-row>
        <table:table-row table:style-name="ro1">
          <table:table-cell office:value-type="float" office:value="9999.51" calcext:value-type="float">
            <text:p>9999.51</text:p>
          </table:table-cell>
          <table:table-cell office:value-type="float" office:value="1.7668" calcext:value-type="float">
            <text:p>1.7668</text:p>
          </table:table-cell>
          <table:table-cell office:value-type="float" office:value="50" calcext:value-type="float">
            <text:p>50</text:p>
          </table:table-cell>
          <table:table-cell table:formula="of:=ROUND([.A52]; -1)" office:value-type="float" office:value="10000" calcext:value-type="float">
            <text:p>10000</text:p>
          </table:table-cell>
          <table:table-cell table:formula="of:=[.B52]/[.$G$2]*1023" office:value-type="float" office:value="753.0985" calcext:value-type="float">
            <text:p>753.0985</text:p>
          </table:table-cell>
          <table:table-cell table:number-columns-repeated="2"/>
        </table:table-row>
        <table:table-row table:style-name="ro1">
          <table:table-cell office:value-type="float" office:value="11999.5" calcext:value-type="float">
            <text:p>11999.5</text:p>
          </table:table-cell>
          <table:table-cell office:value-type="float" office:value="1.84057" calcext:value-type="float">
            <text:p>1.84057</text:p>
          </table:table-cell>
          <table:table-cell office:value-type="float" office:value="50" calcext:value-type="float">
            <text:p>50</text:p>
          </table:table-cell>
          <table:table-cell table:formula="of:=ROUND([.A53]; -1)" office:value-type="float" office:value="12000" calcext:value-type="float">
            <text:p>12000</text:p>
          </table:table-cell>
          <table:table-cell table:formula="of:=[.B53]/[.$G$2]*1023" office:value-type="float" office:value="784.5429625" calcext:value-type="float">
            <text:p>784.5429625</text:p>
          </table:table-cell>
          <table:table-cell table:number-columns-repeated="2"/>
        </table:table-row>
        <table:table-row table:style-name="ro1">
          <table:table-cell office:value-type="float" office:value="13999.5" calcext:value-type="float">
            <text:p>13999.5</text:p>
          </table:table-cell>
          <table:table-cell office:value-type="float" office:value="1.86386" calcext:value-type="float">
            <text:p>1.86386</text:p>
          </table:table-cell>
          <table:table-cell office:value-type="float" office:value="50" calcext:value-type="float">
            <text:p>50</text:p>
          </table:table-cell>
          <table:table-cell table:formula="of:=ROUND([.A54]; -1)" office:value-type="float" office:value="14000" calcext:value-type="float">
            <text:p>14000</text:p>
          </table:table-cell>
          <table:table-cell table:formula="of:=[.B54]/[.$G$2]*1023" office:value-type="float" office:value="794.470325" calcext:value-type="float">
            <text:p>794.470325</text:p>
          </table:table-cell>
          <table:table-cell table:number-columns-repeated="2"/>
        </table:table-row>
        <table:table-row table:style-name="ro1">
          <table:table-cell office:value-type="float" office:value="14999.5" calcext:value-type="float">
            <text:p>14999.5</text:p>
          </table:table-cell>
          <table:table-cell office:value-type="float" office:value="1.87139" calcext:value-type="float">
            <text:p>1.87139</text:p>
          </table:table-cell>
          <table:table-cell office:value-type="float" office:value="50" calcext:value-type="float">
            <text:p>50</text:p>
          </table:table-cell>
          <table:table-cell table:formula="of:=ROUND([.A55]; -1)" office:value-type="float" office:value="15000" calcext:value-type="float">
            <text:p>15000</text:p>
          </table:table-cell>
          <table:table-cell table:formula="of:=[.B55]/[.$G$2]*1023" office:value-type="float" office:value="797.6799875" calcext:value-type="float">
            <text:p>797.6799875</text:p>
          </table:table-cell>
          <table:table-cell table:number-columns-repeated="2"/>
        </table:table-row>
        <table:table-row table:style-name="ro1">
          <table:table-cell table:style-name="ce1" office:value-type="float" office:value="1.42799E-015" calcext:value-type="float">
            <text:p>1.43E-15</text:p>
          </table:table-cell>
          <table:table-cell office:value-type="float" office:value="0.470794" calcext:value-type="float">
            <text:p>0.470794</text:p>
          </table:table-cell>
          <table:table-cell office:value-type="float" office:value="60" calcext:value-type="float">
            <text:p>60</text:p>
          </table:table-cell>
          <table:table-cell table:formula="of:=ROUND([.A56]; -1)" office:value-type="float" office:value="0" calcext:value-type="float">
            <text:p>0</text:p>
          </table:table-cell>
          <table:table-cell table:formula="of:=[.B56]/[.$G$2]*1023" office:value-type="float" office:value="200.6759425" calcext:value-type="float">
            <text:p>200.6759425</text:p>
          </table:table-cell>
          <table:table-cell table:number-columns-repeated="2"/>
        </table:table-row>
        <table:table-row table:style-name="ro1">
          <table:table-cell office:value-type="float" office:value="1999.61" calcext:value-type="float">
            <text:p>1999.61</text:p>
          </table:table-cell>
          <table:table-cell office:value-type="float" office:value="0.484293" calcext:value-type="float">
            <text:p>0.484293</text:p>
          </table:table-cell>
          <table:table-cell office:value-type="float" office:value="60" calcext:value-type="float">
            <text:p>60</text:p>
          </table:table-cell>
          <table:table-cell table:formula="of:=ROUND([.A57]; -1)" office:value-type="float" office:value="2000" calcext:value-type="float">
            <text:p>2000</text:p>
          </table:table-cell>
          <table:table-cell table:formula="of:=[.B57]/[.$G$2]*1023" office:value-type="float" office:value="206.42989125" calcext:value-type="float">
            <text:p>206.42989125</text:p>
          </table:table-cell>
          <table:table-cell table:number-columns-repeated="2"/>
        </table:table-row>
        <table:table-row table:style-name="ro1">
          <table:table-cell office:value-type="float" office:value="3999.57" calcext:value-type="float">
            <text:p>3999.57</text:p>
          </table:table-cell>
          <table:table-cell office:value-type="float" office:value="0.706226" calcext:value-type="float">
            <text:p>0.706226</text:p>
          </table:table-cell>
          <table:table-cell office:value-type="float" office:value="60" calcext:value-type="float">
            <text:p>60</text:p>
          </table:table-cell>
          <table:table-cell table:formula="of:=ROUND([.A58]; -1)" office:value-type="float" office:value="4000" calcext:value-type="float">
            <text:p>4000</text:p>
          </table:table-cell>
          <table:table-cell table:formula="of:=[.B58]/[.$G$2]*1023" office:value-type="float" office:value="301.0288325" calcext:value-type="float">
            <text:p>301.0288325</text:p>
          </table:table-cell>
          <table:table-cell table:number-columns-repeated="2"/>
        </table:table-row>
        <table:table-row table:style-name="ro1">
          <table:table-cell office:value-type="float" office:value="5999.55" calcext:value-type="float">
            <text:p>5999.55</text:p>
          </table:table-cell>
          <table:table-cell office:value-type="float" office:value="1.06303" calcext:value-type="float">
            <text:p>1.06303</text:p>
          </table:table-cell>
          <table:table-cell office:value-type="float" office:value="60" calcext:value-type="float">
            <text:p>60</text:p>
          </table:table-cell>
          <table:table-cell table:formula="of:=ROUND([.A59]; -1)" office:value-type="float" office:value="6000" calcext:value-type="float">
            <text:p>6000</text:p>
          </table:table-cell>
          <table:table-cell table:formula="of:=[.B59]/[.$G$2]*1023" office:value-type="float" office:value="453.1165375" calcext:value-type="float">
            <text:p>453.1165375</text:p>
          </table:table-cell>
          <table:table-cell table:number-columns-repeated="2"/>
        </table:table-row>
        <table:table-row table:style-name="ro1">
          <table:table-cell office:value-type="float" office:value="7999.54" calcext:value-type="float">
            <text:p>7999.54</text:p>
          </table:table-cell>
          <table:table-cell office:value-type="float" office:value="1.44382" calcext:value-type="float">
            <text:p>1.44382</text:p>
          </table:table-cell>
          <table:table-cell office:value-type="float" office:value="60" calcext:value-type="float">
            <text:p>60</text:p>
          </table:table-cell>
          <table:table-cell table:formula="of:=ROUND([.A60]; -1)" office:value-type="float" office:value="8000" calcext:value-type="float">
            <text:p>8000</text:p>
          </table:table-cell>
          <table:table-cell table:formula="of:=[.B60]/[.$G$2]*1023" office:value-type="float" office:value="615.428275" calcext:value-type="float">
            <text:p>615.428275</text:p>
          </table:table-cell>
          <table:table-cell table:number-columns-repeated="2"/>
        </table:table-row>
        <table:table-row table:style-name="ro1">
          <table:table-cell office:value-type="float" office:value="9999.53" calcext:value-type="float">
            <text:p>9999.53</text:p>
          </table:table-cell>
          <table:table-cell office:value-type="float" office:value="1.78733" calcext:value-type="float">
            <text:p>1.78733</text:p>
          </table:table-cell>
          <table:table-cell office:value-type="float" office:value="60" calcext:value-type="float">
            <text:p>60</text:p>
          </table:table-cell>
          <table:table-cell table:formula="of:=ROUND([.A61]; -1)" office:value-type="float" office:value="10000" calcext:value-type="float">
            <text:p>10000</text:p>
          </table:table-cell>
          <table:table-cell table:formula="of:=[.B61]/[.$G$2]*1023" office:value-type="float" office:value="761.8494125" calcext:value-type="float">
            <text:p>761.8494125</text:p>
          </table:table-cell>
          <table:table-cell table:number-columns-repeated="2"/>
        </table:table-row>
        <table:table-row table:style-name="ro1">
          <table:table-cell office:value-type="float" office:value="11999.5" calcext:value-type="float">
            <text:p>11999.5</text:p>
          </table:table-cell>
          <table:table-cell office:value-type="float" office:value="1.85863" calcext:value-type="float">
            <text:p>1.85863</text:p>
          </table:table-cell>
          <table:table-cell office:value-type="float" office:value="60" calcext:value-type="float">
            <text:p>60</text:p>
          </table:table-cell>
          <table:table-cell table:formula="of:=ROUND([.A62]; -1)" office:value-type="float" office:value="12000" calcext:value-type="float">
            <text:p>12000</text:p>
          </table:table-cell>
          <table:table-cell table:formula="of:=[.B62]/[.$G$2]*1023" office:value-type="float" office:value="792.2410375" calcext:value-type="float">
            <text:p>792.2410375</text:p>
          </table:table-cell>
          <table:table-cell table:number-columns-repeated="2"/>
        </table:table-row>
        <table:table-row table:style-name="ro1">
          <table:table-cell office:value-type="float" office:value="13999.5" calcext:value-type="float">
            <text:p>13999.5</text:p>
          </table:table-cell>
          <table:table-cell office:value-type="float" office:value="1.88239" calcext:value-type="float">
            <text:p>1.88239</text:p>
          </table:table-cell>
          <table:table-cell office:value-type="float" office:value="60" calcext:value-type="float">
            <text:p>60</text:p>
          </table:table-cell>
          <table:table-cell table:formula="of:=ROUND([.A63]; -1)" office:value-type="float" office:value="14000" calcext:value-type="float">
            <text:p>14000</text:p>
          </table:table-cell>
          <table:table-cell table:formula="of:=[.B63]/[.$G$2]*1023" office:value-type="float" office:value="802.3687375" calcext:value-type="float">
            <text:p>802.3687375</text:p>
          </table:table-cell>
          <table:table-cell table:number-columns-repeated="2"/>
        </table:table-row>
        <table:table-row table:style-name="ro1">
          <table:table-cell office:value-type="float" office:value="14999.5" calcext:value-type="float">
            <text:p>14999.5</text:p>
          </table:table-cell>
          <table:table-cell office:value-type="float" office:value="1.88945" calcext:value-type="float">
            <text:p>1.88945</text:p>
          </table:table-cell>
          <table:table-cell office:value-type="float" office:value="60" calcext:value-type="float">
            <text:p>60</text:p>
          </table:table-cell>
          <table:table-cell table:formula="of:=ROUND([.A64]; -1)" office:value-type="float" office:value="15000" calcext:value-type="float">
            <text:p>15000</text:p>
          </table:table-cell>
          <table:table-cell table:formula="of:=[.B64]/[.$G$2]*1023" office:value-type="float" office:value="805.3780625" calcext:value-type="float">
            <text:p>805.3780625</text:p>
          </table:table-cell>
          <table:table-cell table:number-columns-repeated="2"/>
        </table:table-row>
        <table:table-row table:style-name="ro1">
          <table:table-cell table:style-name="ce1" office:value-type="float" office:value="0.0000000144107" calcext:value-type="float">
            <text:p>1.44E-08</text:p>
          </table:table-cell>
          <table:table-cell office:value-type="float" office:value="0.506836" calcext:value-type="float">
            <text:p>0.506836</text:p>
          </table:table-cell>
          <table:table-cell office:value-type="float" office:value="70" calcext:value-type="float">
            <text:p>70</text:p>
          </table:table-cell>
          <table:table-cell table:formula="of:=ROUND([.A65]; -1)" office:value-type="float" office:value="0" calcext:value-type="float">
            <text:p>0</text:p>
          </table:table-cell>
          <table:table-cell table:formula="of:=[.B65]/[.$G$2]*1023" office:value-type="float" office:value="216.038845" calcext:value-type="float">
            <text:p>216.038845</text:p>
          </table:table-cell>
          <table:table-cell table:number-columns-repeated="2"/>
        </table:table-row>
        <table:table-row table:style-name="ro1">
          <table:table-cell office:value-type="float" office:value="1999.63" calcext:value-type="float">
            <text:p>1999.63</text:p>
          </table:table-cell>
          <table:table-cell office:value-type="float" office:value="0.522096" calcext:value-type="float">
            <text:p>0.522096</text:p>
          </table:table-cell>
          <table:table-cell office:value-type="float" office:value="70" calcext:value-type="float">
            <text:p>70</text:p>
          </table:table-cell>
          <table:table-cell table:formula="of:=ROUND([.A66]; -1)" office:value-type="float" office:value="2000" calcext:value-type="float">
            <text:p>2000</text:p>
          </table:table-cell>
          <table:table-cell table:formula="of:=[.B66]/[.$G$2]*1023" office:value-type="float" office:value="222.54342" calcext:value-type="float">
            <text:p>222.54342</text:p>
          </table:table-cell>
          <table:table-cell table:number-columns-repeated="2"/>
        </table:table-row>
        <table:table-row table:style-name="ro1">
          <table:table-cell office:value-type="float" office:value="3999.6" calcext:value-type="float">
            <text:p>3999.6</text:p>
          </table:table-cell>
          <table:table-cell office:value-type="float" office:value="0.745344" calcext:value-type="float">
            <text:p>0.745344</text:p>
          </table:table-cell>
          <table:table-cell office:value-type="float" office:value="70" calcext:value-type="float">
            <text:p>70</text:p>
          </table:table-cell>
          <table:table-cell table:formula="of:=ROUND([.A67]; -1)" office:value-type="float" office:value="4000" calcext:value-type="float">
            <text:p>4000</text:p>
          </table:table-cell>
          <table:table-cell table:formula="of:=[.B67]/[.$G$2]*1023" office:value-type="float" office:value="317.70288" calcext:value-type="float">
            <text:p>317.70288</text:p>
          </table:table-cell>
          <table:table-cell table:number-columns-repeated="2"/>
        </table:table-row>
        <table:table-row table:style-name="ro1">
          <table:table-cell office:value-type="float" office:value="5999.58" calcext:value-type="float">
            <text:p>5999.58</text:p>
          </table:table-cell>
          <table:table-cell office:value-type="float" office:value="1.0962" calcext:value-type="float">
            <text:p>1.0962</text:p>
          </table:table-cell>
          <table:table-cell office:value-type="float" office:value="70" calcext:value-type="float">
            <text:p>70</text:p>
          </table:table-cell>
          <table:table-cell table:formula="of:=ROUND([.A68]; -1)" office:value-type="float" office:value="6000" calcext:value-type="float">
            <text:p>6000</text:p>
          </table:table-cell>
          <table:table-cell table:formula="of:=[.B68]/[.$G$2]*1023" office:value-type="float" office:value="467.25525" calcext:value-type="float">
            <text:p>467.25525</text:p>
          </table:table-cell>
          <table:table-cell table:number-columns-repeated="2"/>
        </table:table-row>
        <table:table-row table:style-name="ro1">
          <table:table-cell office:value-type="float" office:value="7999.56" calcext:value-type="float">
            <text:p>7999.56</text:p>
          </table:table-cell>
          <table:table-cell office:value-type="float" office:value="1.46165" calcext:value-type="float">
            <text:p>1.46165</text:p>
          </table:table-cell>
          <table:table-cell office:value-type="float" office:value="70" calcext:value-type="float">
            <text:p>70</text:p>
          </table:table-cell>
          <table:table-cell table:formula="of:=ROUND([.A69]; -1)" office:value-type="float" office:value="8000" calcext:value-type="float">
            <text:p>8000</text:p>
          </table:table-cell>
          <table:table-cell table:formula="of:=[.B69]/[.$G$2]*1023" office:value-type="float" office:value="623.0283125" calcext:value-type="float">
            <text:p>623.0283125</text:p>
          </table:table-cell>
          <table:table-cell table:number-columns-repeated="2"/>
        </table:table-row>
        <table:table-row table:style-name="ro1">
          <table:table-cell office:value-type="float" office:value="9999.55" calcext:value-type="float">
            <text:p>9999.55</text:p>
          </table:table-cell>
          <table:table-cell office:value-type="float" office:value="1.80327" calcext:value-type="float">
            <text:p>1.80327</text:p>
          </table:table-cell>
          <table:table-cell office:value-type="float" office:value="70" calcext:value-type="float">
            <text:p>70</text:p>
          </table:table-cell>
          <table:table-cell table:formula="of:=ROUND([.A70]; -1)" office:value-type="float" office:value="10000" calcext:value-type="float">
            <text:p>10000</text:p>
          </table:table-cell>
          <table:table-cell table:formula="of:=[.B70]/[.$G$2]*1023" office:value-type="float" office:value="768.6438375" calcext:value-type="float">
            <text:p>768.6438375</text:p>
          </table:table-cell>
          <table:table-cell table:number-columns-repeated="2"/>
        </table:table-row>
        <table:table-row table:style-name="ro1">
          <table:table-cell office:value-type="float" office:value="11999.5" calcext:value-type="float">
            <text:p>11999.5</text:p>
          </table:table-cell>
          <table:table-cell office:value-type="float" office:value="1.87484" calcext:value-type="float">
            <text:p>1.87484</text:p>
          </table:table-cell>
          <table:table-cell office:value-type="float" office:value="70" calcext:value-type="float">
            <text:p>70</text:p>
          </table:table-cell>
          <table:table-cell table:formula="of:=ROUND([.A71]; -1)" office:value-type="float" office:value="12000" calcext:value-type="float">
            <text:p>12000</text:p>
          </table:table-cell>
          <table:table-cell table:formula="of:=[.B71]/[.$G$2]*1023" office:value-type="float" office:value="799.15055" calcext:value-type="float">
            <text:p>799.15055</text:p>
          </table:table-cell>
          <table:table-cell table:number-columns-repeated="2"/>
        </table:table-row>
        <table:table-row table:style-name="ro1">
          <table:table-cell office:value-type="float" office:value="13999.5" calcext:value-type="float">
            <text:p>13999.5</text:p>
          </table:table-cell>
          <table:table-cell office:value-type="float" office:value="1.89889" calcext:value-type="float">
            <text:p>1.89889</text:p>
          </table:table-cell>
          <table:table-cell office:value-type="float" office:value="70" calcext:value-type="float">
            <text:p>70</text:p>
          </table:table-cell>
          <table:table-cell table:formula="of:=ROUND([.A72]; -1)" office:value-type="float" office:value="14000" calcext:value-type="float">
            <text:p>14000</text:p>
          </table:table-cell>
          <table:table-cell table:formula="of:=[.B72]/[.$G$2]*1023" office:value-type="float" office:value="809.4018625" calcext:value-type="float">
            <text:p>809.4018625</text:p>
          </table:table-cell>
          <table:table-cell table:number-columns-repeated="2"/>
        </table:table-row>
        <table:table-row table:style-name="ro1">
          <table:table-cell office:value-type="float" office:value="14999.5" calcext:value-type="float">
            <text:p>14999.5</text:p>
          </table:table-cell>
          <table:table-cell office:value-type="float" office:value="1.90631" calcext:value-type="float">
            <text:p>1.90631</text:p>
          </table:table-cell>
          <table:table-cell office:value-type="float" office:value="70" calcext:value-type="float">
            <text:p>70</text:p>
          </table:table-cell>
          <table:table-cell table:formula="of:=ROUND([.A73]; -1)" office:value-type="float" office:value="15000" calcext:value-type="float">
            <text:p>15000</text:p>
          </table:table-cell>
          <table:table-cell table:formula="of:=[.B73]/[.$G$2]*1023" office:value-type="float" office:value="812.5646375" calcext:value-type="float">
            <text:p>812.5646375</text:p>
          </table:table-cell>
          <table:table-cell table:number-columns-repeated="2"/>
        </table:table-row>
      </table:table>
      <table:table table:name="Pivot Table_Sheet2_2" table:style-name="ta1">
        <table:shapes>
          <draw:frame draw:z-index="0" draw:style-name="gr1" draw:text-style-name="P1" svg:width="15.999cm" svg:height="8.999cm" svg:x="1.994cm" svg:y="6.918cm">
            <draw:object draw:notify-on-update-of-ranges="PT@categories PT@label 0 PT@data 0 PT@label 1 PT@data 1 PT@label 2 PT@data 2 PT@label 3 PT@data 3 PT@label 4 PT@data 4 PT@label 5 PT@data 5 PT@label 6 PT@data 6 PT@label 7 PT@data 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1" table:default-cell-style-name="ce10"/>
        <table:table-column table:style-name="co1" table:number-columns-repeated="6" table:default-cell-style-name="ce15"/>
        <table:table-column table:style-name="co1" table:default-cell-style-name="ce20"/>
        <table:table-row table:style-name="ro1">
          <table:table-cell table:style-name="ce2" office:value-type="string" calcext:value-type="string">
            <text:p>Sum - ADC</text:p>
          </table:table-cell>
          <table:table-cell table:style-name="ce7" office:value-type="string" calcext:value-type="string">
            <text:p>v(temperature)</text:p>
          </table:table-cell>
          <table:table-cell table:style-name="ce12" table:number-columns-repeated="6"/>
          <table:table-cell table:style-name="ce17"/>
        </table:table-row>
        <table:table-row table:style-name="ro1">
          <table:table-cell table:style-name="ce3" office:value-type="string" calcext:value-type="string">
            <text:p>Fence voltage (V)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0" calcext:value-type="float">
            <text:p>60</text:p>
          </table:table-cell>
          <table:table-cell table:style-name="ce18" office:value-type="float" office:value="70" calcext:value-type="float">
            <text:p>7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" office:value-type="float" office:value="83.8288825" calcext:value-type="float">
            <text:p>83.8288825</text:p>
          </table:table-cell>
          <table:table-cell table:style-name="ce14" office:value-type="float" office:value="104.03270625" calcext:value-type="float">
            <text:p>104.03270625</text:p>
          </table:table-cell>
          <table:table-cell table:style-name="ce14" office:value-type="float" office:value="124.46798375" calcext:value-type="float">
            <text:p>124.46798375</text:p>
          </table:table-cell>
          <table:table-cell table:style-name="ce14" office:value-type="float" office:value="144.807355" calcext:value-type="float">
            <text:p>144.807355</text:p>
          </table:table-cell>
          <table:table-cell table:style-name="ce14" office:value-type="float" office:value="164.6348" calcext:value-type="float">
            <text:p>164.6348</text:p>
          </table:table-cell>
          <table:table-cell table:style-name="ce14" office:value-type="float" office:value="183.43199875" calcext:value-type="float">
            <text:p>183.43199875</text:p>
          </table:table-cell>
          <table:table-cell table:style-name="ce14" office:value-type="float" office:value="200.6759425" calcext:value-type="float">
            <text:p>200.6759425</text:p>
          </table:table-cell>
          <table:table-cell table:style-name="ce19" office:value-type="float" office:value="216.038845" calcext:value-type="float">
            <text:p>216.0388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.1987625" calcext:value-type="float">
            <text:p>90.1987625</text:p>
          </table:table-cell>
          <table:table-cell office:value-type="float" office:value="109.987845" calcext:value-type="float">
            <text:p>109.987845</text:p>
          </table:table-cell>
          <table:table-cell office:value-type="float" office:value="130.11494375" calcext:value-type="float">
            <text:p>130.11494375</text:p>
          </table:table-cell>
          <table:table-cell office:value-type="float" office:value="150.19387625" calcext:value-type="float">
            <text:p>150.19387625</text:p>
          </table:table-cell>
          <table:table-cell office:value-type="float" office:value="169.9296775" calcext:value-type="float">
            <text:p>169.9296775</text:p>
          </table:table-cell>
          <table:table-cell office:value-type="float" office:value="188.80189625" calcext:value-type="float">
            <text:p>188.80189625</text:p>
          </table:table-cell>
          <table:table-cell office:value-type="float" office:value="206.42989125" calcext:value-type="float">
            <text:p>206.42989125</text:p>
          </table:table-cell>
          <table:table-cell office:value-type="float" office:value="222.54342" calcext:value-type="float">
            <text:p>222.543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6.3450675" calcext:value-type="float">
            <text:p>206.3450675</text:p>
          </table:table-cell>
          <table:table-cell office:value-type="float" office:value="221.78512125" calcext:value-type="float">
            <text:p>221.78512125</text:p>
          </table:table-cell>
          <table:table-cell office:value-type="float" office:value="237.20002625" calcext:value-type="float">
            <text:p>237.20002625</text:p>
          </table:table-cell>
          <table:table-cell office:value-type="float" office:value="252.84425375" calcext:value-type="float">
            <text:p>252.84425375</text:p>
          </table:table-cell>
          <table:table-cell office:value-type="float" office:value="268.65301375" calcext:value-type="float">
            <text:p>268.65301375</text:p>
          </table:table-cell>
          <table:table-cell office:value-type="float" office:value="284.65358625" calcext:value-type="float">
            <text:p>284.65358625</text:p>
          </table:table-cell>
          <table:table-cell office:value-type="float" office:value="301.0288325" calcext:value-type="float">
            <text:p>301.0288325</text:p>
          </table:table-cell>
          <table:table-cell office:value-type="float" office:value="317.70288" calcext:value-type="float">
            <text:p>317.7028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66.9918725" calcext:value-type="float">
            <text:p>366.9918725</text:p>
          </table:table-cell>
          <table:table-cell office:value-type="float" office:value="382.07984375" calcext:value-type="float">
            <text:p>382.07984375</text:p>
          </table:table-cell>
          <table:table-cell office:value-type="float" office:value="397.19040625" calcext:value-type="float">
            <text:p>397.19040625</text:p>
          </table:table-cell>
          <table:table-cell office:value-type="float" office:value="412.38877625" calcext:value-type="float">
            <text:p>412.38877625</text:p>
          </table:table-cell>
          <table:table-cell office:value-type="float" office:value="427.0982375" calcext:value-type="float">
            <text:p>427.0982375</text:p>
          </table:table-cell>
          <table:table-cell office:value-type="float" office:value="441.006775" calcext:value-type="float">
            <text:p>441.006775</text:p>
          </table:table-cell>
          <table:table-cell office:value-type="float" office:value="453.1165375" calcext:value-type="float">
            <text:p>453.1165375</text:p>
          </table:table-cell>
          <table:table-cell office:value-type="float" office:value="467.25525" calcext:value-type="float">
            <text:p>467.255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31.1458625" calcext:value-type="float">
            <text:p>531.1458625</text:p>
          </table:table-cell>
          <table:table-cell office:value-type="float" office:value="545.9751" calcext:value-type="float">
            <text:p>545.9751</text:p>
          </table:table-cell>
          <table:table-cell office:value-type="float" office:value="560.8768" calcext:value-type="float">
            <text:p>560.8768</text:p>
          </table:table-cell>
          <table:table-cell office:value-type="float" office:value="576.0726125" calcext:value-type="float">
            <text:p>576.0726125</text:p>
          </table:table-cell>
          <table:table-cell office:value-type="float" office:value="590.2752625" calcext:value-type="float">
            <text:p>590.2752625</text:p>
          </table:table-cell>
          <table:table-cell office:value-type="float" office:value="603.714925" calcext:value-type="float">
            <text:p>603.714925</text:p>
          </table:table-cell>
          <table:table-cell office:value-type="float" office:value="615.428275" calcext:value-type="float">
            <text:p>615.428275</text:p>
          </table:table-cell>
          <table:table-cell office:value-type="float" office:value="623.0283125" calcext:value-type="float">
            <text:p>623.02831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2.3621375" calcext:value-type="float">
            <text:p>692.3621375</text:p>
          </table:table-cell>
          <table:table-cell office:value-type="float" office:value="706.270675" calcext:value-type="float">
            <text:p>706.270675</text:p>
          </table:table-cell>
          <table:table-cell office:value-type="float" office:value="719.8382125" calcext:value-type="float">
            <text:p>719.8382125</text:p>
          </table:table-cell>
          <table:table-cell office:value-type="float" office:value="731.845675" calcext:value-type="float">
            <text:p>731.845675</text:p>
          </table:table-cell>
          <table:table-cell office:value-type="float" office:value="743.22655" calcext:value-type="float">
            <text:p>743.22655</text:p>
          </table:table-cell>
          <table:table-cell office:value-type="float" office:value="753.0985" calcext:value-type="float">
            <text:p>753.0985</text:p>
          </table:table-cell>
          <table:table-cell office:value-type="float" office:value="761.8494125" calcext:value-type="float">
            <text:p>761.8494125</text:p>
          </table:table-cell>
          <table:table-cell office:value-type="float" office:value="768.6438375" calcext:value-type="float">
            <text:p>768.643837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42.5999625" calcext:value-type="float">
            <text:p>742.5999625</text:p>
          </table:table-cell>
          <table:table-cell office:value-type="float" office:value="751.061025" calcext:value-type="float">
            <text:p>751.061025</text:p>
          </table:table-cell>
          <table:table-cell office:value-type="float" office:value="759.6499625" calcext:value-type="float">
            <text:p>759.6499625</text:p>
          </table:table-cell>
          <table:table-cell office:value-type="float" office:value="768.01725" calcext:value-type="float">
            <text:p>768.01725</text:p>
          </table:table-cell>
          <table:table-cell office:value-type="float" office:value="776.40585" calcext:value-type="float">
            <text:p>776.40585</text:p>
          </table:table-cell>
          <table:table-cell office:value-type="float" office:value="784.5429625" calcext:value-type="float">
            <text:p>784.5429625</text:p>
          </table:table-cell>
          <table:table-cell office:value-type="float" office:value="792.2410375" calcext:value-type="float">
            <text:p>792.2410375</text:p>
          </table:table-cell>
          <table:table-cell office:value-type="float" office:value="799.15055" calcext:value-type="float">
            <text:p>799.1505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752.697825" calcext:value-type="float">
            <text:p>752.697825</text:p>
          </table:table-cell>
          <table:table-cell office:value-type="float" office:value="761.2867625" calcext:value-type="float">
            <text:p>761.2867625</text:p>
          </table:table-cell>
          <table:table-cell office:value-type="float" office:value="769.628475" calcext:value-type="float">
            <text:p>769.628475</text:p>
          </table:table-cell>
          <table:table-cell office:value-type="float" office:value="777.9531375" calcext:value-type="float">
            <text:p>777.9531375</text:p>
          </table:table-cell>
          <table:table-cell office:value-type="float" office:value="786.303375" calcext:value-type="float">
            <text:p>786.303375</text:p>
          </table:table-cell>
          <table:table-cell office:value-type="float" office:value="794.470325" calcext:value-type="float">
            <text:p>794.470325</text:p>
          </table:table-cell>
          <table:table-cell office:value-type="float" office:value="802.3687375" calcext:value-type="float">
            <text:p>802.3687375</text:p>
          </table:table-cell>
          <table:table-cell office:value-type="float" office:value="809.4018625" calcext:value-type="float">
            <text:p>809.4018625</text:p>
          </table:table-cell>
        </table:table-row>
        <table:table-row table:style-name="ro1">
          <table:table-cell table:style-name="ce6" office:value-type="float" office:value="15000" calcext:value-type="float">
            <text:p>15000</text:p>
          </table:table-cell>
          <table:table-cell table:style-name="ce11" office:value-type="float" office:value="755.596325" calcext:value-type="float">
            <text:p>755.596325</text:p>
          </table:table-cell>
          <table:table-cell table:style-name="ce16" office:value-type="float" office:value="764.2108375" calcext:value-type="float">
            <text:p>764.2108375</text:p>
          </table:table-cell>
          <table:table-cell table:style-name="ce16" office:value-type="float" office:value="772.6932125" calcext:value-type="float">
            <text:p>772.6932125</text:p>
          </table:table-cell>
          <table:table-cell table:style-name="ce16" office:value-type="float" office:value="780.9923" calcext:value-type="float">
            <text:p>780.9923</text:p>
          </table:table-cell>
          <table:table-cell table:style-name="ce16" office:value-type="float" office:value="789.423525" calcext:value-type="float">
            <text:p>789.423525</text:p>
          </table:table-cell>
          <table:table-cell table:style-name="ce16" office:value-type="float" office:value="797.6799875" calcext:value-type="float">
            <text:p>797.6799875</text:p>
          </table:table-cell>
          <table:table-cell table:style-name="ce16" office:value-type="float" office:value="805.3780625" calcext:value-type="float">
            <text:p>805.3780625</text:p>
          </table:table-cell>
          <table:table-cell table:style-name="ce21" office:value-type="float" office:value="812.5646375" calcext:value-type="float">
            <text:p>812.5646375</text:p>
          </table:table-cell>
        </table:table-row>
      </table:table>
      <table:table table:name="Pivot Table_Sheet2_1" table:style-name="ta1">
        <table:table-column table:style-name="co1" table:default-cell-style-name="ce5"/>
        <table:table-column table:style-name="co1" table:default-cell-style-name="ce23"/>
        <table:table-column table:style-name="co1" table:number-columns-repeated="6" table:default-cell-style-name="Pivot_20_Table_20_Value"/>
        <table:table-column table:style-name="co1" table:default-cell-style-name="ce28"/>
        <table:table-row table:style-name="ro1">
          <table:table-cell table:style-name="ce2" office:value-type="string" calcext:value-type="string">
            <text:p>Sum - MAX(v(vpeak))</text:p>
          </table:table-cell>
          <table:table-cell table:style-name="ce7" office:value-type="string" calcext:value-type="string">
            <text:p>v(temperature)</text:p>
          </table:table-cell>
          <table:table-cell table:style-name="ce12" table:number-columns-repeated="6"/>
          <table:table-cell table:style-name="ce17"/>
        </table:table-row>
        <table:table-row table:style-name="ro1">
          <table:table-cell table:style-name="ce3" office:value-type="string" calcext:value-type="string">
            <text:p>Fence voltage (V)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0" calcext:value-type="float">
            <text:p>60</text:p>
          </table:table-cell>
          <table:table-cell table:style-name="ce18" office:value-type="float" office:value="70" calcext:value-type="float">
            <text:p>70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2" office:value-type="float" office:value="0.196666" calcext:value-type="float">
            <text:p>0.196666</text:p>
          </table:table-cell>
          <table:table-cell table:style-name="ce25" office:value-type="float" office:value="0.244065" calcext:value-type="float">
            <text:p>0.244065</text:p>
          </table:table-cell>
          <table:table-cell table:style-name="ce25" office:value-type="float" office:value="0.292007" calcext:value-type="float">
            <text:p>0.292007</text:p>
          </table:table-cell>
          <table:table-cell table:style-name="ce25" office:value-type="float" office:value="0.339724" calcext:value-type="float">
            <text:p>0.339724</text:p>
          </table:table-cell>
          <table:table-cell table:style-name="ce25" office:value-type="float" office:value="0.38624" calcext:value-type="float">
            <text:p>0.38624</text:p>
          </table:table-cell>
          <table:table-cell table:style-name="ce25" office:value-type="float" office:value="0.430339" calcext:value-type="float">
            <text:p>0.430339</text:p>
          </table:table-cell>
          <table:table-cell table:style-name="ce25" office:value-type="float" office:value="0.470794" calcext:value-type="float">
            <text:p>0.470794</text:p>
          </table:table-cell>
          <table:table-cell table:style-name="ce27" office:value-type="float" office:value="0.506836" calcext:value-type="float">
            <text:p>0.5068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1161" calcext:value-type="float">
            <text:p>0.21161</text:p>
          </table:table-cell>
          <table:table-cell office:value-type="float" office:value="0.258036" calcext:value-type="float">
            <text:p>0.258036</text:p>
          </table:table-cell>
          <table:table-cell office:value-type="float" office:value="0.305255" calcext:value-type="float">
            <text:p>0.305255</text:p>
          </table:table-cell>
          <table:table-cell office:value-type="float" office:value="0.352361" calcext:value-type="float">
            <text:p>0.352361</text:p>
          </table:table-cell>
          <table:table-cell office:value-type="float" office:value="0.398662" calcext:value-type="float">
            <text:p>0.398662</text:p>
          </table:table-cell>
          <table:table-cell office:value-type="float" office:value="0.442937" calcext:value-type="float">
            <text:p>0.442937</text:p>
          </table:table-cell>
          <table:table-cell office:value-type="float" office:value="0.484293" calcext:value-type="float">
            <text:p>0.484293</text:p>
          </table:table-cell>
          <table:table-cell office:value-type="float" office:value="0.522096" calcext:value-type="float">
            <text:p>0.5220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84094" calcext:value-type="float">
            <text:p>0.484094</text:p>
          </table:table-cell>
          <table:table-cell office:value-type="float" office:value="0.520317" calcext:value-type="float">
            <text:p>0.520317</text:p>
          </table:table-cell>
          <table:table-cell office:value-type="float" office:value="0.556481" calcext:value-type="float">
            <text:p>0.556481</text:p>
          </table:table-cell>
          <table:table-cell office:value-type="float" office:value="0.593183" calcext:value-type="float">
            <text:p>0.593183</text:p>
          </table:table-cell>
          <table:table-cell office:value-type="float" office:value="0.630271" calcext:value-type="float">
            <text:p>0.630271</text:p>
          </table:table-cell>
          <table:table-cell office:value-type="float" office:value="0.667809" calcext:value-type="float">
            <text:p>0.667809</text:p>
          </table:table-cell>
          <table:table-cell office:value-type="float" office:value="0.706226" calcext:value-type="float">
            <text:p>0.706226</text:p>
          </table:table-cell>
          <table:table-cell office:value-type="float" office:value="0.745344" calcext:value-type="float">
            <text:p>0.74534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860978" calcext:value-type="float">
            <text:p>0.860978</text:p>
          </table:table-cell>
          <table:table-cell office:value-type="float" office:value="0.896375" calcext:value-type="float">
            <text:p>0.896375</text:p>
          </table:table-cell>
          <table:table-cell office:value-type="float" office:value="0.931825" calcext:value-type="float">
            <text:p>0.931825</text:p>
          </table:table-cell>
          <table:table-cell office:value-type="float" office:value="0.967481" calcext:value-type="float">
            <text:p>0.967481</text:p>
          </table:table-cell>
          <table:table-cell office:value-type="float" office:value="1.00199" calcext:value-type="float">
            <text:p>1.00199</text:p>
          </table:table-cell>
          <table:table-cell office:value-type="float" office:value="1.03462" calcext:value-type="float">
            <text:p>1.03462</text:p>
          </table:table-cell>
          <table:table-cell office:value-type="float" office:value="1.06303" calcext:value-type="float">
            <text:p>1.06303</text:p>
          </table:table-cell>
          <table:table-cell office:value-type="float" office:value="1.0962" calcext:value-type="float">
            <text:p>1.096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24609" calcext:value-type="float">
            <text:p>1.24609</text:p>
          </table:table-cell>
          <table:table-cell office:value-type="float" office:value="1.28088" calcext:value-type="float">
            <text:p>1.28088</text:p>
          </table:table-cell>
          <table:table-cell office:value-type="float" office:value="1.31584" calcext:value-type="float">
            <text:p>1.31584</text:p>
          </table:table-cell>
          <table:table-cell office:value-type="float" office:value="1.35149" calcext:value-type="float">
            <text:p>1.35149</text:p>
          </table:table-cell>
          <table:table-cell office:value-type="float" office:value="1.38481" calcext:value-type="float">
            <text:p>1.38481</text:p>
          </table:table-cell>
          <table:table-cell office:value-type="float" office:value="1.41634" calcext:value-type="float">
            <text:p>1.41634</text:p>
          </table:table-cell>
          <table:table-cell office:value-type="float" office:value="1.44382" calcext:value-type="float">
            <text:p>1.44382</text:p>
          </table:table-cell>
          <table:table-cell office:value-type="float" office:value="1.46165" calcext:value-type="float">
            <text:p>1.461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62431" calcext:value-type="float">
            <text:p>1.62431</text:p>
          </table:table-cell>
          <table:table-cell office:value-type="float" office:value="1.65694" calcext:value-type="float">
            <text:p>1.65694</text:p>
          </table:table-cell>
          <table:table-cell office:value-type="float" office:value="1.68877" calcext:value-type="float">
            <text:p>1.68877</text:p>
          </table:table-cell>
          <table:table-cell office:value-type="float" office:value="1.71694" calcext:value-type="float">
            <text:p>1.71694</text:p>
          </table:table-cell>
          <table:table-cell office:value-type="float" office:value="1.74364" calcext:value-type="float">
            <text:p>1.74364</text:p>
          </table:table-cell>
          <table:table-cell office:value-type="float" office:value="1.7668" calcext:value-type="float">
            <text:p>1.7668</text:p>
          </table:table-cell>
          <table:table-cell office:value-type="float" office:value="1.78733" calcext:value-type="float">
            <text:p>1.78733</text:p>
          </table:table-cell>
          <table:table-cell office:value-type="float" office:value="1.80327" calcext:value-type="float">
            <text:p>1.8032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74217" calcext:value-type="float">
            <text:p>1.74217</text:p>
          </table:table-cell>
          <table:table-cell office:value-type="float" office:value="1.76202" calcext:value-type="float">
            <text:p>1.76202</text:p>
          </table:table-cell>
          <table:table-cell office:value-type="float" office:value="1.78217" calcext:value-type="float">
            <text:p>1.78217</text:p>
          </table:table-cell>
          <table:table-cell office:value-type="float" office:value="1.8018" calcext:value-type="float">
            <text:p>1.8018</text:p>
          </table:table-cell>
          <table:table-cell office:value-type="float" office:value="1.82148" calcext:value-type="float">
            <text:p>1.82148</text:p>
          </table:table-cell>
          <table:table-cell office:value-type="float" office:value="1.84057" calcext:value-type="float">
            <text:p>1.84057</text:p>
          </table:table-cell>
          <table:table-cell office:value-type="float" office:value="1.85863" calcext:value-type="float">
            <text:p>1.85863</text:p>
          </table:table-cell>
          <table:table-cell office:value-type="float" office:value="1.87484" calcext:value-type="float">
            <text:p>1.8748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76586" calcext:value-type="float">
            <text:p>1.76586</text:p>
          </table:table-cell>
          <table:table-cell office:value-type="float" office:value="1.78601" calcext:value-type="float">
            <text:p>1.78601</text:p>
          </table:table-cell>
          <table:table-cell office:value-type="float" office:value="1.80558" calcext:value-type="float">
            <text:p>1.80558</text:p>
          </table:table-cell>
          <table:table-cell office:value-type="float" office:value="1.82511" calcext:value-type="float">
            <text:p>1.82511</text:p>
          </table:table-cell>
          <table:table-cell office:value-type="float" office:value="1.8447" calcext:value-type="float">
            <text:p>1.8447</text:p>
          </table:table-cell>
          <table:table-cell office:value-type="float" office:value="1.86386" calcext:value-type="float">
            <text:p>1.86386</text:p>
          </table:table-cell>
          <table:table-cell office:value-type="float" office:value="1.88239" calcext:value-type="float">
            <text:p>1.88239</text:p>
          </table:table-cell>
          <table:table-cell office:value-type="float" office:value="1.89889" calcext:value-type="float">
            <text:p>1.89889</text:p>
          </table:table-cell>
        </table:table-row>
        <table:table-row table:style-name="ro1">
          <table:table-cell table:style-name="ce6" office:value-type="float" office:value="15000" calcext:value-type="float">
            <text:p>15000</text:p>
          </table:table-cell>
          <table:table-cell table:style-name="ce24" office:value-type="float" office:value="1.77266" calcext:value-type="float">
            <text:p>1.77266</text:p>
          </table:table-cell>
          <table:table-cell table:style-name="ce26" office:value-type="float" office:value="1.79287" calcext:value-type="float">
            <text:p>1.79287</text:p>
          </table:table-cell>
          <table:table-cell table:style-name="ce26" office:value-type="float" office:value="1.81277" calcext:value-type="float">
            <text:p>1.81277</text:p>
          </table:table-cell>
          <table:table-cell table:style-name="ce26" office:value-type="float" office:value="1.83224" calcext:value-type="float">
            <text:p>1.83224</text:p>
          </table:table-cell>
          <table:table-cell table:style-name="ce26" office:value-type="float" office:value="1.85202" calcext:value-type="float">
            <text:p>1.85202</text:p>
          </table:table-cell>
          <table:table-cell table:style-name="ce26" office:value-type="float" office:value="1.87139" calcext:value-type="float">
            <text:p>1.87139</text:p>
          </table:table-cell>
          <table:table-cell table:style-name="ce26" office:value-type="float" office:value="1.88945" calcext:value-type="float">
            <text:p>1.88945</text:p>
          </table:table-cell>
          <table:table-cell table:style-name="ce29" office:value-type="float" office:value="1.90631" calcext:value-type="float">
            <text:p>1.90631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1:'Pivot Table_Sheet2_1'.I11" table:buttons="'Pivot Table_Sheet2_1'.A2 'Pivot Table_Sheet2_1'.B1" table:grand-total="none" table:show-filter-button="false" loext:show-drill-down-buttons="true">
          <table:source-cell-range table:cell-range-address="Sheet2.A1:Sheet2.D73"/>
          <table:data-pilot-field table:source-field-name="Fence voltage (V)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000" table:display="true" table:show-details="true"/>
                <table:data-pilot-member table:name="4000" table:display="true" table:show-details="true"/>
                <table:data-pilot-member table:name="6000" table:display="true" table:show-details="true"/>
                <table:data-pilot-member table:name="8000" table:display="true" table:show-details="true"/>
                <table:data-pilot-member table:name="10000" table:display="true" table:show-details="true"/>
                <table:data-pilot-member table:name="12000" table:display="true" table:show-details="true"/>
                <table:data-pilot-member table:name="14000" table:display="true" table:show-details="true"/>
                <table:data-pilot-member table:name="15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(temperature)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(v(vpeak))" table:orientation="data" table:used-hierarchy="0" table:function="sum">
            <table:data-pilot-level table:show-empty="false" calcext:repeat-item-labels="false">
              <table:data-pilot-members>
                <table:data-pilot-member table:name="0.196666" table:display="true" table:show-details="true"/>
                <table:data-pilot-member table:name="0.21161" table:display="true" table:show-details="true"/>
                <table:data-pilot-member table:name="0.244065" table:display="true" table:show-details="true"/>
                <table:data-pilot-member table:name="0.258036" table:display="true" table:show-details="true"/>
                <table:data-pilot-member table:name="0.292007" table:display="true" table:show-details="true"/>
                <table:data-pilot-member table:name="0.305255" table:display="true" table:show-details="true"/>
                <table:data-pilot-member table:name="0.339724" table:display="true" table:show-details="true"/>
                <table:data-pilot-member table:name="0.352361" table:display="true" table:show-details="true"/>
                <table:data-pilot-member table:name="0.38624" table:display="true" table:show-details="true"/>
                <table:data-pilot-member table:name="0.398662" table:display="true" table:show-details="true"/>
                <table:data-pilot-member table:name="0.430339" table:display="true" table:show-details="true"/>
                <table:data-pilot-member table:name="0.442937" table:display="true" table:show-details="true"/>
                <table:data-pilot-member table:name="0.470794" table:display="true" table:show-details="true"/>
                <table:data-pilot-member table:name="0.484094" table:display="true" table:show-details="true"/>
                <table:data-pilot-member table:name="0.484293" table:display="true" table:show-details="true"/>
                <table:data-pilot-member table:name="0.506836" table:display="true" table:show-details="true"/>
                <table:data-pilot-member table:name="0.520317" table:display="true" table:show-details="true"/>
                <table:data-pilot-member table:name="0.522096" table:display="true" table:show-details="true"/>
                <table:data-pilot-member table:name="0.556481" table:display="true" table:show-details="true"/>
                <table:data-pilot-member table:name="0.593183" table:display="true" table:show-details="true"/>
                <table:data-pilot-member table:name="0.630271" table:display="true" table:show-details="true"/>
                <table:data-pilot-member table:name="0.667809" table:display="true" table:show-details="true"/>
                <table:data-pilot-member table:name="0.706226" table:display="true" table:show-details="true"/>
                <table:data-pilot-member table:name="0.745344" table:display="true" table:show-details="true"/>
                <table:data-pilot-member table:name="0.860978" table:display="true" table:show-details="true"/>
                <table:data-pilot-member table:name="0.896375" table:display="true" table:show-details="true"/>
                <table:data-pilot-member table:name="0.931825" table:display="true" table:show-details="true"/>
                <table:data-pilot-member table:name="0.967481" table:display="true" table:show-details="true"/>
                <table:data-pilot-member table:name="1.00199" table:display="true" table:show-details="true"/>
                <table:data-pilot-member table:name="1.03462" table:display="true" table:show-details="true"/>
                <table:data-pilot-member table:name="1.06303" table:display="true" table:show-details="true"/>
                <table:data-pilot-member table:name="1.0962" table:display="true" table:show-details="true"/>
                <table:data-pilot-member table:name="1.24609" table:display="true" table:show-details="true"/>
                <table:data-pilot-member table:name="1.28088" table:display="true" table:show-details="true"/>
                <table:data-pilot-member table:name="1.31584" table:display="true" table:show-details="true"/>
                <table:data-pilot-member table:name="1.35149" table:display="true" table:show-details="true"/>
                <table:data-pilot-member table:name="1.38481" table:display="true" table:show-details="true"/>
                <table:data-pilot-member table:name="1.41634" table:display="true" table:show-details="true"/>
                <table:data-pilot-member table:name="1.44382" table:display="true" table:show-details="true"/>
                <table:data-pilot-member table:name="1.46165" table:display="true" table:show-details="true"/>
                <table:data-pilot-member table:name="1.62431" table:display="true" table:show-details="true"/>
                <table:data-pilot-member table:name="1.65694" table:display="true" table:show-details="true"/>
                <table:data-pilot-member table:name="1.68877" table:display="true" table:show-details="true"/>
                <table:data-pilot-member table:name="1.71694" table:display="true" table:show-details="true"/>
                <table:data-pilot-member table:name="1.74217" table:display="true" table:show-details="true"/>
                <table:data-pilot-member table:name="1.74364" table:display="true" table:show-details="true"/>
                <table:data-pilot-member table:name="1.76202" table:display="true" table:show-details="true"/>
                <table:data-pilot-member table:name="1.76586" table:display="true" table:show-details="true"/>
                <table:data-pilot-member table:name="1.7668" table:display="true" table:show-details="true"/>
                <table:data-pilot-member table:name="1.77266" table:display="true" table:show-details="true"/>
                <table:data-pilot-member table:name="1.78217" table:display="true" table:show-details="true"/>
                <table:data-pilot-member table:name="1.78601" table:display="true" table:show-details="true"/>
                <table:data-pilot-member table:name="1.78733" table:display="true" table:show-details="true"/>
                <table:data-pilot-member table:name="1.79287" table:display="true" table:show-details="true"/>
                <table:data-pilot-member table:name="1.8018" table:display="true" table:show-details="true"/>
                <table:data-pilot-member table:name="1.80327" table:display="true" table:show-details="true"/>
                <table:data-pilot-member table:name="1.80558" table:display="true" table:show-details="true"/>
                <table:data-pilot-member table:name="1.81277" table:display="true" table:show-details="true"/>
                <table:data-pilot-member table:name="1.82148" table:display="true" table:show-details="true"/>
                <table:data-pilot-member table:name="1.82511" table:display="true" table:show-details="true"/>
                <table:data-pilot-member table:name="1.83224" table:display="true" table:show-details="true"/>
                <table:data-pilot-member table:name="1.84057" table:display="true" table:show-details="true"/>
                <table:data-pilot-member table:name="1.8447" table:display="true" table:show-details="true"/>
                <table:data-pilot-member table:name="1.85202" table:display="true" table:show-details="true"/>
                <table:data-pilot-member table:name="1.85863" table:display="true" table:show-details="true"/>
                <table:data-pilot-member table:name="1.86386" table:display="true" table:show-details="true"/>
                <table:data-pilot-member table:name="1.87139" table:display="true" table:show-details="true"/>
                <table:data-pilot-member table:name="1.87484" table:display="true" table:show-details="true"/>
                <table:data-pilot-member table:name="1.88239" table:display="true" table:show-details="true"/>
                <table:data-pilot-member table:name="1.88945" table:display="true" table:show-details="true"/>
                <table:data-pilot-member table:name="1.89889" table:display="true" table:show-details="true"/>
                <table:data-pilot-member table:name="1.906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2_2'.A1:'Pivot Table_Sheet2_2'.I11" table:buttons="'Pivot Table_Sheet2_2'.A2 'Pivot Table_Sheet2_2'.B1" table:grand-total="none" table:show-filter-button="false" table:drill-down-on-double-click="false">
          <table:source-cell-range table:cell-range-address="Sheet2.A1:Sheet2.E73"/>
          <table:data-pilot-field table:source-field-name="v(temperature)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nce voltage (V)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000" table:display="true" table:show-details="true"/>
                <table:data-pilot-member table:name="4000" table:display="true" table:show-details="true"/>
                <table:data-pilot-member table:name="6000" table:display="true" table:show-details="true"/>
                <table:data-pilot-member table:name="8000" table:display="true" table:show-details="true"/>
                <table:data-pilot-member table:name="10000" table:display="true" table:show-details="true"/>
                <table:data-pilot-member table:name="12000" table:display="true" table:show-details="true"/>
                <table:data-pilot-member table:name="14000" table:display="true" table:show-details="true"/>
                <table:data-pilot-member table:name="15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DC" table:orientation="data" table:used-hierarchy="0" table:function="sum">
            <table:data-pilot-level table:show-empty="false" calcext:repeat-item-labels="false">
              <table:data-pilot-members>
                <table:data-pilot-member table:name="83.8288825" table:display="true" table:show-details="true"/>
                <table:data-pilot-member table:name="90.1987625" table:display="true" table:show-details="true"/>
                <table:data-pilot-member table:name="104.03270625" table:display="true" table:show-details="true"/>
                <table:data-pilot-member table:name="109.987845" table:display="true" table:show-details="true"/>
                <table:data-pilot-member table:name="124.46798375" table:display="true" table:show-details="true"/>
                <table:data-pilot-member table:name="130.11494375" table:display="true" table:show-details="true"/>
                <table:data-pilot-member table:name="144.807355" table:display="true" table:show-details="true"/>
                <table:data-pilot-member table:name="150.19387625" table:display="true" table:show-details="true"/>
                <table:data-pilot-member table:name="164.6348" table:display="true" table:show-details="true"/>
                <table:data-pilot-member table:name="169.9296775" table:display="true" table:show-details="true"/>
                <table:data-pilot-member table:name="183.43199875" table:display="true" table:show-details="true"/>
                <table:data-pilot-member table:name="188.80189625" table:display="true" table:show-details="true"/>
                <table:data-pilot-member table:name="200.6759425" table:display="true" table:show-details="true"/>
                <table:data-pilot-member table:name="206.3450675" table:display="true" table:show-details="true"/>
                <table:data-pilot-member table:name="206.42989125" table:display="true" table:show-details="true"/>
                <table:data-pilot-member table:name="216.038845" table:display="true" table:show-details="true"/>
                <table:data-pilot-member table:name="221.78512125" table:display="true" table:show-details="true"/>
                <table:data-pilot-member table:name="222.54342" table:display="true" table:show-details="true"/>
                <table:data-pilot-member table:name="237.20002625" table:display="true" table:show-details="true"/>
                <table:data-pilot-member table:name="252.84425375" table:display="true" table:show-details="true"/>
                <table:data-pilot-member table:name="268.65301375" table:display="true" table:show-details="true"/>
                <table:data-pilot-member table:name="284.65358625" table:display="true" table:show-details="true"/>
                <table:data-pilot-member table:name="301.0288325" table:display="true" table:show-details="true"/>
                <table:data-pilot-member table:name="317.70288" table:display="true" table:show-details="true"/>
                <table:data-pilot-member table:name="366.9918725" table:display="true" table:show-details="true"/>
                <table:data-pilot-member table:name="382.07984375" table:display="true" table:show-details="true"/>
                <table:data-pilot-member table:name="397.19040625" table:display="true" table:show-details="true"/>
                <table:data-pilot-member table:name="412.38877625" table:display="true" table:show-details="true"/>
                <table:data-pilot-member table:name="427.0982375" table:display="true" table:show-details="true"/>
                <table:data-pilot-member table:name="441.006775" table:display="true" table:show-details="true"/>
                <table:data-pilot-member table:name="453.1165375" table:display="true" table:show-details="true"/>
                <table:data-pilot-member table:name="467.25525" table:display="true" table:show-details="true"/>
                <table:data-pilot-member table:name="531.1458625" table:display="true" table:show-details="true"/>
                <table:data-pilot-member table:name="545.9751" table:display="true" table:show-details="true"/>
                <table:data-pilot-member table:name="560.8768" table:display="true" table:show-details="true"/>
                <table:data-pilot-member table:name="576.0726125" table:display="true" table:show-details="true"/>
                <table:data-pilot-member table:name="590.2752625" table:display="true" table:show-details="true"/>
                <table:data-pilot-member table:name="603.714925" table:display="true" table:show-details="true"/>
                <table:data-pilot-member table:name="615.428275" table:display="true" table:show-details="true"/>
                <table:data-pilot-member table:name="623.0283125" table:display="true" table:show-details="true"/>
                <table:data-pilot-member table:name="692.3621375" table:display="true" table:show-details="true"/>
                <table:data-pilot-member table:name="706.270675" table:display="true" table:show-details="true"/>
                <table:data-pilot-member table:name="719.8382125" table:display="true" table:show-details="true"/>
                <table:data-pilot-member table:name="731.845675" table:display="true" table:show-details="true"/>
                <table:data-pilot-member table:name="742.5999625" table:display="true" table:show-details="true"/>
                <table:data-pilot-member table:name="743.22655" table:display="true" table:show-details="true"/>
                <table:data-pilot-member table:name="751.061025" table:display="true" table:show-details="true"/>
                <table:data-pilot-member table:name="752.697825" table:display="true" table:show-details="true"/>
                <table:data-pilot-member table:name="753.0985" table:display="true" table:show-details="true"/>
                <table:data-pilot-member table:name="755.596325" table:display="true" table:show-details="true"/>
                <table:data-pilot-member table:name="759.6499625" table:display="true" table:show-details="true"/>
                <table:data-pilot-member table:name="761.2867625" table:display="true" table:show-details="true"/>
                <table:data-pilot-member table:name="761.8494125" table:display="true" table:show-details="true"/>
                <table:data-pilot-member table:name="764.2108375" table:display="true" table:show-details="true"/>
                <table:data-pilot-member table:name="768.01725" table:display="true" table:show-details="true"/>
                <table:data-pilot-member table:name="768.6438375" table:display="true" table:show-details="true"/>
                <table:data-pilot-member table:name="769.628475" table:display="true" table:show-details="true"/>
                <table:data-pilot-member table:name="772.6932125" table:display="true" table:show-details="true"/>
                <table:data-pilot-member table:name="776.40585" table:display="true" table:show-details="true"/>
                <table:data-pilot-member table:name="777.9531375" table:display="true" table:show-details="true"/>
                <table:data-pilot-member table:name="780.9923" table:display="true" table:show-details="true"/>
                <table:data-pilot-member table:name="784.5429625" table:display="true" table:show-details="true"/>
                <table:data-pilot-member table:name="786.303375" table:display="true" table:show-details="true"/>
                <table:data-pilot-member table:name="789.423525" table:display="true" table:show-details="true"/>
                <table:data-pilot-member table:name="792.2410375" table:display="true" table:show-details="true"/>
                <table:data-pilot-member table:name="794.470325" table:display="true" table:show-details="true"/>
                <table:data-pilot-member table:name="797.6799875" table:display="true" table:show-details="true"/>
                <table:data-pilot-member table:name="799.15055" table:display="true" table:show-details="true"/>
                <table:data-pilot-member table:name="802.3687375" table:display="true" table:show-details="true"/>
                <table:data-pilot-member table:name="805.3780625" table:display="true" table:show-details="true"/>
                <table:data-pilot-member table:name="809.4018625" table:display="true" table:show-details="true"/>
                <table:data-pilot-member table:name="812.56463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7:02:24.249852708</meta:creation-date>
    <dc:date>2024-12-16T21:01:47.203980585</dc:date>
    <meta:editing-duration>PT3H48M33S</meta:editing-duration>
    <meta:editing-cycles>24</meta:editing-cycles>
    <meta:generator>LibreOffice/24.8.3.2$Linux_X86_64 LibreOffice_project/480$Build-2</meta:generator>
    <meta:document-statistic meta:table-count="4" meta:cell-count="87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91cm" svg:y="0.715cm" style:legend-expansion="high" chart:style-name="ch2"/>
        <chart:plot-area chart:style-name="ch3" table:cell-range-address="Sheet1.A5:Sheet1.P14" chart:data-source-has-labels="row" svg:x="0.32cm" svg:y="0.18cm" svg:width="9.351cm" svg:height="8.64cm">
          <chart:coordinate-region svg:x="1.049cm" svg:y="0.379cm" svg:width="8.14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8" chart:values-cell-range-address="Sheet1.C6:Sheet1.C14" chart:label-cell-address="Sheet1.C5:Sheet1.C5" chart:class="chart:scatter">
            <chart:data-point chart:repeated="9"/>
          </chart:series>
          <chart:series chart:style-name="ch9" chart:values-cell-range-address="Sheet1.D6:Sheet1.D14" chart:label-cell-address="Sheet1.D5:Sheet1.D5" chart:class="chart:scatter">
            <chart:data-point chart:repeated="9"/>
          </chart:series>
          <chart:series chart:style-name="ch10" chart:values-cell-range-address="Sheet1.E6:Sheet1.E14" chart:label-cell-address="Sheet1.E5:Sheet1.E5" chart:class="chart:scatter">
            <chart:data-point chart:repeated="9"/>
          </chart:series>
          <chart:series chart:style-name="ch11" chart:values-cell-range-address="Sheet1.F6:Sheet1.F14" chart:label-cell-address="Sheet1.F5:Sheet1.F5" chart:class="chart:scatter">
            <chart:data-point chart:repeated="9"/>
          </chart:series>
          <chart:series chart:style-name="ch12" chart:values-cell-range-address="Sheet1.G6:Sheet1.G14" chart:label-cell-address="Sheet1.G5:Sheet1.G5" chart:class="chart:scatter">
            <chart:data-point chart:repeated="9"/>
          </chart:series>
          <chart:series chart:style-name="ch13" chart:values-cell-range-address="Sheet1.H6:Sheet1.H14" chart:label-cell-address="Sheet1.H5:Sheet1.H5" chart:class="chart:scatter">
            <chart:data-point chart:repeated="9"/>
          </chart:series>
          <chart:series chart:style-name="ch14" chart:values-cell-range-address="Sheet1.I6:Sheet1.I14" chart:label-cell-address="Sheet1.I5:Sheet1.I5" chart:class="chart:scatter">
            <chart:data-point chart:repeated="9"/>
          </chart:series>
          <chart:series chart:style-name="ch15" chart:values-cell-range-address="Sheet1.J6:Sheet1.J14" chart:label-cell-address="Sheet1.J5:Sheet1.J5" chart:class="chart:scatter">
            <chart:data-point chart:repeated="9"/>
          </chart:series>
          <chart:series chart:style-name="ch16" chart:values-cell-range-address="Sheet1.K6:Sheet1.K14" chart:label-cell-address="Sheet1.K5:Sheet1.K5" chart:class="chart:scatter">
            <chart:data-point chart:repeated="9"/>
          </chart:series>
          <chart:series chart:style-name="ch17" chart:values-cell-range-address="Sheet1.L6:Sheet1.L14" chart:label-cell-address="Sheet1.L5:Sheet1.L5" chart:class="chart:scatter">
            <chart:data-point chart:repeated="9"/>
          </chart:series>
          <chart:series chart:style-name="ch18" chart:values-cell-range-address="Sheet1.M6:Sheet1.M14" chart:label-cell-address="Sheet1.M5:Sheet1.M5" chart:class="chart:scatter">
            <chart:data-point chart:repeated="9"/>
          </chart:series>
          <chart:series chart:style-name="ch19" chart:values-cell-range-address="Sheet1.N6:Sheet1.N14" chart:label-cell-address="Sheet1.N5:Sheet1.N5" chart:class="chart:scatter">
            <chart:data-point chart:repeated="9"/>
          </chart:series>
          <chart:series chart:style-name="ch20" chart:values-cell-range-address="Sheet1.O6:Sheet1.O14" chart:label-cell-address="Sheet1.O5:Sheet1.O5" chart:class="chart:scatter">
            <chart:data-point chart:repeated="9"/>
          </chart:series>
          <chart:series chart:style-name="ch21" chart:values-cell-range-address="Sheet1.P6:Sheet1.P14" chart:label-cell-address="Sheet1.P5:Sheet1.P5" chart:class="chart:scatter">
            <chart:data-point chart:repeated="9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.7k lower divider, 2.7V supply</text:p>
                <draw:g>
                  <svg:desc>Sheet1.B5:Sheet1.B5</svg:desc>
                </draw:g>
              </table:table-cell>
              <table:table-cell office:value-type="string">
                <text:p>10k lower divider, 2.7V supply</text:p>
                <draw:g>
                  <svg:desc>Sheet1.C5:Sheet1.C5</svg:desc>
                </draw:g>
              </table:table-cell>
              <table:table-cell office:value-type="string">
                <text:p>10k lower divider, 2.4V supply</text:p>
                <draw:g>
                  <svg:desc>Sheet1.D5:Sheet1.D5</svg:desc>
                </draw:g>
              </table:table-cell>
              <table:table-cell office:value-type="string">
                <text:p>10k lower divider, 3.1V supply</text:p>
                <draw:g>
                  <svg:desc>Sheet1.E5:Sheet1.E5</svg:desc>
                </draw:g>
              </table:table-cell>
              <table:table-cell office:value-type="string">
                <text:p>10k lower divider, 3V supply</text:p>
                <draw:g>
                  <svg:desc>Sheet1.F5:Sheet1.F5</svg:desc>
                </draw:g>
              </table:table-cell>
              <table:table-cell office:value-type="string">
                <text:p>10k lower divider, 3V supply</text:p>
                <draw:g>
                  <svg:desc>Sheet1.G5:Sheet1.G5</svg:desc>
                </draw:g>
              </table:table-cell>
              <table:table-cell office:value-type="string">
                <text:p>18k lower divider, 3V supply</text:p>
                <draw:g>
                  <svg:desc>Sheet1.H5:Sheet1.H5</svg:desc>
                </draw:g>
              </table:table-cell>
              <table:table-cell office:value-type="string">
                <text:p>15k lower divider, 3V supply</text:p>
                <draw:g>
                  <svg:desc>Sheet1.I5:Sheet1.I5</svg:desc>
                </draw:g>
              </table:table-cell>
              <table:table-cell office:value-type="string">
                <text:p>15k lower divider, 3V supply</text:p>
                <draw:g>
                  <svg:desc>Sheet1.J5:Sheet1.J5</svg:desc>
                </draw:g>
              </table:table-cell>
              <table:table-cell office:value-type="string">
                <text:p>15k lower divider, 2.4V supply</text:p>
                <draw:g>
                  <svg:desc>Sheet1.K5:Sheet1.K5</svg:desc>
                </draw:g>
              </table:table-cell>
              <table:table-cell office:value-type="string">
                <text:p>0k lower divider, V supply</text:p>
                <draw:g>
                  <svg:desc>Sheet1.L5:Sheet1.L5</svg:desc>
                </draw:g>
              </table:table-cell>
              <table:table-cell office:value-type="string">
                <text:p>0k lower divider, V supply</text:p>
                <draw:g>
                  <svg:desc>Sheet1.M5:Sheet1.M5</svg:desc>
                </draw:g>
              </table:table-cell>
              <table:table-cell office:value-type="string">
                <text:p>0k lower divider, V supply</text:p>
                <draw:g>
                  <svg:desc>Sheet1.N5:Sheet1.N5</svg:desc>
                </draw:g>
              </table:table-cell>
              <table:table-cell office:value-type="string">
                <text:p>0k lower divider, V supply</text:p>
                <draw:g>
                  <svg:desc>Sheet1.O5:Sheet1.O5</svg:desc>
                </draw:g>
              </table:table-cell>
              <table:table-cell office:value-type="string">
                <text:p>0k lower divider, V supply</text:p>
                <draw:g>
                  <svg:desc>Sheet1.P5:Sheet1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14</svg:desc>
                </draw:g>
              </table:table-cell>
              <table:table-cell office:value-type="float" office:value="0.428702">
                <text:p>0.428702</text:p>
                <draw:g>
                  <svg:desc>Sheet1.B6:Sheet1.B14</svg:desc>
                </draw:g>
              </table:table-cell>
              <table:table-cell office:value-type="float" office:value="0.428702">
                <text:p>0.428702</text:p>
                <draw:g>
                  <svg:desc>Sheet1.C6:Sheet1.C14</svg:desc>
                </draw:g>
              </table:table-cell>
              <table:table-cell office:value-type="float" office:value="0.325486">
                <text:p>0.325486</text:p>
                <draw:g>
                  <svg:desc>Sheet1.D6:Sheet1.D14</svg:desc>
                </draw:g>
              </table:table-cell>
              <table:table-cell office:value-type="float" office:value="0.57116">
                <text:p>0.57116</text:p>
                <draw:g>
                  <svg:desc>Sheet1.E6:Sheet1.E14</svg:desc>
                </draw:g>
              </table:table-cell>
              <table:table-cell office:value-type="float" office:value="0.535142">
                <text:p>0.535142</text:p>
                <draw:g>
                  <svg:desc>Sheet1.F6:Sheet1.F14</svg:desc>
                </draw:g>
              </table:table-cell>
              <table:table-cell office:value-type="float" office:value="0.788621">
                <text:p>0.788621</text:p>
                <draw:g>
                  <svg:desc>Sheet1.G6:Sheet1.G14</svg:desc>
                </draw:g>
              </table:table-cell>
              <table:table-cell office:value-type="float" office:value="0.788621">
                <text:p>0.788621</text:p>
                <draw:g>
                  <svg:desc>Sheet1.H6:Sheet1.H14</svg:desc>
                </draw:g>
              </table:table-cell>
              <table:table-cell office:value-type="float" office:value="0.788621">
                <text:p>0.788621</text:p>
                <draw:g>
                  <svg:desc>Sheet1.I6:Sheet1.I14</svg:desc>
                </draw:g>
              </table:table-cell>
              <table:table-cell office:value-type="float" office:value="0.535142">
                <text:p>0.535142</text:p>
                <draw:g>
                  <svg:desc>Sheet1.J6:Sheet1.J14</svg:desc>
                </draw:g>
              </table:table-cell>
              <table:table-cell office:value-type="float" office:value="0.325486">
                <text:p>0.325486</text:p>
                <draw:g>
                  <svg:desc>Sheet1.K6:Sheet1.K14</svg:desc>
                </draw:g>
              </table:table-cell>
              <table:table-cell office:value-type="float" office:value="NaN">
                <text:p>NaN</text:p>
                <draw:g>
                  <svg:desc>Sheet1.L6:Sheet1.L14</svg:desc>
                </draw:g>
              </table:table-cell>
              <table:table-cell office:value-type="float" office:value="NaN">
                <text:p>NaN</text:p>
                <draw:g>
                  <svg:desc>Sheet1.M6:Sheet1.M14</svg:desc>
                </draw:g>
              </table:table-cell>
              <table:table-cell office:value-type="float" office:value="NaN">
                <text:p>NaN</text:p>
                <draw:g>
                  <svg:desc>Sheet1.N6:Sheet1.N14</svg:desc>
                </draw:g>
              </table:table-cell>
              <table:table-cell office:value-type="float" office:value="NaN">
                <text:p>NaN</text:p>
                <draw:g>
                  <svg:desc>Sheet1.O6:Sheet1.O14</svg:desc>
                </draw:g>
              </table:table-cell>
              <table:table-cell office:value-type="float" office:value="NaN">
                <text:p>NaN</text:p>
                <draw:g>
                  <svg:desc>Sheet1.P6:Sheet1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429408">
                <text:p>0.429408</text:p>
              </table:table-cell>
              <table:table-cell office:value-type="float" office:value="0.434631">
                <text:p>0.434631</text:p>
              </table:table-cell>
              <table:table-cell office:value-type="float" office:value="0.330118">
                <text:p>0.330118</text:p>
              </table:table-cell>
              <table:table-cell office:value-type="float" office:value="0.578843">
                <text:p>0.578843</text:p>
              </table:table-cell>
              <table:table-cell office:value-type="float" office:value="0.54239">
                <text:p>0.54239</text:p>
              </table:table-cell>
              <table:table-cell office:value-type="float" office:value="0.798976">
                <text:p>0.798976</text:p>
              </table:table-cell>
              <table:table-cell office:value-type="float" office:value="0.825649">
                <text:p>0.825649</text:p>
              </table:table-cell>
              <table:table-cell office:value-type="float" office:value="0.814729">
                <text:p>0.814729</text:p>
              </table:table-cell>
              <table:table-cell office:value-type="float" office:value="0.554175">
                <text:p>0.554175</text:p>
              </table:table-cell>
              <table:table-cell office:value-type="float" office:value="0.338308">
                <text:p>0.338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44867">
                <text:p>0.44867</text:p>
              </table:table-cell>
              <table:table-cell office:value-type="float" office:value="0.58484">
                <text:p>0.58484</text:p>
              </table:table-cell>
              <table:table-cell office:value-type="float" office:value="0.469106">
                <text:p>0.469106</text:p>
              </table:table-cell>
              <table:table-cell office:value-type="float" office:value="0.741609">
                <text:p>0.741609</text:p>
              </table:table-cell>
              <table:table-cell office:value-type="float" office:value="0.702229">
                <text:p>0.702229</text:p>
              </table:table-cell>
              <table:table-cell office:value-type="float" office:value="0.97745">
                <text:p>0.97745</text:p>
              </table:table-cell>
              <table:table-cell office:value-type="float" office:value="1.13881">
                <text:p>1.13881</text:p>
              </table:table-cell>
              <table:table-cell office:value-type="float" office:value="1.08987">
                <text:p>1.08987</text:p>
              </table:table-cell>
              <table:table-cell office:value-type="float" office:value="0.814147">
                <text:p>0.814147</text:p>
              </table:table-cell>
              <table:table-cell office:value-type="float" office:value="0.582139">
                <text:p>0.582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0.566222">
                <text:p>0.566222</text:p>
              </table:table-cell>
              <table:table-cell office:value-type="float" office:value="0.886332">
                <text:p>0.886332</text:p>
              </table:table-cell>
              <table:table-cell office:value-type="float" office:value="0.770895">
                <text:p>0.770895</text:p>
              </table:table-cell>
              <table:table-cell office:value-type="float" office:value="1.04069">
                <text:p>1.04069</text:p>
              </table:table-cell>
              <table:table-cell office:value-type="float" office:value="1.00221">
                <text:p>1.00221</text:p>
              </table:table-cell>
              <table:table-cell office:value-type="float" office:value="1.2758">
                <text:p>1.2758</text:p>
              </table:table-cell>
              <table:table-cell office:value-type="float" office:value="1.53823">
                <text:p>1.53823</text:p>
              </table:table-cell>
              <table:table-cell office:value-type="float" office:value="1.46267">
                <text:p>1.46267</text:p>
              </table:table-cell>
              <table:table-cell office:value-type="float" office:value="1.19124">
                <text:p>1.19124</text:p>
              </table:table-cell>
              <table:table-cell office:value-type="float" office:value="0.95637">
                <text:p>0.9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0.759082">
                <text:p>0.759082</text:p>
              </table:table-cell>
              <table:table-cell office:value-type="float" office:value="1.20833">
                <text:p>1.20833</text:p>
              </table:table-cell>
              <table:table-cell office:value-type="float" office:value="1.09288">
                <text:p>1.09288</text:p>
              </table:table-cell>
              <table:table-cell office:value-type="float" office:value="1.36451">
                <text:p>1.36451</text:p>
              </table:table-cell>
              <table:table-cell office:value-type="float" office:value="1.32582">
                <text:p>1.32582</text:p>
              </table:table-cell>
              <table:table-cell office:value-type="float" office:value="1.59632">
                <text:p>1.59632</text:p>
              </table:table-cell>
              <table:table-cell office:value-type="float" office:value="1.94786">
                <text:p>1.94786</text:p>
              </table:table-cell>
              <table:table-cell office:value-type="float" office:value="1.84161">
                <text:p>1.84161</text:p>
              </table:table-cell>
              <table:table-cell office:value-type="float" office:value="1.57534">
                <text:p>1.57534</text:p>
              </table:table-cell>
              <table:table-cell office:value-type="float" office:value="1.34012">
                <text:p>1.34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967288">
                <text:p>0.967288</text:p>
              </table:table-cell>
              <table:table-cell office:value-type="float" office:value="1.53222">
                <text:p>1.53222</text:p>
              </table:table-cell>
              <table:table-cell office:value-type="float" office:value="1.41492">
                <text:p>1.41492</text:p>
              </table:table-cell>
              <table:table-cell office:value-type="float" office:value="1.68787">
                <text:p>1.68787</text:p>
              </table:table-cell>
              <table:table-cell office:value-type="float" office:value="1.64758">
                <text:p>1.64758</text:p>
              </table:table-cell>
              <table:table-cell office:value-type="float" office:value="1.92658">
                <text:p>1.92658</text:p>
              </table:table-cell>
              <table:table-cell office:value-type="float" office:value="2.32198">
                <text:p>2.32198</text:p>
              </table:table-cell>
              <table:table-cell office:value-type="float" office:value="2.2195">
                <text:p>2.2195</text:p>
              </table:table-cell>
              <table:table-cell office:value-type="float" office:value="1.95659">
                <text:p>1.95659</text:p>
              </table:table-cell>
              <table:table-cell office:value-type="float" office:value="1.70897">
                <text:p>1.7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">
                <text:p>12000</text:p>
              </table:table-cell>
              <table:table-cell office:value-type="float" office:value="1.18069">
                <text:p>1.18069</text:p>
              </table:table-cell>
              <table:table-cell office:value-type="float" office:value="1.85246">
                <text:p>1.85246</text:p>
              </table:table-cell>
              <table:table-cell office:value-type="float" office:value="1.71725">
                <text:p>1.71725</text:p>
              </table:table-cell>
              <table:table-cell office:value-type="float" office:value="2.01499">
                <text:p>2.01499</text:p>
              </table:table-cell>
              <table:table-cell office:value-type="float" office:value="1.97464">
                <text:p>1.97464</text:p>
              </table:table-cell>
              <table:table-cell office:value-type="float" office:value="2.23531">
                <text:p>2.23531</text:p>
              </table:table-cell>
              <table:table-cell office:value-type="float" office:value="2.39219">
                <text:p>2.39219</text:p>
              </table:table-cell>
              <table:table-cell office:value-type="float" office:value="2.37683">
                <text:p>2.37683</text:p>
              </table:table-cell>
              <table:table-cell office:value-type="float" office:value="2.31209">
                <text:p>2.31209</text:p>
              </table:table-cell>
              <table:table-cell office:value-type="float" office:value="1.79609">
                <text:p>1.79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0">
                <text:p>14000</text:p>
              </table:table-cell>
              <table:table-cell office:value-type="float" office:value="1.39246">
                <text:p>1.39246</text:p>
              </table:table-cell>
              <table:table-cell office:value-type="float" office:value="2.05914">
                <text:p>2.05914</text:p>
              </table:table-cell>
              <table:table-cell office:value-type="float" office:value="1.79031">
                <text:p>1.79031</text:p>
              </table:table-cell>
              <table:table-cell office:value-type="float" office:value="2.32663">
                <text:p>2.32663</text:p>
              </table:table-cell>
              <table:table-cell office:value-type="float" office:value="2.28237">
                <text:p>2.28237</text:p>
              </table:table-cell>
              <table:table-cell office:value-type="float" office:value="2.37013">
                <text:p>2.37013</text:p>
              </table:table-cell>
              <table:table-cell office:value-type="float" office:value="2.41376">
                <text:p>2.41376</text:p>
              </table:table-cell>
              <table:table-cell office:value-type="float" office:value="2.40598">
                <text:p>2.40598</text:p>
              </table:table-cell>
              <table:table-cell office:value-type="float" office:value="2.38694">
                <text:p>2.38694</text:p>
              </table:table-cell>
              <table:table-cell office:value-type="float" office:value="1.81931">
                <text:p>1.8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">
                <text:p>15000</text:p>
              </table:table-cell>
              <table:table-cell office:value-type="float" office:value="1.49826">
                <text:p>1.49826</text:p>
              </table:table-cell>
              <table:table-cell office:value-type="float" office:value="2.08284">
                <text:p>2.08284</text:p>
              </table:table-cell>
              <table:table-cell office:value-type="float" office:value="1.8041">
                <text:p>1.8041</text:p>
              </table:table-cell>
              <table:table-cell office:value-type="float" office:value="2.43222">
                <text:p>2.43222</text:p>
              </table:table-cell>
              <table:table-cell office:value-type="float" office:value="2.34973">
                <text:p>2.34973</text:p>
              </table:table-cell>
              <table:table-cell office:value-type="float" office:value="2.38771">
                <text:p>2.38771</text:p>
              </table:table-cell>
              <table:table-cell office:value-type="float" office:value="2.42044">
                <text:p>2.42044</text:p>
              </table:table-cell>
              <table:table-cell office:value-type="float" office:value="2.41376">
                <text:p>2.41376</text:p>
              </table:table-cell>
              <table:table-cell office:value-type="float" office:value="2.4004">
                <text:p>2.4004</text:p>
              </table:table-cell>
              <table:table-cell office:value-type="float" office:value="1.82676">
                <text:p>1.8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91cm" svg:y="0.715cm" style:legend-expansion="high" chart:style-name="ch2"/>
        <chart:plot-area chart:style-name="ch3" table:cell-range-address="Sheet1.A16:Sheet1.P25" chart:data-source-has-labels="row" svg:x="0.32cm" svg:y="0.18cm" svg:width="9.351cm" svg:height="8.64cm">
          <chart:coordinate-region svg:x="1.145cm" svg:y="0.379cm" svg:width="8.0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B25" chart:label-cell-address="Sheet1.B16:Sheet1.B16" chart:class="chart:scatter">
            <chart:domain table:cell-range-address="Sheet1.A17:Sheet1.A25"/>
            <chart:data-point chart:repeated="9"/>
          </chart:series>
          <chart:series chart:style-name="ch7" chart:values-cell-range-address="Sheet1.C17:Sheet1.C25" chart:label-cell-address="Sheet1.C16:Sheet1.C16" chart:class="chart:scatter">
            <chart:data-point chart:repeated="9"/>
          </chart:series>
          <chart:series chart:style-name="ch8" chart:values-cell-range-address="Sheet1.D17:Sheet1.D25" chart:label-cell-address="Sheet1.D16:Sheet1.D16" chart:class="chart:scatter">
            <chart:data-point chart:repeated="9"/>
          </chart:series>
          <chart:series chart:style-name="ch9" chart:values-cell-range-address="Sheet1.E17:Sheet1.E25" chart:label-cell-address="Sheet1.E16:Sheet1.E16" chart:class="chart:scatter">
            <chart:data-point chart:repeated="9"/>
          </chart:series>
          <chart:series chart:style-name="ch10" chart:values-cell-range-address="Sheet1.F17:Sheet1.F25" chart:label-cell-address="Sheet1.F16:Sheet1.F16" chart:class="chart:scatter">
            <chart:data-point chart:repeated="9"/>
          </chart:series>
          <chart:series chart:style-name="ch11" chart:values-cell-range-address="Sheet1.G17:Sheet1.G25" chart:label-cell-address="Sheet1.G16:Sheet1.G16" chart:class="chart:scatter">
            <chart:data-point chart:repeated="9"/>
          </chart:series>
          <chart:series chart:style-name="ch12" chart:values-cell-range-address="Sheet1.H17:Sheet1.H25" chart:label-cell-address="Sheet1.H16:Sheet1.H16" chart:class="chart:scatter">
            <chart:data-point chart:repeated="9"/>
          </chart:series>
          <chart:series chart:style-name="ch13" chart:values-cell-range-address="Sheet1.I17:Sheet1.I25" chart:label-cell-address="Sheet1.I16:Sheet1.I16" chart:class="chart:scatter">
            <chart:data-point chart:repeated="9"/>
          </chart:series>
          <chart:series chart:style-name="ch14" chart:values-cell-range-address="Sheet1.J17:Sheet1.J25" chart:label-cell-address="Sheet1.J16:Sheet1.J16" chart:class="chart:scatter">
            <chart:data-point chart:repeated="9"/>
          </chart:series>
          <chart:series chart:style-name="ch15" chart:values-cell-range-address="Sheet1.K17:Sheet1.K25" chart:label-cell-address="Sheet1.K16:Sheet1.K16" chart:class="chart:scatter">
            <chart:data-point chart:repeated="9"/>
          </chart:series>
          <chart:series chart:style-name="ch16" chart:values-cell-range-address="Sheet1.L17:Sheet1.L25" chart:label-cell-address="Sheet1.L16:Sheet1.L16" chart:class="chart:scatter">
            <chart:data-point chart:repeated="9"/>
          </chart:series>
          <chart:series chart:style-name="ch17" chart:values-cell-range-address="Sheet1.M17:Sheet1.M25" chart:label-cell-address="Sheet1.M16:Sheet1.M16" chart:class="chart:scatter">
            <chart:data-point chart:repeated="9"/>
          </chart:series>
          <chart:series chart:style-name="ch18" chart:values-cell-range-address="Sheet1.N17:Sheet1.N25" chart:label-cell-address="Sheet1.N16:Sheet1.N16" chart:class="chart:scatter">
            <chart:data-point chart:repeated="9"/>
          </chart:series>
          <chart:series chart:style-name="ch19" chart:values-cell-range-address="Sheet1.O17:Sheet1.O25" chart:label-cell-address="Sheet1.O16:Sheet1.O16" chart:class="chart:scatter">
            <chart:data-point chart:repeated="9"/>
          </chart:series>
          <chart:series chart:style-name="ch20" chart:values-cell-range-address="Sheet1.P17:Sheet1.P25" chart:label-cell-address="Sheet1.P16:Sheet1.P16" chart:class="chart:scatter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.7k lower divider, 2.7V supply</text:p>
                <draw:g>
                  <svg:desc>Sheet1.B16:Sheet1.B16</svg:desc>
                </draw:g>
              </table:table-cell>
              <table:table-cell office:value-type="string">
                <text:p>10k lower divider, 2.7V supply</text:p>
                <draw:g>
                  <svg:desc>Sheet1.C16:Sheet1.C16</svg:desc>
                </draw:g>
              </table:table-cell>
              <table:table-cell office:value-type="string">
                <text:p>10k lower divider, 2.4V supply</text:p>
                <draw:g>
                  <svg:desc>Sheet1.D16:Sheet1.D16</svg:desc>
                </draw:g>
              </table:table-cell>
              <table:table-cell office:value-type="string">
                <text:p>10k lower divider, 3.1V supply</text:p>
                <draw:g>
                  <svg:desc>Sheet1.E16:Sheet1.E16</svg:desc>
                </draw:g>
              </table:table-cell>
              <table:table-cell office:value-type="string">
                <text:p>10k lower divider, 3V supply</text:p>
                <draw:g>
                  <svg:desc>Sheet1.F16:Sheet1.F16</svg:desc>
                </draw:g>
              </table:table-cell>
              <table:table-cell office:value-type="string">
                <text:p>10k lower divider, 3V supply</text:p>
                <draw:g>
                  <svg:desc>Sheet1.G16:Sheet1.G16</svg:desc>
                </draw:g>
              </table:table-cell>
              <table:table-cell office:value-type="string">
                <text:p>18k lower divider, 3V supply</text:p>
                <draw:g>
                  <svg:desc>Sheet1.H16:Sheet1.H16</svg:desc>
                </draw:g>
              </table:table-cell>
              <table:table-cell office:value-type="string">
                <text:p>15k lower divider, 3V supply</text:p>
                <draw:g>
                  <svg:desc>Sheet1.I16:Sheet1.I16</svg:desc>
                </draw:g>
              </table:table-cell>
              <table:table-cell office:value-type="string">
                <text:p>15k lower divider, 3V supply</text:p>
                <draw:g>
                  <svg:desc>Sheet1.J16:Sheet1.J16</svg:desc>
                </draw:g>
              </table:table-cell>
              <table:table-cell office:value-type="string">
                <text:p>15k lower divider, 2.4V supply</text:p>
                <draw:g>
                  <svg:desc>Sheet1.K16:Sheet1.K16</svg:desc>
                </draw:g>
              </table:table-cell>
              <table:table-cell office:value-type="string">
                <text:p>0k lower divider, V supply</text:p>
                <draw:g>
                  <svg:desc>Sheet1.L16:Sheet1.L16</svg:desc>
                </draw:g>
              </table:table-cell>
              <table:table-cell office:value-type="string">
                <text:p>0k lower divider, V supply</text:p>
                <draw:g>
                  <svg:desc>Sheet1.M16:Sheet1.M16</svg:desc>
                </draw:g>
              </table:table-cell>
              <table:table-cell office:value-type="string">
                <text:p>0k lower divider, V supply</text:p>
                <draw:g>
                  <svg:desc>Sheet1.N16:Sheet1.N16</svg:desc>
                </draw:g>
              </table:table-cell>
              <table:table-cell office:value-type="string">
                <text:p>0k lower divider, V supply</text:p>
                <draw:g>
                  <svg:desc>Sheet1.O16:Sheet1.O16</svg:desc>
                </draw:g>
              </table:table-cell>
              <table:table-cell office:value-type="string">
                <text:p>0k lower divider, V supply</text:p>
                <draw:g>
                  <svg:desc>Sheet1.P16:Sheet1.P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7:Sheet1.A25</svg:desc>
                </draw:g>
              </table:table-cell>
              <table:table-cell office:value-type="float" office:value="162">
                <text:p>162</text:p>
                <draw:g>
                  <svg:desc>Sheet1.B17:Sheet1.B25</svg:desc>
                </draw:g>
              </table:table-cell>
              <table:table-cell office:value-type="float" office:value="162">
                <text:p>162</text:p>
                <draw:g>
                  <svg:desc>Sheet1.C17:Sheet1.C25</svg:desc>
                </draw:g>
              </table:table-cell>
              <table:table-cell office:value-type="float" office:value="139">
                <text:p>139</text:p>
                <draw:g>
                  <svg:desc>Sheet1.D17:Sheet1.D25</svg:desc>
                </draw:g>
              </table:table-cell>
              <table:table-cell office:value-type="float" office:value="188">
                <text:p>188</text:p>
                <draw:g>
                  <svg:desc>Sheet1.E17:Sheet1.E25</svg:desc>
                </draw:g>
              </table:table-cell>
              <table:table-cell office:value-type="float" office:value="182">
                <text:p>182</text:p>
                <draw:g>
                  <svg:desc>Sheet1.F17:Sheet1.F25</svg:desc>
                </draw:g>
              </table:table-cell>
              <table:table-cell office:value-type="float" office:value="269">
                <text:p>269</text:p>
                <draw:g>
                  <svg:desc>Sheet1.G17:Sheet1.G25</svg:desc>
                </draw:g>
              </table:table-cell>
              <table:table-cell office:value-type="float" office:value="269">
                <text:p>269</text:p>
                <draw:g>
                  <svg:desc>Sheet1.H17:Sheet1.H25</svg:desc>
                </draw:g>
              </table:table-cell>
              <table:table-cell office:value-type="float" office:value="269">
                <text:p>269</text:p>
                <draw:g>
                  <svg:desc>Sheet1.I17:Sheet1.I25</svg:desc>
                </draw:g>
              </table:table-cell>
              <table:table-cell office:value-type="float" office:value="182">
                <text:p>182</text:p>
                <draw:g>
                  <svg:desc>Sheet1.J17:Sheet1.J25</svg:desc>
                </draw:g>
              </table:table-cell>
              <table:table-cell office:value-type="float" office:value="139">
                <text:p>139</text:p>
                <draw:g>
                  <svg:desc>Sheet1.K17:Sheet1.K25</svg:desc>
                </draw:g>
              </table:table-cell>
              <table:table-cell office:value-type="float" office:value="NaN">
                <text:p>NaN</text:p>
                <draw:g>
                  <svg:desc>Sheet1.L17:Sheet1.L25</svg:desc>
                </draw:g>
              </table:table-cell>
              <table:table-cell office:value-type="float" office:value="NaN">
                <text:p>NaN</text:p>
                <draw:g>
                  <svg:desc>Sheet1.M17:Sheet1.M25</svg:desc>
                </draw:g>
              </table:table-cell>
              <table:table-cell office:value-type="float" office:value="NaN">
                <text:p>NaN</text:p>
                <draw:g>
                  <svg:desc>Sheet1.N17:Sheet1.N25</svg:desc>
                </draw:g>
              </table:table-cell>
              <table:table-cell office:value-type="float" office:value="NaN">
                <text:p>NaN</text:p>
                <draw:g>
                  <svg:desc>Sheet1.O17:Sheet1.O25</svg:desc>
                </draw:g>
              </table:table-cell>
              <table:table-cell office:value-type="float" office:value="NaN">
                <text:p>NaN</text:p>
                <draw:g>
                  <svg:desc>Sheet1.P17:Sheet1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63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41">
                <text:p>141</text:p>
              </table:table-cell>
              <table:table-cell office:value-type="float" office:value="191">
                <text:p>191</text:p>
              </table:table-cell>
              <table:table-cell office:value-type="float" office:value="185">
                <text:p>185</text:p>
              </table:table-cell>
              <table:table-cell office:value-type="float" office:value="272">
                <text:p>272</text:p>
              </table:table-cell>
              <table:table-cell office:value-type="float" office:value="282">
                <text:p>282</text:p>
              </table:table-cell>
              <table:table-cell office:value-type="float" office:value="278">
                <text:p>278</text:p>
              </table:table-cell>
              <table:table-cell office:value-type="float" office:value="189">
                <text:p>18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70">
                <text:p>170</text:p>
              </table:table-cell>
              <table:table-cell office:value-type="float" office:value="222">
                <text:p>222</text:p>
              </table:table-cell>
              <table:table-cell office:value-type="float" office:value="200">
                <text:p>200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333">
                <text:p>333</text:p>
              </table:table-cell>
              <table:table-cell office:value-type="float" office:value="388">
                <text:p>388</text:p>
              </table:table-cell>
              <table:table-cell office:value-type="float" office:value="372">
                <text:p>372</text:p>
              </table:table-cell>
              <table:table-cell office:value-type="float" office:value="278">
                <text:p>27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215">
                <text:p>215</text:p>
              </table:table-cell>
              <table:table-cell office:value-type="float" office:value="336">
                <text:p>336</text:p>
              </table:table-cell>
              <table:table-cell office:value-type="float" office:value="329">
                <text:p>329</text:p>
              </table:table-cell>
              <table:table-cell office:value-type="float" office:value="343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435">
                <text:p>435</text:p>
              </table:table-cell>
              <table:table-cell office:value-type="float" office:value="525">
                <text:p>525</text:p>
              </table:table-cell>
              <table:table-cell office:value-type="float" office:value="499">
                <text:p>499</text:p>
              </table:table-cell>
              <table:table-cell office:value-type="float" office:value="406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288">
                <text:p>288</text:p>
              </table:table-cell>
              <table:table-cell office:value-type="float" office:value="458">
                <text:p>458</text:p>
              </table:table-cell>
              <table:table-cell office:value-type="float" office:value="466">
                <text:p>466</text:p>
              </table:table-cell>
              <table:table-cell office:value-type="float" office:value="450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544">
                <text:p>544</text:p>
              </table:table-cell>
              <table:table-cell office:value-type="float" office:value="664">
                <text:p>664</text:p>
              </table:table-cell>
              <table:table-cell office:value-type="float" office:value="628">
                <text:p>628</text:p>
              </table:table-cell>
              <table:table-cell office:value-type="float" office:value="537">
                <text:p>537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66">
                <text:p>366</text:p>
              </table:table-cell>
              <table:table-cell office:value-type="float" office:value="581">
                <text:p>581</text:p>
              </table:table-cell>
              <table:table-cell office:value-type="float" office:value="603">
                <text:p>603</text:p>
              </table:table-cell>
              <table:table-cell office:value-type="float" office:value="557">
                <text:p>557</text:p>
              </table:table-cell>
              <table:table-cell office:value-type="float" office:value="562">
                <text:p>562</text:p>
              </table:table-cell>
              <table:table-cell office:value-type="float" office:value="657">
                <text:p>657</text:p>
              </table:table-cell>
              <table:table-cell office:value-type="float" office:value="792">
                <text:p>792</text:p>
              </table:table-cell>
              <table:table-cell office:value-type="float" office:value="757">
                <text:p>757</text:p>
              </table:table-cell>
              <table:table-cell office:value-type="float" office:value="667">
                <text:p>667</text:p>
              </table:table-cell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">
                <text:p>12000</text:p>
              </table:table-cell>
              <table:table-cell office:value-type="float" office:value="447">
                <text:p>447</text:p>
              </table:table-cell>
              <table:table-cell office:value-type="float" office:value="702">
                <text:p>702</text:p>
              </table:table-cell>
              <table:table-cell office:value-type="float" office:value="732">
                <text:p>732</text:p>
              </table:table-cell>
              <table:table-cell office:value-type="float" office:value="665">
                <text:p>665</text:p>
              </table:table-cell>
              <table:table-cell office:value-type="float" office:value="673">
                <text:p>673</text:p>
              </table:table-cell>
              <table:table-cell office:value-type="float" office:value="762">
                <text:p>762</text:p>
              </table:table-cell>
              <table:table-cell office:value-type="float" office:value="816">
                <text:p>816</text:p>
              </table:table-cell>
              <table:table-cell office:value-type="float" office:value="810">
                <text:p>810</text:p>
              </table:table-cell>
              <table:table-cell office:value-type="float" office:value="788">
                <text:p>788</text:p>
              </table:table-cell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0">
                <text:p>14000</text:p>
              </table:table-cell>
              <table:table-cell office:value-type="float" office:value="528">
                <text:p>528</text:p>
              </table:table-cell>
              <table:table-cell office:value-type="float" office:value="780">
                <text:p>780</text:p>
              </table:table-cell>
              <table:table-cell office:value-type="float" office:value="763">
                <text:p>763</text:p>
              </table:table-cell>
              <table:table-cell office:value-type="float" office:value="768">
                <text:p>768</text:p>
              </table:table-cell>
              <table:table-cell office:value-type="float" office:value="778">
                <text:p>778</text:p>
              </table:table-cell>
              <table:table-cell office:value-type="float" office:value="808">
                <text:p>808</text:p>
              </table:table-cell>
              <table:table-cell office:value-type="float" office:value="823">
                <text:p>823</text:p>
              </table:table-cell>
              <table:table-cell office:value-type="float" office:value="820">
                <text:p>820</text:p>
              </table:table-cell>
              <table:table-cell office:value-type="float" office:value="814">
                <text:p>814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">
                <text:p>15000</text:p>
              </table:table-cell>
              <table:table-cell office:value-type="float" office:value="568">
                <text:p>568</text:p>
              </table:table-cell>
              <table:table-cell office:value-type="float" office:value="789">
                <text:p>789</text:p>
              </table:table-cell>
              <table:table-cell office:value-type="float" office:value="769">
                <text:p>769</text:p>
              </table:table-cell>
              <table:table-cell office:value-type="float" office:value="803">
                <text:p>803</text:p>
              </table:table-cell>
              <table:table-cell office:value-type="float" office:value="801">
                <text:p>801</text:p>
              </table:table-cell>
              <table:table-cell office:value-type="float" office:value="814">
                <text:p>814</text:p>
              </table:table-cell>
              <table:table-cell office:value-type="float" office:value="825">
                <text:p>825</text:p>
              </table:table-cell>
              <table:table-cell office:value-type="float" office:value="823">
                <text:p>823</text:p>
              </table:table-cell>
              <table:table-cell office:value-type="float" office:value="819">
                <text:p>819</text:p>
              </table:table-cell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line" chart:style-name="ch1">
        <chart:legend chart:legend-position="end" svg:x="13.19cm" svg:y="1.558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45cm" svg:y="0.379cm" svg:width="11.245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9"/>
          </chart:series>
          <chart:series chart:style-name="ch7" chart:values-cell-range-address="PT@data 1" chart:label-cell-address="PT@label 1" chart:class="chart:line">
            <chart:data-point chart:repeated="9"/>
          </chart:series>
          <chart:series chart:style-name="ch8" chart:values-cell-range-address="PT@data 2" chart:label-cell-address="PT@label 2" chart:class="chart:line">
            <chart:data-point chart:repeated="9"/>
          </chart:series>
          <chart:series chart:style-name="ch9" chart:values-cell-range-address="PT@data 3" chart:label-cell-address="PT@label 3" chart:class="chart:line">
            <chart:data-point chart:repeated="9"/>
          </chart:series>
          <chart:series chart:style-name="ch10" chart:values-cell-range-address="PT@data 4" chart:label-cell-address="PT@label 4" chart:class="chart:line">
            <chart:data-point chart:repeated="9"/>
          </chart:series>
          <chart:series chart:style-name="ch11" chart:values-cell-range-address="PT@data 5" chart:label-cell-address="PT@label 5" chart:class="chart:line">
            <chart:data-point chart:repeated="9"/>
          </chart:series>
          <chart:series chart:style-name="ch12" chart:values-cell-range-address="PT@data 6" chart:label-cell-address="PT@label 6" chart:class="chart:line">
            <chart:data-point chart:repeated="9"/>
          </chart:series>
          <chart:series chart:style-name="ch13" chart:values-cell-range-address="PT@data 7" chart:label-cell-address="PT@label 7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PT@label 0</svg:desc>
                </draw:g>
              </table:table-cell>
              <table:table-cell office:value-type="string">
                <text:p>10</text:p>
                <draw:g>
                  <svg:desc>PT@label 1</svg:desc>
                </draw:g>
              </table:table-cell>
              <table:table-cell office:value-type="string">
                <text:p>20</text:p>
                <draw:g>
                  <svg:desc>PT@label 2</svg:desc>
                </draw:g>
              </table:table-cell>
              <table:table-cell office:value-type="string">
                <text:p>30</text:p>
                <draw:g>
                  <svg:desc>PT@label 3</svg:desc>
                </draw:g>
              </table:table-cell>
              <table:table-cell office:value-type="string">
                <text:p>40</text:p>
                <draw:g>
                  <svg:desc>PT@label 4</svg:desc>
                </draw:g>
              </table:table-cell>
              <table:table-cell office:value-type="string">
                <text:p>50</text:p>
                <draw:g>
                  <svg:desc>PT@label 5</svg:desc>
                </draw:g>
              </table:table-cell>
              <table:table-cell office:value-type="string">
                <text:p>60</text:p>
                <draw:g>
                  <svg:desc>PT@label 6</svg:desc>
                </draw:g>
              </table:table-cell>
              <table:table-cell office:value-type="string">
                <text:p>70</text:p>
                <draw:g>
                  <svg:desc>PT@label 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83.8288825">
                <text:p>83.8288825</text:p>
                <draw:g>
                  <svg:desc>PT@data 0</svg:desc>
                </draw:g>
              </table:table-cell>
              <table:table-cell office:value-type="float" office:value="104.03270625">
                <text:p>104.03270625</text:p>
                <draw:g>
                  <svg:desc>PT@data 1</svg:desc>
                </draw:g>
              </table:table-cell>
              <table:table-cell office:value-type="float" office:value="124.46798375">
                <text:p>124.46798375</text:p>
                <draw:g>
                  <svg:desc>PT@data 2</svg:desc>
                </draw:g>
              </table:table-cell>
              <table:table-cell office:value-type="float" office:value="144.807355">
                <text:p>144.807355</text:p>
                <draw:g>
                  <svg:desc>PT@data 3</svg:desc>
                </draw:g>
              </table:table-cell>
              <table:table-cell office:value-type="float" office:value="164.6348">
                <text:p>164.6348</text:p>
                <draw:g>
                  <svg:desc>PT@data 4</svg:desc>
                </draw:g>
              </table:table-cell>
              <table:table-cell office:value-type="float" office:value="183.43199875">
                <text:p>183.43199875</text:p>
                <draw:g>
                  <svg:desc>PT@data 5</svg:desc>
                </draw:g>
              </table:table-cell>
              <table:table-cell office:value-type="float" office:value="200.6759425">
                <text:p>200.6759425</text:p>
                <draw:g>
                  <svg:desc>PT@data 6</svg:desc>
                </draw:g>
              </table:table-cell>
              <table:table-cell office:value-type="float" office:value="216.038845">
                <text:p>216.038845</text:p>
                <draw:g>
                  <svg:desc>PT@data 7</svg:desc>
                </draw:g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0.1987625">
                <text:p>90.1987625</text:p>
              </table:table-cell>
              <table:table-cell office:value-type="float" office:value="109.987845">
                <text:p>109.987845</text:p>
              </table:table-cell>
              <table:table-cell office:value-type="float" office:value="130.11494375">
                <text:p>130.11494375</text:p>
              </table:table-cell>
              <table:table-cell office:value-type="float" office:value="150.19387625">
                <text:p>150.19387625</text:p>
              </table:table-cell>
              <table:table-cell office:value-type="float" office:value="169.9296775">
                <text:p>169.9296775</text:p>
              </table:table-cell>
              <table:table-cell office:value-type="float" office:value="188.80189625">
                <text:p>188.80189625</text:p>
              </table:table-cell>
              <table:table-cell office:value-type="float" office:value="206.42989125">
                <text:p>206.42989125</text:p>
              </table:table-cell>
              <table:table-cell office:value-type="float" office:value="222.54342">
                <text:p>222.5434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06.3450675">
                <text:p>206.3450675</text:p>
              </table:table-cell>
              <table:table-cell office:value-type="float" office:value="221.78512125">
                <text:p>221.78512125</text:p>
              </table:table-cell>
              <table:table-cell office:value-type="float" office:value="237.20002625">
                <text:p>237.20002625</text:p>
              </table:table-cell>
              <table:table-cell office:value-type="float" office:value="252.84425375">
                <text:p>252.84425375</text:p>
              </table:table-cell>
              <table:table-cell office:value-type="float" office:value="268.65301375">
                <text:p>268.65301375</text:p>
              </table:table-cell>
              <table:table-cell office:value-type="float" office:value="284.65358625">
                <text:p>284.65358625</text:p>
              </table:table-cell>
              <table:table-cell office:value-type="float" office:value="301.0288325">
                <text:p>301.0288325</text:p>
              </table:table-cell>
              <table:table-cell office:value-type="float" office:value="317.70288">
                <text:p>317.70288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366.9918725">
                <text:p>366.9918725</text:p>
              </table:table-cell>
              <table:table-cell office:value-type="float" office:value="382.07984375">
                <text:p>382.07984375</text:p>
              </table:table-cell>
              <table:table-cell office:value-type="float" office:value="397.19040625">
                <text:p>397.19040625</text:p>
              </table:table-cell>
              <table:table-cell office:value-type="float" office:value="412.38877625">
                <text:p>412.38877625</text:p>
              </table:table-cell>
              <table:table-cell office:value-type="float" office:value="427.0982375">
                <text:p>427.0982375</text:p>
              </table:table-cell>
              <table:table-cell office:value-type="float" office:value="441.006775">
                <text:p>441.006775</text:p>
              </table:table-cell>
              <table:table-cell office:value-type="float" office:value="453.1165375">
                <text:p>453.1165375</text:p>
              </table:table-cell>
              <table:table-cell office:value-type="float" office:value="467.25525">
                <text:p>467.25525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531.1458625">
                <text:p>531.1458625</text:p>
              </table:table-cell>
              <table:table-cell office:value-type="float" office:value="545.9751">
                <text:p>545.9751</text:p>
              </table:table-cell>
              <table:table-cell office:value-type="float" office:value="560.8768">
                <text:p>560.8768</text:p>
              </table:table-cell>
              <table:table-cell office:value-type="float" office:value="576.0726125">
                <text:p>576.0726125</text:p>
              </table:table-cell>
              <table:table-cell office:value-type="float" office:value="590.2752625">
                <text:p>590.2752625</text:p>
              </table:table-cell>
              <table:table-cell office:value-type="float" office:value="603.714925">
                <text:p>603.714925</text:p>
              </table:table-cell>
              <table:table-cell office:value-type="float" office:value="615.428275">
                <text:p>615.428275</text:p>
              </table:table-cell>
              <table:table-cell office:value-type="float" office:value="623.0283125">
                <text:p>623.028312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692.3621375">
                <text:p>692.3621375</text:p>
              </table:table-cell>
              <table:table-cell office:value-type="float" office:value="706.270675">
                <text:p>706.270675</text:p>
              </table:table-cell>
              <table:table-cell office:value-type="float" office:value="719.8382125">
                <text:p>719.8382125</text:p>
              </table:table-cell>
              <table:table-cell office:value-type="float" office:value="731.845675">
                <text:p>731.845675</text:p>
              </table:table-cell>
              <table:table-cell office:value-type="float" office:value="743.22655">
                <text:p>743.22655</text:p>
              </table:table-cell>
              <table:table-cell office:value-type="float" office:value="753.0985">
                <text:p>753.0985</text:p>
              </table:table-cell>
              <table:table-cell office:value-type="float" office:value="761.8494125">
                <text:p>761.8494125</text:p>
              </table:table-cell>
              <table:table-cell office:value-type="float" office:value="768.6438375">
                <text:p>768.6438375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742.5999625">
                <text:p>742.5999625</text:p>
              </table:table-cell>
              <table:table-cell office:value-type="float" office:value="751.061025">
                <text:p>751.061025</text:p>
              </table:table-cell>
              <table:table-cell office:value-type="float" office:value="759.6499625">
                <text:p>759.6499625</text:p>
              </table:table-cell>
              <table:table-cell office:value-type="float" office:value="768.01725">
                <text:p>768.01725</text:p>
              </table:table-cell>
              <table:table-cell office:value-type="float" office:value="776.40585">
                <text:p>776.40585</text:p>
              </table:table-cell>
              <table:table-cell office:value-type="float" office:value="784.5429625">
                <text:p>784.5429625</text:p>
              </table:table-cell>
              <table:table-cell office:value-type="float" office:value="792.2410375">
                <text:p>792.2410375</text:p>
              </table:table-cell>
              <table:table-cell office:value-type="float" office:value="799.15055">
                <text:p>799.15055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752.697825">
                <text:p>752.697825</text:p>
              </table:table-cell>
              <table:table-cell office:value-type="float" office:value="761.2867625">
                <text:p>761.2867625</text:p>
              </table:table-cell>
              <table:table-cell office:value-type="float" office:value="769.628475">
                <text:p>769.628475</text:p>
              </table:table-cell>
              <table:table-cell office:value-type="float" office:value="777.9531375">
                <text:p>777.9531375</text:p>
              </table:table-cell>
              <table:table-cell office:value-type="float" office:value="786.303375">
                <text:p>786.303375</text:p>
              </table:table-cell>
              <table:table-cell office:value-type="float" office:value="794.470325">
                <text:p>794.470325</text:p>
              </table:table-cell>
              <table:table-cell office:value-type="float" office:value="802.3687375">
                <text:p>802.3687375</text:p>
              </table:table-cell>
              <table:table-cell office:value-type="float" office:value="809.4018625">
                <text:p>809.401862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755.596325">
                <text:p>755.596325</text:p>
              </table:table-cell>
              <table:table-cell office:value-type="float" office:value="764.2108375">
                <text:p>764.2108375</text:p>
              </table:table-cell>
              <table:table-cell office:value-type="float" office:value="772.6932125">
                <text:p>772.6932125</text:p>
              </table:table-cell>
              <table:table-cell office:value-type="float" office:value="780.9923">
                <text:p>780.9923</text:p>
              </table:table-cell>
              <table:table-cell office:value-type="float" office:value="789.423525">
                <text:p>789.423525</text:p>
              </table:table-cell>
              <table:table-cell office:value-type="float" office:value="797.6799875">
                <text:p>797.6799875</text:p>
              </table:table-cell>
              <table:table-cell office:value-type="float" office:value="805.3780625">
                <text:p>805.3780625</text:p>
              </table:table-cell>
              <table:table-cell office:value-type="float" office:value="812.5646375">
                <text:p>812.5646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